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1.5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1.478cm"/>
    </style:style>
    <style:style style:name="co23" style:family="table-column">
      <style:table-column-properties fo:break-before="auto" style:column-width="2.676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3.221cm"/>
    </style:style>
    <style:style style:name="co26" style:family="table-column">
      <style:table-column-properties fo:break-before="auto" style:column-width="1.452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4cm"/>
    </style:style>
    <style:style style:name="co30" style:family="table-column">
      <style:table-column-properties fo:break-before="auto" style:column-width="2.381cm"/>
    </style:style>
    <style:style style:name="co31" style:family="table-column">
      <style:table-column-properties fo:break-before="auto" style:column-width="4.464cm"/>
    </style:style>
    <style:style style:name="co32" style:family="table-column">
      <style:table-column-properties fo:break-before="auto" style:column-width="3.443cm"/>
    </style:style>
    <style:style style:name="co33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/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 style:data-style-name="N13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ndy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Code.du.b.vote</text:p>
          </table:table-cell>
          <table:table-cell office:value-type="string" calcext:value-type="string">
            <text:p>N.Panneau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formula="of:=[.D2]" office:value-type="string" office:string-value="ARTHAUD" calcext:value-type="string">
            <text:p>ARTHAUD</text:p>
          </table:table-cell>
          <table:table-cell table:formula="of:=[.E2]" office:value-type="string" office:string-value="Nathalie" calcext:value-type="string">
            <text:p>Nathalie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string" office:string-value="0.54" calcext:value-type="string">
            <text:p>0.54</text:p>
          </table:table-cell>
          <table:table-cell table:formula="of:=[.H2]" office:value-type="string" office:string-value="0.75" calcext:value-type="string">
            <text:p>0.75</text:p>
          </table:table-cell>
          <table:table-cell table:formula="of:=[.I2]" office:value-type="float" office:value="2" calcext:value-type="float">
            <text:p>2</text:p>
          </table:table-cell>
          <table:table-cell table:formula="of:=[.J2]" office:value-type="string" office:string-value="M" calcext:value-type="string">
            <text:p>M</text:p>
          </table:table-cell>
          <table:table-cell table:formula="of:=[.K2]" office:value-type="string" office:string-value="ROUSSEL" calcext:value-type="string">
            <text:p>ROUSSEL</text:p>
          </table:table-cell>
          <table:table-cell table:formula="of:=[.L2]" office:value-type="string" office:string-value="Fabien" calcext:value-type="string">
            <text:p>Fabien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string" office:string-value="1.09" calcext:value-type="string">
            <text:p>1.09</text:p>
          </table:table-cell>
          <table:table-cell table:formula="of:=[.O2]" office:value-type="string" office:string-value="1.5" calcext:value-type="string">
            <text:p>1.5</text:p>
          </table:table-cell>
          <table:table-cell table:formula="of:=[.P2]" office:value-type="float" office:value="3" calcext:value-type="float">
            <text:p>3</text:p>
          </table:table-cell>
          <table:table-cell table:formula="of:=[.Q2]" office:value-type="string" office:string-value="M" calcext:value-type="string">
            <text:p>M</text:p>
          </table:table-cell>
          <table:table-cell table:formula="of:=[.R2]" office:value-type="string" office:string-value="MACRON" calcext:value-type="string">
            <text:p>MACRON</text:p>
          </table:table-cell>
          <table:table-cell table:formula="of:=[.S2]" office:value-type="string" office:string-value="Emmanuel" calcext:value-type="string">
            <text:p>Emmanuel</text:p>
          </table:table-cell>
          <table:table-cell table:formula="of:=[.T2]" office:value-type="float" office:value="96" calcext:value-type="float">
            <text:p>96</text:p>
          </table:table-cell>
          <table:table-cell table:formula="of:=[.U2]" office:value-type="string" office:string-value="13.04" calcext:value-type="string">
            <text:p>13.04</text:p>
          </table:table-cell>
          <table:table-cell table:formula="of:=[.V2]" office:value-type="string" office:string-value="18.01" calcext:value-type="string">
            <text:p>18.01</text:p>
          </table:table-cell>
          <table:table-cell table:formula="of:=[.W2]" office:value-type="float" office:value="4" calcext:value-type="float">
            <text:p>4</text:p>
          </table:table-cell>
          <table:table-cell table:formula="of:=[.X2]" office:value-type="string" office:string-value="M" calcext:value-type="string">
            <text:p>M</text:p>
          </table:table-cell>
          <table:table-cell table:formula="of:=[.Y2]" office:value-type="string" office:string-value="LASSALLE" calcext:value-type="string">
            <text:p>LASSALLE</text:p>
          </table:table-cell>
          <table:table-cell table:formula="of:=[.Z2]" office:value-type="string" office:string-value="Jean" calcext:value-type="string">
            <text:p>Jean</text:p>
          </table:table-cell>
          <table:table-cell table:formula="of:=[.AA2]" office:value-type="float" office:value="7" calcext:value-type="float">
            <text:p>7</text:p>
          </table:table-cell>
          <table:table-cell table:formula="of:=[.AB2]" office:value-type="string" office:string-value="0.95" calcext:value-type="string">
            <text:p>0.95</text:p>
          </table:table-cell>
          <table:table-cell table:formula="of:=[.AC2]" office:value-type="string" office:string-value="1.31" calcext:value-type="string">
            <text:p>1.31</text:p>
          </table:table-cell>
          <table:table-cell table:formula="of:=[.AD2]" office:value-type="float" office:value="5" calcext:value-type="float">
            <text:p>5</text:p>
          </table:table-cell>
          <table:table-cell table:formula="of:=[.AE2]" office:value-type="string" office:string-value="FALSE" calcext:value-type="string">
            <text:p>FALSE</text:p>
          </table:table-cell>
          <table:table-cell table:formula="of:=[.AF2]" office:value-type="string" office:string-value="LE PEN" calcext:value-type="string">
            <text:p>LE PEN</text:p>
          </table:table-cell>
          <table:table-cell table:formula="of:=[.AG2]" office:value-type="string" office:string-value="Marine" calcext:value-type="string">
            <text:p>Marine</text:p>
          </table:table-cell>
          <table:table-cell table:formula="of:=[.AH2]" office:value-type="float" office:value="75" calcext:value-type="float">
            <text:p>75</text:p>
          </table:table-cell>
          <table:table-cell table:formula="of:=[.AI2]" office:value-type="string" office:string-value="10.19" calcext:value-type="string">
            <text:p>10.19</text:p>
          </table:table-cell>
          <table:table-cell table:formula="of:=[.AJ2]" office:value-type="string" office:string-value="14.07" calcext:value-type="string">
            <text:p>14.07</text:p>
          </table:table-cell>
          <table:table-cell table:formula="of:=[.AK2]" office:value-type="float" office:value="6" calcext:value-type="float">
            <text:p>6</text:p>
          </table:table-cell>
          <table:table-cell table:formula="of:=[.AL2]" office:value-type="string" office:string-value="M" calcext:value-type="string">
            <text:p>M</text:p>
          </table:table-cell>
          <table:table-cell table:formula="of:=[.AM2]" office:value-type="string" office:string-value="ZEMMOUR" calcext:value-type="string">
            <text:p>ZEMMOUR</text:p>
          </table:table-cell>
          <table:table-cell table:formula="of:=[.AN2]" office:value-type="string" office:string-value="Éric" calcext:value-type="string">
            <text:p>Éric</text:p>
          </table:table-cell>
          <table:table-cell table:formula="of:=[.AO2]" office:value-type="float" office:value="34" calcext:value-type="float">
            <text:p>34</text:p>
          </table:table-cell>
          <table:table-cell table:formula="of:=[.AP2]" office:value-type="string" office:string-value="4.62" calcext:value-type="string">
            <text:p>4.62</text:p>
          </table:table-cell>
          <table:table-cell table:formula="of:=[.AQ2]" office:value-type="string" office:string-value="6.38" calcext:value-type="string">
            <text:p>6.38</text:p>
          </table:table-cell>
          <table:table-cell table:formula="of:=[.AR2]" office:value-type="float" office:value="7" calcext:value-type="float">
            <text:p>7</text:p>
          </table:table-cell>
          <table:table-cell table:formula="of:=[.AS2]" office:value-type="string" office:string-value="M" calcext:value-type="string">
            <text:p>M</text:p>
          </table:table-cell>
          <table:table-cell table:formula="of:=[.AT2]" office:value-type="string" office:string-value="MÉLENCHON" calcext:value-type="string">
            <text:p>MÉLENCHON</text:p>
          </table:table-cell>
          <table:table-cell table:formula="of:=[.AU2]" office:value-type="string" office:string-value="Jean-Luc" calcext:value-type="string">
            <text:p>Jean-Luc</text:p>
          </table:table-cell>
          <table:table-cell table:formula="of:=[.AV2]" office:value-type="float" office:value="233" calcext:value-type="float">
            <text:p>233</text:p>
          </table:table-cell>
          <table:table-cell table:formula="of:=[.AW2]" office:value-type="string" office:string-value="31.66" calcext:value-type="string">
            <text:p>31.66</text:p>
          </table:table-cell>
          <table:table-cell table:formula="of:=[.AX2]" office:value-type="string" office:string-value="43.71" calcext:value-type="string">
            <text:p>43.71</text:p>
          </table:table-cell>
          <table:table-cell table:formula="of:=[.AY2]" office:value-type="float" office:value="8" calcext:value-type="float">
            <text:p>8</text:p>
          </table:table-cell>
          <table:table-cell table:formula="of:=[.AZ2]" office:value-type="string" office:string-value="FALSE" calcext:value-type="string">
            <text:p>FALSE</text:p>
          </table:table-cell>
          <table:table-cell table:formula="of:=[.BA2]" office:value-type="string" office:string-value="HIDALGO" calcext:value-type="string">
            <text:p>HIDALGO</text:p>
          </table:table-cell>
          <table:table-cell table:formula="of:=[.BB2]" office:value-type="string" office:string-value="Anne" calcext:value-type="string">
            <text:p>Anne</text:p>
          </table:table-cell>
          <table:table-cell table:formula="of:=[.BC2]" office:value-type="float" office:value="7" calcext:value-type="float">
            <text:p>7</text:p>
          </table:table-cell>
          <table:table-cell table:formula="of:=[.BD2]" office:value-type="string" office:string-value="0.95" calcext:value-type="string">
            <text:p>0.95</text:p>
          </table:table-cell>
          <table:table-cell table:formula="of:=[.BE2]" office:value-type="string" office:string-value="1.31" calcext:value-type="string">
            <text:p>1.31</text:p>
          </table:table-cell>
          <table:table-cell table:formula="of:=[.BF2]" office:value-type="float" office:value="9" calcext:value-type="float">
            <text:p>9</text:p>
          </table:table-cell>
          <table:table-cell table:formula="of:=[.BG2]" office:value-type="string" office:string-value="M" calcext:value-type="string">
            <text:p>M</text:p>
          </table:table-cell>
          <table:table-cell table:formula="of:=[.BH2]" office:value-type="string" office:string-value="JADOT" calcext:value-type="string">
            <text:p>JADOT</text:p>
          </table:table-cell>
          <table:table-cell table:formula="of:=[.BI2]" office:value-type="string" office:string-value="Yannick" calcext:value-type="string">
            <text:p>Yannick</text:p>
          </table:table-cell>
          <table:table-cell table:formula="of:=[.BJ2]" office:value-type="float" office:value="20" calcext:value-type="float">
            <text:p>20</text:p>
          </table:table-cell>
          <table:table-cell table:formula="of:=[.BK2]" office:value-type="string" office:string-value="2.72" calcext:value-type="string">
            <text:p>2.72</text:p>
          </table:table-cell>
          <table:table-cell table:formula="of:=[.BL2]" office:value-type="string" office:string-value="3.75" calcext:value-type="string">
            <text:p>3.75</text:p>
          </table:table-cell>
          <table:table-cell table:formula="of:=[.BM2]" office:value-type="float" office:value="10" calcext:value-type="float">
            <text:p>10</text:p>
          </table:table-cell>
          <table:table-cell table:formula="of:=[.BN2]" office:value-type="string" office:string-value="FALSE" calcext:value-type="string">
            <text:p>FALSE</text:p>
          </table:table-cell>
          <table:table-cell table:formula="of:=[.BO2]" office:value-type="string" office:string-value="PÉCRESSE" calcext:value-type="string">
            <text:p>PÉCRESSE</text:p>
          </table:table-cell>
          <table:table-cell table:formula="of:=[.BP2]" office:value-type="string" office:string-value="Valérie" calcext:value-type="string">
            <text:p>Valérie</text:p>
          </table:table-cell>
          <table:table-cell table:formula="of:=[.BQ2]" office:value-type="float" office:value="37" calcext:value-type="float">
            <text:p>37</text:p>
          </table:table-cell>
          <table:table-cell table:formula="of:=[.BR2]" office:value-type="string" office:string-value="5.03" calcext:value-type="string">
            <text:p>5.03</text:p>
          </table:table-cell>
          <table:table-cell table:formula="of:=[.BS2]" office:value-type="string" office:string-value="6.94" calcext:value-type="string">
            <text:p>6.94</text:p>
          </table:table-cell>
          <table:table-cell table:formula="of:=[.BT2]" office:value-type="float" office:value="11" calcext:value-type="float">
            <text:p>11</text:p>
          </table:table-cell>
          <table:table-cell table:formula="of:=[.BU2]" office:value-type="string" office:string-value="M" calcext:value-type="string">
            <text:p>M</text:p>
          </table:table-cell>
          <table:table-cell table:formula="of:=[.BV2]" office:value-type="string" office:string-value="POUTOU" calcext:value-type="string">
            <text:p>POUTOU</text:p>
          </table:table-cell>
          <table:table-cell table:formula="of:=[.BW2]" office:value-type="string" office:string-value="Philippe" calcext:value-type="string">
            <text:p>Philippe</text:p>
          </table:table-cell>
          <table:table-cell table:formula="of:=[.BX2]" office:value-type="float" office:value="2" calcext:value-type="float">
            <text:p>2</text:p>
          </table:table-cell>
          <table:table-cell table:formula="of:=[.BY2]" office:value-type="string" office:string-value="0.27" calcext:value-type="string">
            <text:p>0.27</text:p>
          </table:table-cell>
          <table:table-cell table:formula="of:=[.BZ2]" office:value-type="string" office:string-value="0.38" calcext:value-type="string">
            <text:p>0.38</text:p>
          </table:table-cell>
          <table:table-cell table:formula="of:=[.CA2]" office:value-type="float" office:value="12" calcext:value-type="float">
            <text:p>12</text:p>
          </table:table-cell>
          <table:table-cell table:formula="of:=[.CB2]" office:value-type="string" office:string-value="M" calcext:value-type="string">
            <text:p>M</text:p>
          </table:table-cell>
          <table:table-cell table:formula="of:=[.CC2]" office:value-type="string" office:string-value="DUPONT-AIGNAN" calcext:value-type="string">
            <text:p>DUPONT-AIGNAN</text:p>
          </table:table-cell>
          <table:table-cell table:formula="of:=[.CD2]" office:value-type="string" office:string-value="Nicolas" calcext:value-type="string">
            <text:p>Nicolas</text:p>
          </table:table-cell>
          <table:table-cell table:formula="of:=[.CE2]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8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4.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6.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43.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6.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.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26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.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13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.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36.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4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5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8.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3.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41.03</text:p>
          </table:table-cell>
          <table:table-cell office:value-type="string" calcext:value-type="string">
            <text:p>59.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3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64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5.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2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61.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3.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3.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77.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8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6.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5.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61.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7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9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59.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.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9.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49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8.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.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13.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5.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46.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3.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4.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22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10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6.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42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5.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7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6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2.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43.17</text:p>
          </table:table-cell>
          <table:table-cell office:value-type="string" calcext:value-type="string">
            <text:p>66.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3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9.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68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7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3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6.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53.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12.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7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72.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8.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8.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62.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26.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2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8.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6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2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4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7.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53.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.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8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1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61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2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5.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13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9.98</text:p>
          </table:table-cell>
          <table:table-cell office:value-type="string" calcext:value-type="string">
            <text:p>59.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4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4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48.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.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2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4.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45.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4.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61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8.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1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3.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55.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3.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0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18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0.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4.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26.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9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47.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.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9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1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4.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52.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4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3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9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.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.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45.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5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2.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68.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.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6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4.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.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47.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3.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.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21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8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52.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.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.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9.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8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31.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21.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12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4.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48.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.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5.0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0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3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52.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3.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2.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6</text:p>
          </table:table-cell>
        </table:table-row>
        <table:table-row table:style-name="ro1" table:number-rows-repeated="3">
          <table:table-cell table:number-columns-repeated="85"/>
        </table:table-row>
        <table:table-row table:style-name="ro1">
          <table:table-cell office:value-type="string" calcext:value-type="string">
            <text:p>Code.du.b.vo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.Panneau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Sexe</text:p>
          </table:table-cell>
          <table:table-cell table:number-columns-repeated="32" office:value-type="string" calcext:value-type="string">
            <text:p>FALS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om</text:p>
          </table:table-cell>
          <table:table-cell table:number-columns-repeated="32" office:value-type="string" calcext:value-type="string">
            <text:p>ARTHAUD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rénom</text:p>
          </table:table-cell>
          <table:table-cell table:number-columns-repeated="32" office:value-type="string" calcext:value-type="string">
            <text:p>Nathali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ARTHAU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athali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5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54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7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2" office:value-type="string" calcext:value-type="string">
            <text:p>ROUSSEL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Fabien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ROUSSE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bien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76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.0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.09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32" office:value-type="string" calcext:value-type="string">
            <text:p>MACR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Emmanuel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MACRON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Emmanuel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03</text:p>
          </table:table-cell>
          <table:table-cell table:number-columns-repeated="52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9.41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5.9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21.97</text:p>
          </table:table-cell>
          <table:table-cell office:value-type="float" office:value="21" calcext:value-type="float">
            <text:p>2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3.04</text:p>
          </table:table-cell>
          <table:table-cell table:number-columns-repeated="32"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8.0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2" office:value-type="string" calcext:value-type="string">
            <text:p>LASSALL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LASSAL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6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0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95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.31</text:p>
          </table:table-cell>
          <table:table-cell table:number-columns-repeated="32" office:value-type="string" calcext:value-type="string">
            <text:p>FALSE</text:p>
          </table:table-cell>
          <table:table-cell table:number-columns-repeated="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2" office:value-type="string" calcext:value-type="string">
            <text:p>LE PE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table:number-columns-repeated="32" office:value-type="string" calcext:value-type="string">
            <text:p>Marin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LE PEN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arine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6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7.64</text:p>
          </table:table-cell>
          <table:table-cell table:number-columns-repeated="52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1.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0.6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0.19</text:p>
          </table:table-cell>
          <table:table-cell table:number-columns-repeated="32"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4.07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32" office:value-type="string" calcext:value-type="string">
            <text:p>ZEMMOUR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Éric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ZEMMOUR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Éric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2.29</text:p>
          </table:table-cell>
          <table:table-cell table:number-columns-repeated="5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3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4.62</text:p>
          </table:table-cell>
          <table:table-cell table:number-columns-repeated="32" office:value-type="float" office:value="7" calcext:value-type="float">
            <text:p>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6.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32" office:value-type="string" calcext:value-type="string">
            <text:p>MÉLENCH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-Luc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MÉLENCHON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-Luc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41.03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43.17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39.98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7.83</text:p>
          </table:table-cell>
          <table:table-cell table:number-columns-repeated="52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43.71</text:p>
          </table:table-cell>
          <table:table-cell office:value-type="string" calcext:value-type="string">
            <text:p>36.09</text:p>
          </table:table-cell>
          <table:table-cell office:value-type="string" calcext:value-type="string">
            <text:p>59.23</text:p>
          </table:table-cell>
          <table:table-cell office:value-type="string" calcext:value-type="string">
            <text:p>61.13</text:p>
          </table:table-cell>
          <table:table-cell office:value-type="string" calcext:value-type="string">
            <text:p>77.95</text:p>
          </table:table-cell>
          <table:table-cell office:value-type="string" calcext:value-type="string">
            <text:p>61.72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49.77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66.07</text:p>
          </table:table-cell>
          <table:table-cell office:value-type="string" calcext:value-type="string">
            <text:p>68.76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72.09</text:p>
          </table:table-cell>
          <table:table-cell office:value-type="string" calcext:value-type="string">
            <text:p>62.48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61.05</text:p>
          </table:table-cell>
          <table:table-cell office:value-type="string" calcext:value-type="string">
            <text:p>59.74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52.07</text:p>
          </table:table-cell>
          <table:table-cell office:value-type="string" calcext:value-type="string">
            <text:p>45.69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47.87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52.8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31.66</text:p>
          </table:table-cell>
          <table:table-cell table:number-columns-repeated="32" office:value-type="float" office:value="8" calcext:value-type="float">
            <text:p>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43.71</text:p>
          </table:table-cell>
          <table:table-cell table:number-columns-repeated="32" office:value-type="string" calcext:value-type="string">
            <text:p>FALSE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32" office:value-type="string" calcext:value-type="string">
            <text:p>HIDALGO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table:number-columns-repeated="32" office:value-type="string" calcext:value-type="string">
            <text:p>Ann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HIDALG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Anne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1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95</text:p>
          </table:table-cell>
          <table:table-cell table:number-columns-repeated="32" office:value-type="float" office:value="9" calcext:value-type="float">
            <text:p>9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1.3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JADOT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Yannick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JADO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Yannick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42</text:p>
          </table:table-cell>
          <table:table-cell table:number-columns-repeated="5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4.1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3.3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2.72</text:p>
          </table:table-cell>
          <table:table-cell table:number-columns-repeated="32" office:value-type="float" office:value="10" calcext:value-type="float">
            <text:p>10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3.75</text:p>
          </table:table-cell>
          <table:table-cell table:number-columns-repeated="32" office:value-type="string" calcext:value-type="string">
            <text:p>FALSE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32" office:value-type="string" calcext:value-type="string">
            <text:p>PÉCRESS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table:number-columns-repeated="32" office:value-type="string" calcext:value-type="string">
            <text:p>Valéri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ÉCRESS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Valérie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04</text:p>
          </table:table-cell>
          <table:table-cell table:number-columns-repeated="5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2.8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5.03</text:p>
          </table:table-cell>
          <table:table-cell table:number-columns-repeated="32"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6.94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32" office:value-type="string" calcext:value-type="string">
            <text:p>POUTOU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Philippe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OUTO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hilipp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4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71</text:p>
          </table:table-cell>
          <table:table-cell table:number-columns-repeated="2" office:value-type="string" calcext:value-type="string">
            <text:p>0.3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9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27</text:p>
          </table:table-cell>
          <table:table-cell table:number-columns-repeated="32" office:value-type="float" office:value="12" calcext:value-type="float">
            <text:p>1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0.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32" office:value-type="string" calcext:value-type="string">
            <text:p>DUPONT-AIGNA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Nicolas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DUPONT-AIGN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icolas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55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4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.96</text:p>
          </table:table-cell>
          <table:table-cell table:number-columns-repeated="52"/>
        </table:table-row>
      </table:table>
      <table:table table:name="Feuille2" table:style-name="ta1">
        <table:shapes>
          <draw:frame draw:z-index="0" draw:style-name="gr1" draw:text-style-name="P1" svg:width="22.228cm" svg:height="13.566cm" svg:x="10.708cm" svg:y="26.774cm">
            <draw:object draw:notify-on-update-of-ranges="Feuille2.A50:Feuille2.A50 Feuille2.B50:Feuille2.M50 Feuille2.A52:Feuille2.A52 Feuille2.B52:Feuille2.M52 Feuille2.A55:Feuille2.A55 Feuille2.B55:Feuille2.M55 Feuille2.A64:Feuille2.A64 Feuille2.B64:Feuille2.M64 Feuille2.A66:Feuille2.A66 Feuille2.B66:Feuille2.M66 Feuille2.A73:Feuille2.A73 Feuille2.B73:Feuille2.M73 Feuille2.A80:Feuille2.A80 Feuille2.B80:Feuille2.M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8" table:default-cell-style-name="ce1"/>
        <table:table-column table:style-name="co28" table:number-columns-repeated="32" table:default-cell-style-name="Default"/>
        <table:table-row table:style-name="ro1">
          <table:table-cell table:style-name="Default" office:value-type="string" calcext:value-type="string">
            <text:p>Code.du.b.vo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</table:table-row>
        <table:table-row table:style-name="ro1">
          <table:table-cell table:style-name="ce2" office:value-type="string" calcext:value-type="string">
            <text:p>ARTHAU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OUSSE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MACRON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LASSAL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LE PE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ZEMMOUR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MÉLENCHON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style-name="ce2" office:value-type="string" calcext:value-type="string">
            <text:p>HIDALG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JADO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ÉCRESS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OUTO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UPONT-AIGN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1">
          <table:table-cell table:style-name="Default" office:value-type="string" calcext:value-type="string">
            <text:p>Code.du.b.vote</text:p>
          </table:table-cell>
          <table:table-cell table:style-name="ce2" office:value-type="string" calcext:value-type="string">
            <text:p>ARTHAUD</text:p>
          </table:table-cell>
          <table:table-cell table:style-name="ce2" office:value-type="string" calcext:value-type="string">
            <text:p>ROUSSEL</text:p>
          </table:table-cell>
          <table:table-cell table:style-name="ce2" office:value-type="string" calcext:value-type="string">
            <text:p>MACRON</text:p>
          </table:table-cell>
          <table:table-cell table:style-name="ce2" office:value-type="string" calcext:value-type="string">
            <text:p>LASSALLE</text:p>
          </table:table-cell>
          <table:table-cell table:style-name="ce2" office:value-type="string" calcext:value-type="string">
            <text:p>LE PEN</text:p>
          </table:table-cell>
          <table:table-cell table:style-name="ce2" office:value-type="string" calcext:value-type="string">
            <text:p>ZEMMOUR</text:p>
          </table:table-cell>
          <table:table-cell table:style-name="ce2" office:value-type="string" calcext:value-type="string">
            <text:p>MÉLENCHON</text:p>
          </table:table-cell>
          <table:table-cell table:style-name="ce2" office:value-type="string" calcext:value-type="string">
            <text:p>HIDALGO</text:p>
          </table:table-cell>
          <table:table-cell table:style-name="ce2" office:value-type="string" calcext:value-type="string">
            <text:p>JADOT</text:p>
          </table:table-cell>
          <table:table-cell table:style-name="ce2" office:value-type="string" calcext:value-type="string">
            <text:p>PÉCRESSE</text:p>
          </table:table-cell>
          <table:table-cell table:style-name="ce2" office:value-type="string" calcext:value-type="string">
            <text:p>POUTOU</text:p>
          </table:table-cell>
          <table:table-cell table:style-name="ce2" office:value-type="string" calcext:value-type="string">
            <text:p>DUPONT-AIGNAN</text:p>
          </table:table-cell>
          <table:table-cell office:value-type="string" calcext:value-type="string">
            <text:p>moyenn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B16:.M16])" office:value-type="float" office:value="44.4166666666667" calcext:value-type="float">
            <text:p>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table:formula="of:=AVERAGE([.B17:.M17])" office:value-type="float" office:value="50.3333333333333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table:formula="of:=AVERAGE([.B18:.M18])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AVERAGE([.B19:.M19])" office:value-type="float" office:value="45.6666666666667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AVERAGE([.B20:.M20])" office:value-type="float" office:value="43.8333333333333" calcext:value-type="float">
            <text:p>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4" table:formula="of:=AVERAGE([.B21:.M21])" office:value-type="float" office:value="49.4166666666667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22:.M22])" office:value-type="float" office:value="44.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AVERAGE([.B23:.M23])" office:value-type="float" office:value="36.5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B24:.M24])" office:value-type="float" office:value="44.5833333333333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AVERAGE([.B25:.M25])" office:value-type="float" office:value="40.6666666666667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AVERAGE([.B26:.M26])" office:value-type="float" office:value="42.25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27:.M27])" office:value-type="float" office:value="46.4166666666667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28:.M28])" office:value-type="float" office:value="32.83333333333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AVERAGE([.B29:.M29])"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B30:.M30])" office:value-type="float" office:value="47.0833333333333" calcext:value-type="float">
            <text:p>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31:.M31])" office:value-type="float" office:value="35.6666666666667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B32:.M32])"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AVERAGE([.B33:.M33])"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34:.M34])" office:value-type="float" office:value="45.3333333333333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4" table:formula="of:=AVERAGE([.B35:.M35])" office:value-type="float" office:value="41.25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AVERAGE([.B36:.M36])" office:value-type="float" office:value="36.25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table:formula="of:=AVERAGE([.B37:.M37])"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table:formula="of:=AVERAGE([.B38:.M38])" office:value-type="float" office:value="58.3333333333333" calcext:value-type="float">
            <text:p>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table:formula="of:=AVERAGE([.B39:.M39])" office:value-type="float" office:value="51.5" calcext:value-type="float">
            <text:p>5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40:.M40])" office:value-type="float" office:value="52.3333333333333" calcext:value-type="float">
            <text:p>5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4" table:formula="of:=AVERAGE([.B41:.M41])" office:value-type="float" office:value="48.3333333333333" calcext:value-type="float">
            <text:p>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B42:.M42])"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table:formula="of:=AVERAGE([.B43:.M43])" office:value-type="float" office:value="54.8333333333333" calcext:value-type="float">
            <text:p>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AVERAGE([.B44:.M44])" office:value-type="float" office:value="46.4166666666667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AVERAGE([.B45:.M45])" office:value-type="float" office:value="32.4166666666667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B46:.M46])" office:value-type="float" office:value="51.5833333333333" calcext:value-type="float">
            <text:p>5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table:formula="of:=AVERAGE([.B47:.M47])" office:value-type="float" office:value="46.8333333333333" calcext:value-type="float">
            <text:p>47</text:p>
          </table:table-cell>
          <table:table-cell table:number-columns-repeated="19"/>
        </table:table-row>
        <table:table-row table:style-name="ro1" table:number-rows-repeated="2">
          <table:table-cell table:style-name="Default"/>
          <table:table-cell table:number-columns-repeated="32"/>
        </table:table-row>
        <table:table-row table:style-name="ro1">
          <table:table-cell table:style-name="Default" office:value-type="string" calcext:value-type="string">
            <text:p>bv</text:p>
          </table:table-cell>
          <table:table-cell table:style-name="ce2" office:value-type="string" calcext:value-type="string">
            <text:p>ARTHAUD</text:p>
          </table:table-cell>
          <table:table-cell table:style-name="ce2" office:value-type="string" calcext:value-type="string">
            <text:p>ROUSSEL</text:p>
          </table:table-cell>
          <table:table-cell table:style-name="ce2" office:value-type="string" calcext:value-type="string">
            <text:p>MACRON</text:p>
          </table:table-cell>
          <table:table-cell table:style-name="ce2" office:value-type="string" calcext:value-type="string">
            <text:p>LASSALLE</text:p>
          </table:table-cell>
          <table:table-cell table:style-name="ce2" office:value-type="string" calcext:value-type="string">
            <text:p>LE PEN</text:p>
          </table:table-cell>
          <table:table-cell table:style-name="ce2" office:value-type="string" calcext:value-type="string">
            <text:p>ZEMMOUR</text:p>
          </table:table-cell>
          <table:table-cell table:style-name="ce2" office:value-type="string" calcext:value-type="string">
            <text:p>MÉLENCHON</text:p>
          </table:table-cell>
          <table:table-cell table:style-name="ce2" office:value-type="string" calcext:value-type="string">
            <text:p>HIDALGO</text:p>
          </table:table-cell>
          <table:table-cell table:style-name="ce2" office:value-type="string" calcext:value-type="string">
            <text:p>JADOT</text:p>
          </table:table-cell>
          <table:table-cell table:style-name="ce2" office:value-type="string" calcext:value-type="string">
            <text:p>PÉCRESSE</text:p>
          </table:table-cell>
          <table:table-cell table:style-name="ce2" office:value-type="string" calcext:value-type="string">
            <text:p>POUTOU</text:p>
          </table:table-cell>
          <table:table-cell table:style-name="ce2" office:value-type="string" calcext:value-type="string">
            <text:p>DUPONT-AIGNAN</text:p>
          </table:table-cell>
          <table:table-cell office:value-type="string" calcext:value-type="string">
            <text:p>moyenne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1</text:p>
          </table:table-cell>
          <table:table-cell table:style-name="ce3" table:formula="of:=[.B16]-[.$N16]" office:value-type="float" office:value="-40.4166666666667" calcext:value-type="float">
            <text:p>-40</text:p>
          </table:table-cell>
          <table:table-cell table:style-name="ce3" table:formula="of:=[.C16]-[.$N16]" office:value-type="float" office:value="-36.4166666666667" calcext:value-type="float">
            <text:p>-36</text:p>
          </table:table-cell>
          <table:table-cell table:style-name="ce3" table:formula="of:=[.D16]-[.$N16]" office:value-type="float" office:value="51.5833333333333" calcext:value-type="float">
            <text:p>52</text:p>
          </table:table-cell>
          <table:table-cell table:style-name="ce3" table:formula="of:=[.E16]-[.$N16]" office:value-type="float" office:value="-37.4166666666667" calcext:value-type="float">
            <text:p>-37</text:p>
          </table:table-cell>
          <table:table-cell table:style-name="ce3" table:formula="of:=[.F16]-[.$N16]" office:value-type="float" office:value="30.5833333333333" calcext:value-type="float">
            <text:p>31</text:p>
          </table:table-cell>
          <table:table-cell table:style-name="ce3" table:formula="of:=[.G16]-[.$N16]" office:value-type="float" office:value="-10.4166666666667" calcext:value-type="float">
            <text:p>-10</text:p>
          </table:table-cell>
          <table:table-cell table:style-name="ce3" table:formula="of:=[.H16]-[.$N16]" office:value-type="float" office:value="188.583333333333" calcext:value-type="float">
            <text:p>189</text:p>
          </table:table-cell>
          <table:table-cell table:style-name="ce3" table:formula="of:=[.I16]-[.$N16]" office:value-type="float" office:value="-37.4166666666667" calcext:value-type="float">
            <text:p>-37</text:p>
          </table:table-cell>
          <table:table-cell table:style-name="ce3" table:formula="of:=[.J16]-[.$N16]" office:value-type="float" office:value="-24.4166666666667" calcext:value-type="float">
            <text:p>-24</text:p>
          </table:table-cell>
          <table:table-cell table:style-name="ce3" table:formula="of:=[.K16]-[.$N16]" office:value-type="float" office:value="-7.41666666666666" calcext:value-type="float">
            <text:p>-7</text:p>
          </table:table-cell>
          <table:table-cell table:style-name="ce3" table:formula="of:=[.L16]-[.$N16]" office:value-type="float" office:value="-42.4166666666667" calcext:value-type="float">
            <text:p>-42</text:p>
          </table:table-cell>
          <table:table-cell table:style-name="ce3" table:formula="of:=[.M16]-[.$N16]" office:value-type="float" office:value="-34.4166666666667" calcext:value-type="float">
            <text:p>-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</text:p>
          </table:table-cell>
          <table:table-cell table:style-name="ce3" table:formula="of:=[.B17]-[.$N17]" office:value-type="float" office:value="-48.3333333333333" calcext:value-type="float">
            <text:p>-48</text:p>
          </table:table-cell>
          <table:table-cell table:style-name="ce3" table:formula="of:=[.C17]-[.$N17]" office:value-type="float" office:value="-30.3333333333333" calcext:value-type="float">
            <text:p>-30</text:p>
          </table:table-cell>
          <table:table-cell table:style-name="ce3" table:formula="of:=[.D17]-[.$N17]" office:value-type="float" office:value="107.666666666667" calcext:value-type="float">
            <text:p>108</text:p>
          </table:table-cell>
          <table:table-cell table:style-name="ce3" table:formula="of:=[.E17]-[.$N17]" office:value-type="float" office:value="-33.3333333333333" calcext:value-type="float">
            <text:p>-33</text:p>
          </table:table-cell>
          <table:table-cell table:style-name="ce3" table:formula="of:=[.F17]-[.$N17]" office:value-type="float" office:value="31.6666666666667" calcext:value-type="float">
            <text:p>32</text:p>
          </table:table-cell>
          <table:table-cell table:style-name="ce3" table:formula="of:=[.G17]-[.$N17]" office:value-type="float" office:value="-19.3333333333333" calcext:value-type="float">
            <text:p>-19</text:p>
          </table:table-cell>
          <table:table-cell table:style-name="ce3" table:formula="of:=[.H17]-[.$N17]" office:value-type="float" office:value="167.666666666667" calcext:value-type="float">
            <text:p>168</text:p>
          </table:table-cell>
          <table:table-cell table:style-name="ce3" table:formula="of:=[.I17]-[.$N17]" office:value-type="float" office:value="-47.3333333333333" calcext:value-type="float">
            <text:p>-47</text:p>
          </table:table-cell>
          <table:table-cell table:style-name="ce3" table:formula="of:=[.J17]-[.$N17]" office:value-type="float" office:value="-19.3333333333333" calcext:value-type="float">
            <text:p>-19</text:p>
          </table:table-cell>
          <table:table-cell table:style-name="ce3" table:formula="of:=[.K17]-[.$N17]" office:value-type="float" office:value="-21.3333333333333" calcext:value-type="float">
            <text:p>-21</text:p>
          </table:table-cell>
          <table:table-cell table:style-name="ce3" table:formula="of:=[.L17]-[.$N17]" office:value-type="float" office:value="-43.3333333333333" calcext:value-type="float">
            <text:p>-43</text:p>
          </table:table-cell>
          <table:table-cell table:style-name="ce3" table:formula="of:=[.M17]-[.$N17]" office:value-type="float" office:value="-44.3333333333333" calcext:value-type="float">
            <text:p>-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3</text:p>
          </table:table-cell>
          <table:table-cell table:style-name="ce3" table:formula="of:=[.B18]-[.$N18]" office:value-type="float" office:value="-56" calcext:value-type="float">
            <text:p>-56</text:p>
          </table:table-cell>
          <table:table-cell table:style-name="ce3" table:formula="of:=[.C18]-[.$N18]" office:value-type="float" office:value="-46" calcext:value-type="float">
            <text:p>-46</text:p>
          </table:table-cell>
          <table:table-cell table:style-name="ce3" table:formula="of:=[.D18]-[.$N18]" office:value-type="float" office:value="50" calcext:value-type="float">
            <text:p>50</text:p>
          </table:table-cell>
          <table:table-cell table:style-name="ce3" table:formula="of:=[.E18]-[.$N18]" office:value-type="float" office:value="-47" calcext:value-type="float">
            <text:p>-47</text:p>
          </table:table-cell>
          <table:table-cell table:style-name="ce3" table:formula="of:=[.F18]-[.$N18]" office:value-type="float" office:value="4" calcext:value-type="float">
            <text:p>4</text:p>
          </table:table-cell>
          <table:table-cell table:style-name="ce3" table:formula="of:=[.G18]-[.$N18]" office:value-type="float" office:value="-31" calcext:value-type="float">
            <text:p>-31</text:p>
          </table:table-cell>
          <table:table-cell table:style-name="ce3" table:formula="of:=[.H18]-[.$N18]" office:value-type="float" office:value="342" calcext:value-type="float">
            <text:p>342</text:p>
          </table:table-cell>
          <table:table-cell table:style-name="ce3" table:formula="of:=[.I18]-[.$N18]" office:value-type="float" office:value="-45" calcext:value-type="float">
            <text:p>-45</text:p>
          </table:table-cell>
          <table:table-cell table:style-name="ce3" table:formula="of:=[.J18]-[.$N18]" office:value-type="float" office:value="-42" calcext:value-type="float">
            <text:p>-42</text:p>
          </table:table-cell>
          <table:table-cell table:style-name="ce3" table:formula="of:=[.K18]-[.$N18]" office:value-type="float" office:value="-32" calcext:value-type="float">
            <text:p>-32</text:p>
          </table:table-cell>
          <table:table-cell table:style-name="ce3" table:formula="of:=[.L18]-[.$N18]" office:value-type="float" office:value="-52" calcext:value-type="float">
            <text:p>-52</text:p>
          </table:table-cell>
          <table:table-cell table:style-name="ce3" table:formula="of:=[.M18]-[.$N18]" office:value-type="float" office:value="-45" calcext:value-type="float">
            <text:p>-45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4</text:p>
          </table:table-cell>
          <table:table-cell table:style-name="ce3" table:formula="of:=[.B19]-[.$N19]" office:value-type="float" office:value="-44.6666666666667" calcext:value-type="float">
            <text:p>-45</text:p>
          </table:table-cell>
          <table:table-cell table:style-name="ce3" table:formula="of:=[.C19]-[.$N19]" office:value-type="float" office:value="-42.6666666666667" calcext:value-type="float">
            <text:p>-43</text:p>
          </table:table-cell>
          <table:table-cell table:style-name="ce3" table:formula="of:=[.D19]-[.$N19]" office:value-type="float" office:value="38.3333333333333" calcext:value-type="float">
            <text:p>38</text:p>
          </table:table-cell>
          <table:table-cell table:style-name="ce3" table:formula="of:=[.E19]-[.$N19]" office:value-type="float" office:value="-39.6666666666667" calcext:value-type="float">
            <text:p>-40</text:p>
          </table:table-cell>
          <table:table-cell table:style-name="ce3" table:formula="of:=[.F19]-[.$N19]" office:value-type="float" office:value="24.3333333333333" calcext:value-type="float">
            <text:p>24</text:p>
          </table:table-cell>
          <table:table-cell table:style-name="ce3" table:formula="of:=[.G19]-[.$N19]" office:value-type="float" office:value="-27.6666666666667" calcext:value-type="float">
            <text:p>-28</text:p>
          </table:table-cell>
          <table:table-cell table:style-name="ce3" table:formula="of:=[.H19]-[.$N19]" office:value-type="float" office:value="289.333333333333" calcext:value-type="float">
            <text:p>289</text:p>
          </table:table-cell>
          <table:table-cell table:style-name="ce3" table:formula="of:=[.I19]-[.$N19]" office:value-type="float" office:value="-42.6666666666667" calcext:value-type="float">
            <text:p>-43</text:p>
          </table:table-cell>
          <table:table-cell table:style-name="ce3" table:formula="of:=[.J19]-[.$N19]" office:value-type="float" office:value="-36.6666666666667" calcext:value-type="float">
            <text:p>-37</text:p>
          </table:table-cell>
          <table:table-cell table:style-name="ce3" table:formula="of:=[.K19]-[.$N19]" office:value-type="float" office:value="-33.6666666666667" calcext:value-type="float">
            <text:p>-34</text:p>
          </table:table-cell>
          <table:table-cell table:style-name="ce3" table:formula="of:=[.L19]-[.$N19]" office:value-type="float" office:value="-44.6666666666667" calcext:value-type="float">
            <text:p>-45</text:p>
          </table:table-cell>
          <table:table-cell table:style-name="ce3" table:formula="of:=[.M19]-[.$N19]" office:value-type="float" office:value="-39.6666666666667" calcext:value-type="float">
            <text:p>-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</text:p>
          </table:table-cell>
          <table:table-cell table:style-name="ce3" table:formula="of:=[.B20]-[.$N20]" office:value-type="float" office:value="-42.8333333333333" calcext:value-type="float">
            <text:p>-43</text:p>
          </table:table-cell>
          <table:table-cell table:style-name="ce3" table:formula="of:=[.C20]-[.$N20]" office:value-type="float" office:value="-42.8333333333333" calcext:value-type="float">
            <text:p>-43</text:p>
          </table:table-cell>
          <table:table-cell table:style-name="ce3" table:formula="of:=[.D20]-[.$N20]" office:value-type="float" office:value="29.1666666666667" calcext:value-type="float">
            <text:p>29</text:p>
          </table:table-cell>
          <table:table-cell table:style-name="ce3" table:formula="of:=[.E20]-[.$N20]" office:value-type="float" office:value="-41.8333333333333" calcext:value-type="float">
            <text:p>-42</text:p>
          </table:table-cell>
          <table:table-cell table:style-name="ce3" table:formula="of:=[.F20]-[.$N20]" office:value-type="float" office:value="-24.8333333333333" calcext:value-type="float">
            <text:p>-25</text:p>
          </table:table-cell>
          <table:table-cell table:style-name="ce3" table:formula="of:=[.G20]-[.$N20]" office:value-type="float" office:value="-38.8333333333333" calcext:value-type="float">
            <text:p>-39</text:p>
          </table:table-cell>
          <table:table-cell table:style-name="ce3" table:formula="of:=[.H20]-[.$N20]" office:value-type="float" office:value="366.166666666667" calcext:value-type="float">
            <text:p>366</text:p>
          </table:table-cell>
          <table:table-cell table:style-name="ce3" table:formula="of:=[.I20]-[.$N20]" office:value-type="float" office:value="-39.8333333333333" calcext:value-type="float">
            <text:p>-40</text:p>
          </table:table-cell>
          <table:table-cell table:style-name="ce3" table:formula="of:=[.J20]-[.$N20]" office:value-type="float" office:value="-43.8333333333333" calcext:value-type="float">
            <text:p>-44</text:p>
          </table:table-cell>
          <table:table-cell table:style-name="ce3" table:formula="of:=[.K20]-[.$N20]" office:value-type="float" office:value="-38.8333333333333" calcext:value-type="float">
            <text:p>-39</text:p>
          </table:table-cell>
          <table:table-cell table:style-name="ce3" table:formula="of:=[.L20]-[.$N20]" office:value-type="float" office:value="-40.8333333333333" calcext:value-type="float">
            <text:p>-41</text:p>
          </table:table-cell>
          <table:table-cell table:style-name="ce3" table:formula="of:=[.M20]-[.$N20]" office:value-type="float" office:value="-40.8333333333333" calcext:value-type="float">
            <text:p>-4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6</text:p>
          </table:table-cell>
          <table:table-cell table:style-name="ce3" table:formula="of:=[.B21]-[.$N21]" office:value-type="float" office:value="-47.4166666666667" calcext:value-type="float">
            <text:p>-47</text:p>
          </table:table-cell>
          <table:table-cell table:style-name="ce3" table:formula="of:=[.C21]-[.$N21]" office:value-type="float" office:value="-40.4166666666667" calcext:value-type="float">
            <text:p>-40</text:p>
          </table:table-cell>
          <table:table-cell table:style-name="ce3" table:formula="of:=[.D21]-[.$N21]" office:value-type="float" office:value="60.5833333333333" calcext:value-type="float">
            <text:p>61</text:p>
          </table:table-cell>
          <table:table-cell table:style-name="ce3" table:formula="of:=[.E21]-[.$N21]" office:value-type="float" office:value="-45.4166666666667" calcext:value-type="float">
            <text:p>-45</text:p>
          </table:table-cell>
          <table:table-cell table:style-name="ce3" table:formula="of:=[.F21]-[.$N21]" office:value-type="float" office:value="-13.4166666666667" calcext:value-type="float">
            <text:p>-13</text:p>
          </table:table-cell>
          <table:table-cell table:style-name="ce3" table:formula="of:=[.G21]-[.$N21]" office:value-type="float" office:value="-19.4166666666667" calcext:value-type="float">
            <text:p>-19</text:p>
          </table:table-cell>
          <table:table-cell table:style-name="ce3" table:formula="of:=[.H21]-[.$N21]" office:value-type="float" office:value="316.583333333333" calcext:value-type="float">
            <text:p>317</text:p>
          </table:table-cell>
          <table:table-cell table:style-name="ce3" table:formula="of:=[.I21]-[.$N21]" office:value-type="float" office:value="-44.4166666666667" calcext:value-type="float">
            <text:p>-44</text:p>
          </table:table-cell>
          <table:table-cell table:style-name="ce3" table:formula="of:=[.J21]-[.$N21]" office:value-type="float" office:value="-45.4166666666667" calcext:value-type="float">
            <text:p>-45</text:p>
          </table:table-cell>
          <table:table-cell table:style-name="ce3" table:formula="of:=[.K21]-[.$N21]" office:value-type="float" office:value="-36.4166666666667" calcext:value-type="float">
            <text:p>-36</text:p>
          </table:table-cell>
          <table:table-cell table:style-name="ce3" table:formula="of:=[.L21]-[.$N21]" office:value-type="float" office:value="-46.4166666666667" calcext:value-type="float">
            <text:p>-46</text:p>
          </table:table-cell>
          <table:table-cell table:style-name="ce3" table:formula="of:=[.M21]-[.$N21]" office:value-type="float" office:value="-38.4166666666667" calcext:value-type="float">
            <text:p>-3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7</text:p>
          </table:table-cell>
          <table:table-cell table:style-name="ce3" table:formula="of:=[.B22]-[.$N22]" office:value-type="float" office:value="-43.5" calcext:value-type="float">
            <text:p>-44</text:p>
          </table:table-cell>
          <table:table-cell table:style-name="ce3" table:formula="of:=[.C22]-[.$N22]" office:value-type="float" office:value="-36.5" calcext:value-type="float">
            <text:p>-37</text:p>
          </table:table-cell>
          <table:table-cell table:style-name="ce3" table:formula="of:=[.D22]-[.$N22]" office:value-type="float" office:value="49.5" calcext:value-type="float">
            <text:p>50</text:p>
          </table:table-cell>
          <table:table-cell table:style-name="ce3" table:formula="of:=[.E22]-[.$N22]" office:value-type="float" office:value="-35.5" calcext:value-type="float">
            <text:p>-36</text:p>
          </table:table-cell>
          <table:table-cell table:style-name="ce3" table:formula="of:=[.F22]-[.$N22]" office:value-type="float" office:value="6.5" calcext:value-type="float">
            <text:p>7</text:p>
          </table:table-cell>
          <table:table-cell table:style-name="ce3" table:formula="of:=[.G22]-[.$N22]" office:value-type="float" office:value="-23.5" calcext:value-type="float">
            <text:p>-24</text:p>
          </table:table-cell>
          <table:table-cell table:style-name="ce3" table:formula="of:=[.H22]-[.$N22]" office:value-type="float" office:value="272.5" calcext:value-type="float">
            <text:p>273</text:p>
          </table:table-cell>
          <table:table-cell table:style-name="ce3" table:formula="of:=[.I22]-[.$N22]" office:value-type="float" office:value="-34.5" calcext:value-type="float">
            <text:p>-35</text:p>
          </table:table-cell>
          <table:table-cell table:style-name="ce3" table:formula="of:=[.J22]-[.$N22]" office:value-type="float" office:value="-42.5" calcext:value-type="float">
            <text:p>-43</text:p>
          </table:table-cell>
          <table:table-cell table:style-name="ce3" table:formula="of:=[.K22]-[.$N22]" office:value-type="float" office:value="-32.5" calcext:value-type="float">
            <text:p>-33</text:p>
          </table:table-cell>
          <table:table-cell table:style-name="ce3" table:formula="of:=[.L22]-[.$N22]" office:value-type="float" office:value="-39.5" calcext:value-type="float">
            <text:p>-40</text:p>
          </table:table-cell>
          <table:table-cell table:style-name="ce3" table:formula="of:=[.M22]-[.$N22]" office:value-type="float" office:value="-40.5" calcext:value-type="float">
            <text:p>-4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2</text:p>
          </table:table-cell>
          <table:table-cell table:style-name="ce3" table:formula="of:=[.B23]-[.$N23]" office:value-type="float" office:value="-35.5" calcext:value-type="float">
            <text:p>-36</text:p>
          </table:table-cell>
          <table:table-cell table:style-name="ce3" table:formula="of:=[.C23]-[.$N23]" office:value-type="float" office:value="-22.5" calcext:value-type="float">
            <text:p>-23</text:p>
          </table:table-cell>
          <table:table-cell table:style-name="ce3" table:formula="of:=[.D23]-[.$N23]" office:value-type="float" office:value="48.5" calcext:value-type="float">
            <text:p>49</text:p>
          </table:table-cell>
          <table:table-cell table:style-name="ce3" table:formula="of:=[.E23]-[.$N23]" office:value-type="float" office:value="-30.5" calcext:value-type="float">
            <text:p>-31</text:p>
          </table:table-cell>
          <table:table-cell table:style-name="ce3" table:formula="of:=[.F23]-[.$N23]" office:value-type="float" office:value="7.5" calcext:value-type="float">
            <text:p>8</text:p>
          </table:table-cell>
          <table:table-cell table:style-name="ce3" table:formula="of:=[.G23]-[.$N23]" office:value-type="float" office:value="-16.5" calcext:value-type="float">
            <text:p>-17</text:p>
          </table:table-cell>
          <table:table-cell table:style-name="ce3" table:formula="of:=[.H23]-[.$N23]" office:value-type="float" office:value="181.5" calcext:value-type="float">
            <text:p>182</text:p>
          </table:table-cell>
          <table:table-cell table:style-name="ce3" table:formula="of:=[.I23]-[.$N23]" office:value-type="float" office:value="-30.5" calcext:value-type="float">
            <text:p>-31</text:p>
          </table:table-cell>
          <table:table-cell table:style-name="ce3" table:formula="of:=[.J23]-[.$N23]" office:value-type="float" office:value="-23.5" calcext:value-type="float">
            <text:p>-24</text:p>
          </table:table-cell>
          <table:table-cell table:style-name="ce3" table:formula="of:=[.K23]-[.$N23]" office:value-type="float" office:value="-16.5" calcext:value-type="float">
            <text:p>-17</text:p>
          </table:table-cell>
          <table:table-cell table:style-name="ce3" table:formula="of:=[.L23]-[.$N23]" office:value-type="float" office:value="-32.5" calcext:value-type="float">
            <text:p>-33</text:p>
          </table:table-cell>
          <table:table-cell table:style-name="ce3" table:formula="of:=[.M23]-[.$N23]" office:value-type="float" office:value="-29.5" calcext:value-type="float">
            <text:p>-3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8</text:p>
          </table:table-cell>
          <table:table-cell table:style-name="ce3" table:formula="of:=[.B24]-[.$N24]" office:value-type="float" office:value="-42.5833333333333" calcext:value-type="float">
            <text:p>-43</text:p>
          </table:table-cell>
          <table:table-cell table:style-name="ce3" table:formula="of:=[.C24]-[.$N24]" office:value-type="float" office:value="-32.5833333333333" calcext:value-type="float">
            <text:p>-33</text:p>
          </table:table-cell>
          <table:table-cell table:style-name="ce3" table:formula="of:=[.D24]-[.$N24]" office:value-type="float" office:value="52.4166666666667" calcext:value-type="float">
            <text:p>52</text:p>
          </table:table-cell>
          <table:table-cell table:style-name="ce3" table:formula="of:=[.E24]-[.$N24]" office:value-type="float" office:value="-33.5833333333333" calcext:value-type="float">
            <text:p>-34</text:p>
          </table:table-cell>
          <table:table-cell table:style-name="ce3" table:formula="of:=[.F24]-[.$N24]" office:value-type="float" office:value="25.4166666666667" calcext:value-type="float">
            <text:p>25</text:p>
          </table:table-cell>
          <table:table-cell table:style-name="ce3" table:formula="of:=[.G24]-[.$N24]" office:value-type="float" office:value="-14.5833333333333" calcext:value-type="float">
            <text:p>-15</text:p>
          </table:table-cell>
          <table:table-cell table:style-name="ce3" table:formula="of:=[.H24]-[.$N24]" office:value-type="float" office:value="205.416666666667" calcext:value-type="float">
            <text:p>205</text:p>
          </table:table-cell>
          <table:table-cell table:style-name="ce3" table:formula="of:=[.I24]-[.$N24]" office:value-type="float" office:value="-36.5833333333333" calcext:value-type="float">
            <text:p>-37</text:p>
          </table:table-cell>
          <table:table-cell table:style-name="ce3" table:formula="of:=[.J24]-[.$N24]" office:value-type="float" office:value="-26.5833333333333" calcext:value-type="float">
            <text:p>-27</text:p>
          </table:table-cell>
          <table:table-cell table:style-name="ce3" table:formula="of:=[.K24]-[.$N24]" office:value-type="float" office:value="-20.5833333333333" calcext:value-type="float">
            <text:p>-21</text:p>
          </table:table-cell>
          <table:table-cell table:style-name="ce3" table:formula="of:=[.L24]-[.$N24]" office:value-type="float" office:value="-41.5833333333333" calcext:value-type="float">
            <text:p>-42</text:p>
          </table:table-cell>
          <table:table-cell table:style-name="ce3" table:formula="of:=[.M24]-[.$N24]" office:value-type="float" office:value="-34.5833333333333" calcext:value-type="float">
            <text:p>-35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9</text:p>
          </table:table-cell>
          <table:table-cell table:style-name="ce3" table:formula="of:=[.B25]-[.$N25]" office:value-type="float" office:value="-38.6666666666667" calcext:value-type="float">
            <text:p>-39</text:p>
          </table:table-cell>
          <table:table-cell table:style-name="ce3" table:formula="of:=[.C25]-[.$N25]" office:value-type="float" office:value="-29.6666666666667" calcext:value-type="float">
            <text:p>-30</text:p>
          </table:table-cell>
          <table:table-cell table:style-name="ce3" table:formula="of:=[.D25]-[.$N25]" office:value-type="float" office:value="69.3333333333333" calcext:value-type="float">
            <text:p>69</text:p>
          </table:table-cell>
          <table:table-cell table:style-name="ce3" table:formula="of:=[.E25]-[.$N25]" office:value-type="float" office:value="-30.6666666666667" calcext:value-type="float">
            <text:p>-31</text:p>
          </table:table-cell>
          <table:table-cell table:style-name="ce3" table:formula="of:=[.F25]-[.$N25]" office:value-type="float" office:value="10.3333333333333" calcext:value-type="float">
            <text:p>10</text:p>
          </table:table-cell>
          <table:table-cell table:style-name="ce3" table:formula="of:=[.G25]-[.$N25]" office:value-type="float" office:value="-6.66666666666666" calcext:value-type="float">
            <text:p>-7</text:p>
          </table:table-cell>
          <table:table-cell table:style-name="ce3" table:formula="of:=[.H25]-[.$N25]" office:value-type="float" office:value="164.333333333333" calcext:value-type="float">
            <text:p>164</text:p>
          </table:table-cell>
          <table:table-cell table:style-name="ce3" table:formula="of:=[.I25]-[.$N25]" office:value-type="float" office:value="-30.6666666666667" calcext:value-type="float">
            <text:p>-31</text:p>
          </table:table-cell>
          <table:table-cell table:style-name="ce3" table:formula="of:=[.J25]-[.$N25]" office:value-type="float" office:value="-26.6666666666667" calcext:value-type="float">
            <text:p>-27</text:p>
          </table:table-cell>
          <table:table-cell table:style-name="ce3" table:formula="of:=[.K25]-[.$N25]" office:value-type="float" office:value="-11.6666666666667" calcext:value-type="float">
            <text:p>-12</text:p>
          </table:table-cell>
          <table:table-cell table:style-name="ce3" table:formula="of:=[.L25]-[.$N25]" office:value-type="float" office:value="-37.6666666666667" calcext:value-type="float">
            <text:p>-38</text:p>
          </table:table-cell>
          <table:table-cell table:style-name="ce3" table:formula="of:=[.M25]-[.$N25]" office:value-type="float" office:value="-31.6666666666667" calcext:value-type="float">
            <text:p>-32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0</text:p>
          </table:table-cell>
          <table:table-cell table:style-name="ce3" table:formula="of:=[.B26]-[.$N26]" office:value-type="float" office:value="-39.25" calcext:value-type="float">
            <text:p>-39</text:p>
          </table:table-cell>
          <table:table-cell table:style-name="ce3" table:formula="of:=[.C26]-[.$N26]" office:value-type="float" office:value="-37.25" calcext:value-type="float">
            <text:p>-37</text:p>
          </table:table-cell>
          <table:table-cell table:style-name="ce3" table:formula="of:=[.D26]-[.$N26]" office:value-type="float" office:value="45.75" calcext:value-type="float">
            <text:p>46</text:p>
          </table:table-cell>
          <table:table-cell table:style-name="ce3" table:formula="of:=[.E26]-[.$N26]" office:value-type="float" office:value="-39.25" calcext:value-type="float">
            <text:p>-39</text:p>
          </table:table-cell>
          <table:table-cell table:style-name="ce3" table:formula="of:=[.F26]-[.$N26]" office:value-type="float" office:value="-7.25" calcext:value-type="float">
            <text:p>-7</text:p>
          </table:table-cell>
          <table:table-cell table:style-name="ce3" table:formula="of:=[.G26]-[.$N26]" office:value-type="float" office:value="-29.25" calcext:value-type="float">
            <text:p>-29</text:p>
          </table:table-cell>
          <table:table-cell table:style-name="ce3" table:formula="of:=[.H26]-[.$N26]" office:value-type="float" office:value="292.75" calcext:value-type="float">
            <text:p>293</text:p>
          </table:table-cell>
          <table:table-cell table:style-name="ce3" table:formula="of:=[.I26]-[.$N26]" office:value-type="float" office:value="-36.25" calcext:value-type="float">
            <text:p>-36</text:p>
          </table:table-cell>
          <table:table-cell table:style-name="ce3" table:formula="of:=[.J26]-[.$N26]" office:value-type="float" office:value="-35.25" calcext:value-type="float">
            <text:p>-35</text:p>
          </table:table-cell>
          <table:table-cell table:style-name="ce3" table:formula="of:=[.K26]-[.$N26]" office:value-type="float" office:value="-33.25" calcext:value-type="float">
            <text:p>-33</text:p>
          </table:table-cell>
          <table:table-cell table:style-name="ce3" table:formula="of:=[.L26]-[.$N26]" office:value-type="float" office:value="-40.25" calcext:value-type="float">
            <text:p>-40</text:p>
          </table:table-cell>
          <table:table-cell table:style-name="ce3" table:formula="of:=[.M26]-[.$N26]" office:value-type="float" office:value="-41.25" calcext:value-type="float">
            <text:p>-4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1</text:p>
          </table:table-cell>
          <table:table-cell table:style-name="ce3" table:formula="of:=[.B27]-[.$N27]" office:value-type="float" office:value="-43.4166666666667" calcext:value-type="float">
            <text:p>-43</text:p>
          </table:table-cell>
          <table:table-cell table:style-name="ce3" table:formula="of:=[.C27]-[.$N27]" office:value-type="float" office:value="-44.4166666666667" calcext:value-type="float">
            <text:p>-44</text:p>
          </table:table-cell>
          <table:table-cell table:style-name="ce3" table:formula="of:=[.D27]-[.$N27]" office:value-type="float" office:value="27.5833333333333" calcext:value-type="float">
            <text:p>28</text:p>
          </table:table-cell>
          <table:table-cell table:style-name="ce3" table:formula="of:=[.E27]-[.$N27]" office:value-type="float" office:value="-45.4166666666667" calcext:value-type="float">
            <text:p>-45</text:p>
          </table:table-cell>
          <table:table-cell table:style-name="ce3" table:formula="of:=[.F27]-[.$N27]" office:value-type="float" office:value="8.58333333333334" calcext:value-type="float">
            <text:p>9</text:p>
          </table:table-cell>
          <table:table-cell table:style-name="ce3" table:formula="of:=[.G27]-[.$N27]" office:value-type="float" office:value="-31.4166666666667" calcext:value-type="float">
            <text:p>-31</text:p>
          </table:table-cell>
          <table:table-cell table:style-name="ce3" table:formula="of:=[.H27]-[.$N27]" office:value-type="float" office:value="336.583333333333" calcext:value-type="float">
            <text:p>337</text:p>
          </table:table-cell>
          <table:table-cell table:style-name="ce3" table:formula="of:=[.I27]-[.$N27]" office:value-type="float" office:value="-41.4166666666667" calcext:value-type="float">
            <text:p>-41</text:p>
          </table:table-cell>
          <table:table-cell table:style-name="ce3" table:formula="of:=[.J27]-[.$N27]" office:value-type="float" office:value="-45.4166666666667" calcext:value-type="float">
            <text:p>-45</text:p>
          </table:table-cell>
          <table:table-cell table:style-name="ce3" table:formula="of:=[.K27]-[.$N27]" office:value-type="float" office:value="-38.4166666666667" calcext:value-type="float">
            <text:p>-38</text:p>
          </table:table-cell>
          <table:table-cell table:style-name="ce3" table:formula="of:=[.L27]-[.$N27]" office:value-type="float" office:value="-40.4166666666667" calcext:value-type="float">
            <text:p>-40</text:p>
          </table:table-cell>
          <table:table-cell table:style-name="ce3" table:formula="of:=[.M27]-[.$N27]" office:value-type="float" office:value="-42.4166666666667" calcext:value-type="float">
            <text:p>-42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2</text:p>
          </table:table-cell>
          <table:table-cell table:style-name="ce3" table:formula="of:=[.B28]-[.$N28]" office:value-type="float" office:value="-31.8333333333333" calcext:value-type="float">
            <text:p>-32</text:p>
          </table:table-cell>
          <table:table-cell table:style-name="ce3" table:formula="of:=[.C28]-[.$N28]" office:value-type="float" office:value="-28.8333333333333" calcext:value-type="float">
            <text:p>-29</text:p>
          </table:table-cell>
          <table:table-cell table:style-name="ce3" table:formula="of:=[.D28]-[.$N28]" office:value-type="float" office:value="34.1666666666667" calcext:value-type="float">
            <text:p>34</text:p>
          </table:table-cell>
          <table:table-cell table:style-name="ce3" table:formula="of:=[.E28]-[.$N28]" office:value-type="float" office:value="-30.8333333333333" calcext:value-type="float">
            <text:p>-31</text:p>
          </table:table-cell>
          <table:table-cell table:style-name="ce3" table:formula="of:=[.F28]-[.$N28]" office:value-type="float" office:value="20.1666666666667" calcext:value-type="float">
            <text:p>20</text:p>
          </table:table-cell>
          <table:table-cell table:style-name="ce3" table:formula="of:=[.G28]-[.$N28]" office:value-type="float" office:value="-5.83333333333334" calcext:value-type="float">
            <text:p>-6</text:p>
          </table:table-cell>
          <table:table-cell table:style-name="ce3" table:formula="of:=[.H28]-[.$N28]" office:value-type="float" office:value="178.166666666667" calcext:value-type="float">
            <text:p>178</text:p>
          </table:table-cell>
          <table:table-cell table:style-name="ce3" table:formula="of:=[.I28]-[.$N28]" office:value-type="float" office:value="-30.8333333333333" calcext:value-type="float">
            <text:p>-31</text:p>
          </table:table-cell>
          <table:table-cell table:style-name="ce3" table:formula="of:=[.J28]-[.$N28]" office:value-type="float" office:value="-25.8333333333333" calcext:value-type="float">
            <text:p>-26</text:p>
          </table:table-cell>
          <table:table-cell table:style-name="ce3" table:formula="of:=[.K28]-[.$N28]" office:value-type="float" office:value="-17.8333333333333" calcext:value-type="float">
            <text:p>-18</text:p>
          </table:table-cell>
          <table:table-cell table:style-name="ce3" table:formula="of:=[.L28]-[.$N28]" office:value-type="float" office:value="-31.8333333333333" calcext:value-type="float">
            <text:p>-32</text:p>
          </table:table-cell>
          <table:table-cell table:style-name="ce3" table:formula="of:=[.M28]-[.$N28]" office:value-type="float" office:value="-28.8333333333333" calcext:value-type="float">
            <text:p>-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4</text:p>
          </table:table-cell>
          <table:table-cell table:style-name="ce3" table:formula="of:=[.B29]-[.$N29]" office:value-type="float" office:value="-42" calcext:value-type="float">
            <text:p>-42</text:p>
          </table:table-cell>
          <table:table-cell table:style-name="ce3" table:formula="of:=[.C29]-[.$N29]" office:value-type="float" office:value="-39" calcext:value-type="float">
            <text:p>-39</text:p>
          </table:table-cell>
          <table:table-cell table:style-name="ce3" table:formula="of:=[.D29]-[.$N29]" office:value-type="float" office:value="20" calcext:value-type="float">
            <text:p>20</text:p>
          </table:table-cell>
          <table:table-cell table:style-name="ce3" table:formula="of:=[.E29]-[.$N29]" office:value-type="float" office:value="-36" calcext:value-type="float">
            <text:p>-36</text:p>
          </table:table-cell>
          <table:table-cell table:style-name="ce3" table:formula="of:=[.F29]-[.$N29]" office:value-type="float" office:value="-5" calcext:value-type="float">
            <text:p>-5</text:p>
          </table:table-cell>
          <table:table-cell table:style-name="ce3" table:formula="of:=[.G29]-[.$N29]" office:value-type="float" office:value="-33" calcext:value-type="float">
            <text:p>-33</text:p>
          </table:table-cell>
          <table:table-cell table:style-name="ce3" table:formula="of:=[.H29]-[.$N29]" office:value-type="float" office:value="329" calcext:value-type="float">
            <text:p>329</text:p>
          </table:table-cell>
          <table:table-cell table:style-name="ce3" table:formula="of:=[.I29]-[.$N29]" office:value-type="float" office:value="-37" calcext:value-type="float">
            <text:p>-37</text:p>
          </table:table-cell>
          <table:table-cell table:style-name="ce3" table:formula="of:=[.J29]-[.$N29]" office:value-type="float" office:value="-42" calcext:value-type="float">
            <text:p>-42</text:p>
          </table:table-cell>
          <table:table-cell table:style-name="ce3" table:formula="of:=[.K29]-[.$N29]" office:value-type="float" office:value="-40" calcext:value-type="float">
            <text:p>-40</text:p>
          </table:table-cell>
          <table:table-cell table:style-name="ce3" table:formula="of:=[.L29]-[.$N29]" office:value-type="float" office:value="-39" calcext:value-type="float">
            <text:p>-39</text:p>
          </table:table-cell>
          <table:table-cell table:style-name="ce3" table:formula="of:=[.M29]-[.$N29]" office:value-type="float" office:value="-36" calcext:value-type="float">
            <text:p>-36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5</text:p>
          </table:table-cell>
          <table:table-cell table:style-name="ce3" table:formula="of:=[.B30]-[.$N30]" office:value-type="float" office:value="-40.0833333333333" calcext:value-type="float">
            <text:p>-40</text:p>
          </table:table-cell>
          <table:table-cell table:style-name="ce3" table:formula="of:=[.C30]-[.$N30]" office:value-type="float" office:value="-43.0833333333333" calcext:value-type="float">
            <text:p>-43</text:p>
          </table:table-cell>
          <table:table-cell table:style-name="ce3" table:formula="of:=[.D30]-[.$N30]" office:value-type="float" office:value="57.9166666666667" calcext:value-type="float">
            <text:p>58</text:p>
          </table:table-cell>
          <table:table-cell table:style-name="ce3" table:formula="of:=[.E30]-[.$N30]" office:value-type="float" office:value="-40.0833333333333" calcext:value-type="float">
            <text:p>-40</text:p>
          </table:table-cell>
          <table:table-cell table:style-name="ce3" table:formula="of:=[.F30]-[.$N30]" office:value-type="float" office:value="1.91666666666666" calcext:value-type="float">
            <text:p>2</text:p>
          </table:table-cell>
          <table:table-cell table:style-name="ce3" table:formula="of:=[.G30]-[.$N30]" office:value-type="float" office:value="-34.0833333333333" calcext:value-type="float">
            <text:p>-34</text:p>
          </table:table-cell>
          <table:table-cell table:style-name="ce3" table:formula="of:=[.H30]-[.$N30]" office:value-type="float" office:value="305.916666666667" calcext:value-type="float">
            <text:p>306</text:p>
          </table:table-cell>
          <table:table-cell table:style-name="ce3" table:formula="of:=[.I30]-[.$N30]" office:value-type="float" office:value="-45.0833333333333" calcext:value-type="float">
            <text:p>-45</text:p>
          </table:table-cell>
          <table:table-cell table:style-name="ce3" table:formula="of:=[.J30]-[.$N30]" office:value-type="float" office:value="-38.0833333333333" calcext:value-type="float">
            <text:p>-38</text:p>
          </table:table-cell>
          <table:table-cell table:style-name="ce3" table:formula="of:=[.K30]-[.$N30]" office:value-type="float" office:value="-40.0833333333333" calcext:value-type="float">
            <text:p>-40</text:p>
          </table:table-cell>
          <table:table-cell table:style-name="ce3" table:formula="of:=[.L30]-[.$N30]" office:value-type="float" office:value="-43.0833333333333" calcext:value-type="float">
            <text:p>-43</text:p>
          </table:table-cell>
          <table:table-cell table:style-name="ce3" table:formula="of:=[.M30]-[.$N30]" office:value-type="float" office:value="-42.0833333333333" calcext:value-type="float">
            <text:p>-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</text:p>
          </table:table-cell>
          <table:table-cell table:style-name="ce3" table:formula="of:=[.B31]-[.$N31]" office:value-type="float" office:value="-29.6666666666667" calcext:value-type="float">
            <text:p>-30</text:p>
          </table:table-cell>
          <table:table-cell table:style-name="ce3" table:formula="of:=[.C31]-[.$N31]" office:value-type="float" office:value="-30.6666666666667" calcext:value-type="float">
            <text:p>-31</text:p>
          </table:table-cell>
          <table:table-cell table:style-name="ce3" table:formula="of:=[.D31]-[.$N31]" office:value-type="float" office:value="78.3333333333333" calcext:value-type="float">
            <text:p>78</text:p>
          </table:table-cell>
          <table:table-cell table:style-name="ce3" table:formula="of:=[.E31]-[.$N31]" office:value-type="float" office:value="-25.6666666666667" calcext:value-type="float">
            <text:p>-26</text:p>
          </table:table-cell>
          <table:table-cell table:style-name="ce3" table:formula="of:=[.F31]-[.$N31]" office:value-type="float" office:value="44.3333333333333" calcext:value-type="float">
            <text:p>44</text:p>
          </table:table-cell>
          <table:table-cell table:style-name="ce3" table:formula="of:=[.G31]-[.$N31]" office:value-type="float" office:value="-13.6666666666667" calcext:value-type="float">
            <text:p>-14</text:p>
          </table:table-cell>
          <table:table-cell table:style-name="ce3" table:formula="of:=[.H31]-[.$N31]" office:value-type="float" office:value="119.333333333333" calcext:value-type="float">
            <text:p>119</text:p>
          </table:table-cell>
          <table:table-cell table:style-name="ce3" table:formula="of:=[.I31]-[.$N31]" office:value-type="float" office:value="-29.6666666666667" calcext:value-type="float">
            <text:p>-30</text:p>
          </table:table-cell>
          <table:table-cell table:style-name="ce3" table:formula="of:=[.J31]-[.$N31]" office:value-type="float" office:value="-23.6666666666667" calcext:value-type="float">
            <text:p>-24</text:p>
          </table:table-cell>
          <table:table-cell table:style-name="ce3" table:formula="of:=[.K31]-[.$N31]" office:value-type="float" office:value="-24.6666666666667" calcext:value-type="float">
            <text:p>-25</text:p>
          </table:table-cell>
          <table:table-cell table:style-name="ce3" table:formula="of:=[.L31]-[.$N31]" office:value-type="float" office:value="-32.6666666666667" calcext:value-type="float">
            <text:p>-33</text:p>
          </table:table-cell>
          <table:table-cell table:style-name="ce3" table:formula="of:=[.M31]-[.$N31]" office:value-type="float" office:value="-31.6666666666667" calcext:value-type="float">
            <text:p>-32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8</text:p>
          </table:table-cell>
          <table:table-cell table:style-name="ce3" table:formula="of:=[.B32]-[.$N32]" office:value-type="float" office:value="-47" calcext:value-type="float">
            <text:p>-47</text:p>
          </table:table-cell>
          <table:table-cell table:style-name="ce3" table:formula="of:=[.C32]-[.$N32]" office:value-type="float" office:value="-34" calcext:value-type="float">
            <text:p>-34</text:p>
          </table:table-cell>
          <table:table-cell table:style-name="ce3" table:formula="of:=[.D32]-[.$N32]" office:value-type="float" office:value="35" calcext:value-type="float">
            <text:p>35</text:p>
          </table:table-cell>
          <table:table-cell table:style-name="ce3" table:formula="of:=[.E32]-[.$N32]" office:value-type="float" office:value="-32" calcext:value-type="float">
            <text:p>-32</text:p>
          </table:table-cell>
          <table:table-cell table:style-name="ce3" table:formula="of:=[.F32]-[.$N32]" office:value-type="float" office:value="51" calcext:value-type="float">
            <text:p>51</text:p>
          </table:table-cell>
          <table:table-cell table:style-name="ce3" table:formula="of:=[.G32]-[.$N32]" office:value-type="float" office:value="-26" calcext:value-type="float">
            <text:p>-26</text:p>
          </table:table-cell>
          <table:table-cell table:style-name="ce3" table:formula="of:=[.H32]-[.$N32]" office:value-type="float" office:value="267" calcext:value-type="float">
            <text:p>267</text:p>
          </table:table-cell>
          <table:table-cell table:style-name="ce3" table:formula="of:=[.I32]-[.$N32]" office:value-type="float" office:value="-45" calcext:value-type="float">
            <text:p>-45</text:p>
          </table:table-cell>
          <table:table-cell table:style-name="ce3" table:formula="of:=[.J32]-[.$N32]" office:value-type="float" office:value="-43" calcext:value-type="float">
            <text:p>-43</text:p>
          </table:table-cell>
          <table:table-cell table:style-name="ce3" table:formula="of:=[.K32]-[.$N32]" office:value-type="float" office:value="-36" calcext:value-type="float">
            <text:p>-36</text:p>
          </table:table-cell>
          <table:table-cell table:style-name="ce3" table:formula="of:=[.L32]-[.$N32]" office:value-type="float" office:value="-46" calcext:value-type="float">
            <text:p>-46</text:p>
          </table:table-cell>
          <table:table-cell table:style-name="ce3" table:formula="of:=[.M32]-[.$N32]" office:value-type="float" office:value="-44" calcext:value-type="float">
            <text:p>-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9</text:p>
          </table:table-cell>
          <table:table-cell table:style-name="ce3" table:formula="of:=[.B33]-[.$N33]" office:value-type="float" office:value="-39" calcext:value-type="float">
            <text:p>-39</text:p>
          </table:table-cell>
          <table:table-cell table:style-name="ce3" table:formula="of:=[.C33]-[.$N33]" office:value-type="float" office:value="-39" calcext:value-type="float">
            <text:p>-39</text:p>
          </table:table-cell>
          <table:table-cell table:style-name="ce3" table:formula="of:=[.D33]-[.$N33]" office:value-type="float" office:value="51" calcext:value-type="float">
            <text:p>51</text:p>
          </table:table-cell>
          <table:table-cell table:style-name="ce3" table:formula="of:=[.E33]-[.$N33]" office:value-type="float" office:value="-37" calcext:value-type="float">
            <text:p>-37</text:p>
          </table:table-cell>
          <table:table-cell table:style-name="ce3" table:formula="of:=[.F33]-[.$N33]" office:value-type="float" office:value="15" calcext:value-type="float">
            <text:p>15</text:p>
          </table:table-cell>
          <table:table-cell table:style-name="ce3" table:formula="of:=[.G33]-[.$N33]" office:value-type="float" office:value="-30" calcext:value-type="float">
            <text:p>-30</text:p>
          </table:table-cell>
          <table:table-cell table:style-name="ce3" table:formula="of:=[.H33]-[.$N33]" office:value-type="float" office:value="272" calcext:value-type="float">
            <text:p>272</text:p>
          </table:table-cell>
          <table:table-cell table:style-name="ce3" table:formula="of:=[.I33]-[.$N33]" office:value-type="float" office:value="-40" calcext:value-type="float">
            <text:p>-40</text:p>
          </table:table-cell>
          <table:table-cell table:style-name="ce3" table:formula="of:=[.J33]-[.$N33]" office:value-type="float" office:value="-39" calcext:value-type="float">
            <text:p>-39</text:p>
          </table:table-cell>
          <table:table-cell table:style-name="ce3" table:formula="of:=[.K33]-[.$N33]" office:value-type="float" office:value="-32" calcext:value-type="float">
            <text:p>-32</text:p>
          </table:table-cell>
          <table:table-cell table:style-name="ce3" table:formula="of:=[.L33]-[.$N33]" office:value-type="float" office:value="-42" calcext:value-type="float">
            <text:p>-42</text:p>
          </table:table-cell>
          <table:table-cell table:style-name="ce3" table:formula="of:=[.M33]-[.$N33]" office:value-type="float" office:value="-40" calcext:value-type="float">
            <text:p>-40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0</text:p>
          </table:table-cell>
          <table:table-cell table:style-name="ce3" table:formula="of:=[.B34]-[.$N34]" office:value-type="float" office:value="-42.3333333333333" calcext:value-type="float">
            <text:p>-42</text:p>
          </table:table-cell>
          <table:table-cell table:style-name="ce3" table:formula="of:=[.C34]-[.$N34]" office:value-type="float" office:value="-42.3333333333333" calcext:value-type="float">
            <text:p>-42</text:p>
          </table:table-cell>
          <table:table-cell table:style-name="ce3" table:formula="of:=[.D34]-[.$N34]" office:value-type="float" office:value="41.6666666666667" calcext:value-type="float">
            <text:p>42</text:p>
          </table:table-cell>
          <table:table-cell table:style-name="ce3" table:formula="of:=[.E34]-[.$N34]" office:value-type="float" office:value="-37.3333333333333" calcext:value-type="float">
            <text:p>-37</text:p>
          </table:table-cell>
          <table:table-cell table:style-name="ce3" table:formula="of:=[.F34]-[.$N34]" office:value-type="float" office:value="27.6666666666667" calcext:value-type="float">
            <text:p>28</text:p>
          </table:table-cell>
          <table:table-cell table:style-name="ce3" table:formula="of:=[.G34]-[.$N34]" office:value-type="float" office:value="-32.3333333333333" calcext:value-type="float">
            <text:p>-32</text:p>
          </table:table-cell>
          <table:table-cell table:style-name="ce3" table:formula="of:=[.H34]-[.$N34]" office:value-type="float" office:value="279.666666666667" calcext:value-type="float">
            <text:p>280</text:p>
          </table:table-cell>
          <table:table-cell table:style-name="ce3" table:formula="of:=[.I34]-[.$N34]" office:value-type="float" office:value="-38.3333333333333" calcext:value-type="float">
            <text:p>-38</text:p>
          </table:table-cell>
          <table:table-cell table:style-name="ce3" table:formula="of:=[.J34]-[.$N34]" office:value-type="float" office:value="-36.3333333333333" calcext:value-type="float">
            <text:p>-36</text:p>
          </table:table-cell>
          <table:table-cell table:style-name="ce3" table:formula="of:=[.K34]-[.$N34]" office:value-type="float" office:value="-39.3333333333333" calcext:value-type="float">
            <text:p>-39</text:p>
          </table:table-cell>
          <table:table-cell table:style-name="ce3" table:formula="of:=[.L34]-[.$N34]" office:value-type="float" office:value="-39.3333333333333" calcext:value-type="float">
            <text:p>-39</text:p>
          </table:table-cell>
          <table:table-cell table:style-name="ce3" table:formula="of:=[.M34]-[.$N34]" office:value-type="float" office:value="-41.3333333333333" calcext:value-type="float">
            <text:p>-41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1</text:p>
          </table:table-cell>
          <table:table-cell table:style-name="ce3" table:formula="of:=[.B35]-[.$N35]" office:value-type="float" office:value="-37.25" calcext:value-type="float">
            <text:p>-37</text:p>
          </table:table-cell>
          <table:table-cell table:style-name="ce3" table:formula="of:=[.C35]-[.$N35]" office:value-type="float" office:value="-37.25" calcext:value-type="float">
            <text:p>-37</text:p>
          </table:table-cell>
          <table:table-cell table:style-name="ce3" table:formula="of:=[.D35]-[.$N35]" office:value-type="float" office:value="59.75" calcext:value-type="float">
            <text:p>60</text:p>
          </table:table-cell>
          <table:table-cell table:style-name="ce3" table:formula="of:=[.E35]-[.$N35]" office:value-type="float" office:value="-33.25" calcext:value-type="float">
            <text:p>-33</text:p>
          </table:table-cell>
          <table:table-cell table:style-name="ce3" table:formula="of:=[.F35]-[.$N35]" office:value-type="float" office:value="28.75" calcext:value-type="float">
            <text:p>29</text:p>
          </table:table-cell>
          <table:table-cell table:style-name="ce3" table:formula="of:=[.G35]-[.$N35]" office:value-type="float" office:value="-21.25" calcext:value-type="float">
            <text:p>-21</text:p>
          </table:table-cell>
          <table:table-cell table:style-name="ce3" table:formula="of:=[.H35]-[.$N35]" office:value-type="float" office:value="199.75" calcext:value-type="float">
            <text:p>200</text:p>
          </table:table-cell>
          <table:table-cell table:style-name="ce3" table:formula="of:=[.I35]-[.$N35]" office:value-type="float" office:value="-41.25" calcext:value-type="float">
            <text:p>-41</text:p>
          </table:table-cell>
          <table:table-cell table:style-name="ce3" table:formula="of:=[.J35]-[.$N35]" office:value-type="float" office:value="-27.25" calcext:value-type="float">
            <text:p>-27</text:p>
          </table:table-cell>
          <table:table-cell table:style-name="ce3" table:formula="of:=[.K35]-[.$N35]" office:value-type="float" office:value="-23.25" calcext:value-type="float">
            <text:p>-23</text:p>
          </table:table-cell>
          <table:table-cell table:style-name="ce3" table:formula="of:=[.L35]-[.$N35]" office:value-type="float" office:value="-39.25" calcext:value-type="float">
            <text:p>-39</text:p>
          </table:table-cell>
          <table:table-cell table:style-name="ce3" table:formula="of:=[.M35]-[.$N35]" office:value-type="float" office:value="-28.25" calcext:value-type="float">
            <text:p>-2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3</text:p>
          </table:table-cell>
          <table:table-cell table:style-name="ce3" table:formula="of:=[.B36]-[.$N36]" office:value-type="float" office:value="-34.25" calcext:value-type="float">
            <text:p>-34</text:p>
          </table:table-cell>
          <table:table-cell table:style-name="ce3" table:formula="of:=[.C36]-[.$N36]" office:value-type="float" office:value="-30.25" calcext:value-type="float">
            <text:p>-30</text:p>
          </table:table-cell>
          <table:table-cell table:style-name="ce3" table:formula="of:=[.D36]-[.$N36]" office:value-type="float" office:value="60.75" calcext:value-type="float">
            <text:p>61</text:p>
          </table:table-cell>
          <table:table-cell table:style-name="ce3" table:formula="of:=[.E36]-[.$N36]" office:value-type="float" office:value="-29.25" calcext:value-type="float">
            <text:p>-29</text:p>
          </table:table-cell>
          <table:table-cell table:style-name="ce3" table:formula="of:=[.F36]-[.$N36]" office:value-type="float" office:value="24.75" calcext:value-type="float">
            <text:p>25</text:p>
          </table:table-cell>
          <table:table-cell table:style-name="ce3" table:formula="of:=[.G36]-[.$N36]" office:value-type="float" office:value="-19.25" calcext:value-type="float">
            <text:p>-19</text:p>
          </table:table-cell>
          <table:table-cell table:style-name="ce3" table:formula="of:=[.H36]-[.$N36]" office:value-type="float" office:value="163.75" calcext:value-type="float">
            <text:p>164</text:p>
          </table:table-cell>
          <table:table-cell table:style-name="ce3" table:formula="of:=[.I36]-[.$N36]" office:value-type="float" office:value="-31.25" calcext:value-type="float">
            <text:p>-31</text:p>
          </table:table-cell>
          <table:table-cell table:style-name="ce3" table:formula="of:=[.J36]-[.$N36]" office:value-type="float" office:value="-26.25" calcext:value-type="float">
            <text:p>-26</text:p>
          </table:table-cell>
          <table:table-cell table:style-name="ce3" table:formula="of:=[.K36]-[.$N36]" office:value-type="float" office:value="-17.25" calcext:value-type="float">
            <text:p>-17</text:p>
          </table:table-cell>
          <table:table-cell table:style-name="ce3" table:formula="of:=[.L36]-[.$N36]" office:value-type="float" office:value="-32.25" calcext:value-type="float">
            <text:p>-32</text:p>
          </table:table-cell>
          <table:table-cell table:style-name="ce3" table:formula="of:=[.M36]-[.$N36]" office:value-type="float" office:value="-29.25" calcext:value-type="float">
            <text:p>-29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4</text:p>
          </table:table-cell>
          <table:table-cell table:style-name="ce3" table:formula="of:=[.B37]-[.$N37]" office:value-type="float" office:value="-32" calcext:value-type="float">
            <text:p>-32</text:p>
          </table:table-cell>
          <table:table-cell table:style-name="ce3" table:formula="of:=[.C37]-[.$N37]" office:value-type="float" office:value="-28" calcext:value-type="float">
            <text:p>-28</text:p>
          </table:table-cell>
          <table:table-cell table:style-name="ce3" table:formula="of:=[.D37]-[.$N37]" office:value-type="float" office:value="42" calcext:value-type="float">
            <text:p>42</text:p>
          </table:table-cell>
          <table:table-cell table:style-name="ce3" table:formula="of:=[.E37]-[.$N37]" office:value-type="float" office:value="-31" calcext:value-type="float">
            <text:p>-31</text:p>
          </table:table-cell>
          <table:table-cell table:style-name="ce3" table:formula="of:=[.F37]-[.$N37]" office:value-type="float" office:value="18" calcext:value-type="float">
            <text:p>18</text:p>
          </table:table-cell>
          <table:table-cell table:style-name="ce3" table:formula="of:=[.G37]-[.$N37]" office:value-type="float" office:value="-22" calcext:value-type="float">
            <text:p>-22</text:p>
          </table:table-cell>
          <table:table-cell table:style-name="ce3" table:formula="of:=[.H37]-[.$N37]" office:value-type="float" office:value="204" calcext:value-type="float">
            <text:p>204</text:p>
          </table:table-cell>
          <table:table-cell table:style-name="ce3" table:formula="of:=[.I37]-[.$N37]" office:value-type="float" office:value="-34" calcext:value-type="float">
            <text:p>-34</text:p>
          </table:table-cell>
          <table:table-cell table:style-name="ce3" table:formula="of:=[.J37]-[.$N37]" office:value-type="float" office:value="-31" calcext:value-type="float">
            <text:p>-31</text:p>
          </table:table-cell>
          <table:table-cell table:style-name="ce3" table:formula="of:=[.K37]-[.$N37]" office:value-type="float" office:value="-23" calcext:value-type="float">
            <text:p>-23</text:p>
          </table:table-cell>
          <table:table-cell table:style-name="ce3" table:formula="of:=[.L37]-[.$N37]" office:value-type="float" office:value="-33" calcext:value-type="float">
            <text:p>-33</text:p>
          </table:table-cell>
          <table:table-cell table:style-name="ce3" table:formula="of:=[.M37]-[.$N37]" office:value-type="float" office:value="-30" calcext:value-type="float">
            <text:p>-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5</text:p>
          </table:table-cell>
          <table:table-cell table:style-name="ce3" table:formula="of:=[.B38]-[.$N38]" office:value-type="float" office:value="-55.3333333333333" calcext:value-type="float">
            <text:p>-55</text:p>
          </table:table-cell>
          <table:table-cell table:style-name="ce3" table:formula="of:=[.C38]-[.$N38]" office:value-type="float" office:value="-49.3333333333333" calcext:value-type="float">
            <text:p>-49</text:p>
          </table:table-cell>
          <table:table-cell table:style-name="ce3" table:formula="of:=[.D38]-[.$N38]" office:value-type="float" office:value="82.6666666666667" calcext:value-type="float">
            <text:p>83</text:p>
          </table:table-cell>
          <table:table-cell table:style-name="ce3" table:formula="of:=[.E38]-[.$N38]" office:value-type="float" office:value="-45.3333333333333" calcext:value-type="float">
            <text:p>-45</text:p>
          </table:table-cell>
          <table:table-cell table:style-name="ce3" table:formula="of:=[.F38]-[.$N38]" office:value-type="float" office:value="72.6666666666667" calcext:value-type="float">
            <text:p>73</text:p>
          </table:table-cell>
          <table:table-cell table:style-name="ce3" table:formula="of:=[.G38]-[.$N38]" office:value-type="float" office:value="-16.3333333333333" calcext:value-type="float">
            <text:p>-16</text:p>
          </table:table-cell>
          <table:table-cell table:style-name="ce3" table:formula="of:=[.H38]-[.$N38]" office:value-type="float" office:value="222.666666666667" calcext:value-type="float">
            <text:p>223</text:p>
          </table:table-cell>
          <table:table-cell table:style-name="ce3" table:formula="of:=[.I38]-[.$N38]" office:value-type="float" office:value="-53.3333333333333" calcext:value-type="float">
            <text:p>-53</text:p>
          </table:table-cell>
          <table:table-cell table:style-name="ce3" table:formula="of:=[.J38]-[.$N38]" office:value-type="float" office:value="-39.3333333333333" calcext:value-type="float">
            <text:p>-39</text:p>
          </table:table-cell>
          <table:table-cell table:style-name="ce3" table:formula="of:=[.K38]-[.$N38]" office:value-type="float" office:value="-24.3333333333333" calcext:value-type="float">
            <text:p>-24</text:p>
          </table:table-cell>
          <table:table-cell table:style-name="ce3" table:formula="of:=[.L38]-[.$N38]" office:value-type="float" office:value="-46.3333333333333" calcext:value-type="float">
            <text:p>-46</text:p>
          </table:table-cell>
          <table:table-cell table:style-name="ce3" table:formula="of:=[.M38]-[.$N38]" office:value-type="float" office:value="-48.3333333333333" calcext:value-type="float">
            <text:p>-4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6</text:p>
          </table:table-cell>
          <table:table-cell table:style-name="ce3" table:formula="of:=[.B39]-[.$N39]" office:value-type="float" office:value="-49.5" calcext:value-type="float">
            <text:p>-50</text:p>
          </table:table-cell>
          <table:table-cell table:style-name="ce3" table:formula="of:=[.C39]-[.$N39]" office:value-type="float" office:value="-39.5" calcext:value-type="float">
            <text:p>-40</text:p>
          </table:table-cell>
          <table:table-cell table:style-name="ce3" table:formula="of:=[.D39]-[.$N39]" office:value-type="float" office:value="109.5" calcext:value-type="float">
            <text:p>110</text:p>
          </table:table-cell>
          <table:table-cell table:style-name="ce3" table:formula="of:=[.E39]-[.$N39]" office:value-type="float" office:value="-42.5" calcext:value-type="float">
            <text:p>-43</text:p>
          </table:table-cell>
          <table:table-cell table:style-name="ce3" table:formula="of:=[.F39]-[.$N39]" office:value-type="float" office:value="7.5" calcext:value-type="float">
            <text:p>8</text:p>
          </table:table-cell>
          <table:table-cell table:style-name="ce3" table:formula="of:=[.G39]-[.$N39]" office:value-type="float" office:value="-22.5" calcext:value-type="float">
            <text:p>-23</text:p>
          </table:table-cell>
          <table:table-cell table:style-name="ce3" table:formula="of:=[.H39]-[.$N39]" office:value-type="float" office:value="239.5" calcext:value-type="float">
            <text:p>240</text:p>
          </table:table-cell>
          <table:table-cell table:style-name="ce3" table:formula="of:=[.I39]-[.$N39]" office:value-type="float" office:value="-43.5" calcext:value-type="float">
            <text:p>-44</text:p>
          </table:table-cell>
          <table:table-cell table:style-name="ce3" table:formula="of:=[.J39]-[.$N39]" office:value-type="float" office:value="-38.5" calcext:value-type="float">
            <text:p>-39</text:p>
          </table:table-cell>
          <table:table-cell table:style-name="ce3" table:formula="of:=[.K39]-[.$N39]" office:value-type="float" office:value="-27.5" calcext:value-type="float">
            <text:p>-28</text:p>
          </table:table-cell>
          <table:table-cell table:style-name="ce3" table:formula="of:=[.L39]-[.$N39]" office:value-type="float" office:value="-49.5" calcext:value-type="float">
            <text:p>-50</text:p>
          </table:table-cell>
          <table:table-cell table:style-name="ce3" table:formula="of:=[.M39]-[.$N39]" office:value-type="float" office:value="-43.5" calcext:value-type="float">
            <text:p>-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17</text:p>
          </table:table-cell>
          <table:table-cell table:style-name="ce3" table:formula="of:=[.B40]-[.$N40]" office:value-type="float" office:value="-49.3333333333333" calcext:value-type="float">
            <text:p>-49</text:p>
          </table:table-cell>
          <table:table-cell table:style-name="ce3" table:formula="of:=[.C40]-[.$N40]" office:value-type="float" office:value="-43.3333333333333" calcext:value-type="float">
            <text:p>-43</text:p>
          </table:table-cell>
          <table:table-cell table:style-name="ce3" table:formula="of:=[.D40]-[.$N40]" office:value-type="float" office:value="67.6666666666667" calcext:value-type="float">
            <text:p>68</text:p>
          </table:table-cell>
          <table:table-cell table:style-name="ce3" table:formula="of:=[.E40]-[.$N40]" office:value-type="float" office:value="-40.3333333333333" calcext:value-type="float">
            <text:p>-40</text:p>
          </table:table-cell>
          <table:table-cell table:style-name="ce3" table:formula="of:=[.F40]-[.$N40]" office:value-type="float" office:value="17.6666666666667" calcext:value-type="float">
            <text:p>18</text:p>
          </table:table-cell>
          <table:table-cell table:style-name="ce3" table:formula="of:=[.G40]-[.$N40]" office:value-type="float" office:value="-22.3333333333333" calcext:value-type="float">
            <text:p>-22</text:p>
          </table:table-cell>
          <table:table-cell table:style-name="ce3" table:formula="of:=[.H40]-[.$N40]" office:value-type="float" office:value="274.666666666667" calcext:value-type="float">
            <text:p>275</text:p>
          </table:table-cell>
          <table:table-cell table:style-name="ce3" table:formula="of:=[.I40]-[.$N40]" office:value-type="float" office:value="-45.3333333333333" calcext:value-type="float">
            <text:p>-45</text:p>
          </table:table-cell>
          <table:table-cell table:style-name="ce3" table:formula="of:=[.J40]-[.$N40]" office:value-type="float" office:value="-26.3333333333333" calcext:value-type="float">
            <text:p>-26</text:p>
          </table:table-cell>
          <table:table-cell table:style-name="ce3" table:formula="of:=[.K40]-[.$N40]" office:value-type="float" office:value="-34.3333333333333" calcext:value-type="float">
            <text:p>-34</text:p>
          </table:table-cell>
          <table:table-cell table:style-name="ce3" table:formula="of:=[.L40]-[.$N40]" office:value-type="float" office:value="-50.3333333333333" calcext:value-type="float">
            <text:p>-50</text:p>
          </table:table-cell>
          <table:table-cell table:style-name="ce3" table:formula="of:=[.M40]-[.$N40]" office:value-type="float" office:value="-48.3333333333333" calcext:value-type="float">
            <text:p>-4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3</text:p>
          </table:table-cell>
          <table:table-cell table:style-name="ce3" table:formula="of:=[.B41]-[.$N41]" office:value-type="float" office:value="-44.3333333333333" calcext:value-type="float">
            <text:p>-44</text:p>
          </table:table-cell>
          <table:table-cell table:style-name="ce3" table:formula="of:=[.C41]-[.$N41]" office:value-type="float" office:value="-30.3333333333333" calcext:value-type="float">
            <text:p>-30</text:p>
          </table:table-cell>
          <table:table-cell table:style-name="ce3" table:formula="of:=[.D41]-[.$N41]" office:value-type="float" office:value="62.6666666666667" calcext:value-type="float">
            <text:p>63</text:p>
          </table:table-cell>
          <table:table-cell table:style-name="ce3" table:formula="of:=[.E41]-[.$N41]" office:value-type="float" office:value="-43.3333333333333" calcext:value-type="float">
            <text:p>-43</text:p>
          </table:table-cell>
          <table:table-cell table:style-name="ce3" table:formula="of:=[.F41]-[.$N41]" office:value-type="float" office:value="38.6666666666667" calcext:value-type="float">
            <text:p>39</text:p>
          </table:table-cell>
          <table:table-cell table:style-name="ce3" table:formula="of:=[.G41]-[.$N41]" office:value-type="float" office:value="-18.3333333333333" calcext:value-type="float">
            <text:p>-18</text:p>
          </table:table-cell>
          <table:table-cell table:style-name="ce3" table:formula="of:=[.H41]-[.$N41]" office:value-type="float" office:value="216.666666666667" calcext:value-type="float">
            <text:p>217</text:p>
          </table:table-cell>
          <table:table-cell table:style-name="ce3" table:formula="of:=[.I41]-[.$N41]" office:value-type="float" office:value="-43.3333333333333" calcext:value-type="float">
            <text:p>-43</text:p>
          </table:table-cell>
          <table:table-cell table:style-name="ce3" table:formula="of:=[.J41]-[.$N41]" office:value-type="float" office:value="-24.3333333333333" calcext:value-type="float">
            <text:p>-24</text:p>
          </table:table-cell>
          <table:table-cell table:style-name="ce3" table:formula="of:=[.K41]-[.$N41]" office:value-type="float" office:value="-31.3333333333333" calcext:value-type="float">
            <text:p>-31</text:p>
          </table:table-cell>
          <table:table-cell table:style-name="ce3" table:formula="of:=[.L41]-[.$N41]" office:value-type="float" office:value="-45.3333333333333" calcext:value-type="float">
            <text:p>-45</text:p>
          </table:table-cell>
          <table:table-cell table:style-name="ce3" table:formula="of:=[.M41]-[.$N41]" office:value-type="float" office:value="-37.3333333333333" calcext:value-type="float">
            <text:p>-37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6</text:p>
          </table:table-cell>
          <table:table-cell table:style-name="ce3" table:formula="of:=[.B42]-[.$N42]" office:value-type="float" office:value="-47" calcext:value-type="float">
            <text:p>-47</text:p>
          </table:table-cell>
          <table:table-cell table:style-name="ce3" table:formula="of:=[.C42]-[.$N42]" office:value-type="float" office:value="-46" calcext:value-type="float">
            <text:p>-46</text:p>
          </table:table-cell>
          <table:table-cell table:style-name="ce3" table:formula="of:=[.D42]-[.$N42]" office:value-type="float" office:value="44" calcext:value-type="float">
            <text:p>44</text:p>
          </table:table-cell>
          <table:table-cell table:style-name="ce3" table:formula="of:=[.E42]-[.$N42]" office:value-type="float" office:value="-47" calcext:value-type="float">
            <text:p>-47</text:p>
          </table:table-cell>
          <table:table-cell table:style-name="ce3" table:formula="of:=[.F42]-[.$N42]" office:value-type="float" office:value="-9" calcext:value-type="float">
            <text:p>-9</text:p>
          </table:table-cell>
          <table:table-cell table:style-name="ce3" table:formula="of:=[.G42]-[.$N42]" office:value-type="float" office:value="-35" calcext:value-type="float">
            <text:p>-35</text:p>
          </table:table-cell>
          <table:table-cell table:style-name="ce3" table:formula="of:=[.H42]-[.$N42]" office:value-type="float" office:value="355" calcext:value-type="float">
            <text:p>355</text:p>
          </table:table-cell>
          <table:table-cell table:style-name="ce3" table:formula="of:=[.I42]-[.$N42]" office:value-type="float" office:value="-42" calcext:value-type="float">
            <text:p>-42</text:p>
          </table:table-cell>
          <table:table-cell table:style-name="ce3" table:formula="of:=[.J42]-[.$N42]" office:value-type="float" office:value="-45" calcext:value-type="float">
            <text:p>-45</text:p>
          </table:table-cell>
          <table:table-cell table:style-name="ce3" table:formula="of:=[.K42]-[.$N42]" office:value-type="float" office:value="-38" calcext:value-type="float">
            <text:p>-38</text:p>
          </table:table-cell>
          <table:table-cell table:style-name="ce3" table:formula="of:=[.L42]-[.$N42]" office:value-type="float" office:value="-46" calcext:value-type="float">
            <text:p>-46</text:p>
          </table:table-cell>
          <table:table-cell table:style-name="ce3" table:formula="of:=[.M42]-[.$N42]" office:value-type="float" office:value="-44" calcext:value-type="float">
            <text:p>-44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7</text:p>
          </table:table-cell>
          <table:table-cell table:style-name="ce3" table:formula="of:=[.B43]-[.$N43]" office:value-type="float" office:value="-53.8333333333333" calcext:value-type="float">
            <text:p>-54</text:p>
          </table:table-cell>
          <table:table-cell table:style-name="ce3" table:formula="of:=[.C43]-[.$N43]" office:value-type="float" office:value="-28.8333333333333" calcext:value-type="float">
            <text:p>-29</text:p>
          </table:table-cell>
          <table:table-cell table:style-name="ce3" table:formula="of:=[.D43]-[.$N43]" office:value-type="float" office:value="55.1666666666667" calcext:value-type="float">
            <text:p>55</text:p>
          </table:table-cell>
          <table:table-cell table:style-name="ce3" table:formula="of:=[.E43]-[.$N43]" office:value-type="float" office:value="-37.8333333333333" calcext:value-type="float">
            <text:p>-38</text:p>
          </table:table-cell>
          <table:table-cell table:style-name="ce3" table:formula="of:=[.F43]-[.$N43]" office:value-type="float" office:value="41.1666666666667" calcext:value-type="float">
            <text:p>41</text:p>
          </table:table-cell>
          <table:table-cell table:style-name="ce3" table:formula="of:=[.G43]-[.$N43]" office:value-type="float" office:value="-18.8333333333333" calcext:value-type="float">
            <text:p>-19</text:p>
          </table:table-cell>
          <table:table-cell table:style-name="ce3" table:formula="of:=[.H43]-[.$N43]" office:value-type="float" office:value="260.166666666667" calcext:value-type="float">
            <text:p>260</text:p>
          </table:table-cell>
          <table:table-cell table:style-name="ce3" table:formula="of:=[.I43]-[.$N43]" office:value-type="float" office:value="-50.8333333333333" calcext:value-type="float">
            <text:p>-51</text:p>
          </table:table-cell>
          <table:table-cell table:style-name="ce3" table:formula="of:=[.J43]-[.$N43]" office:value-type="float" office:value="-34.8333333333333" calcext:value-type="float">
            <text:p>-35</text:p>
          </table:table-cell>
          <table:table-cell table:style-name="ce3" table:formula="of:=[.K43]-[.$N43]" office:value-type="float" office:value="-33.8333333333333" calcext:value-type="float">
            <text:p>-34</text:p>
          </table:table-cell>
          <table:table-cell table:style-name="ce3" table:formula="of:=[.L43]-[.$N43]" office:value-type="float" office:value="-49.8333333333333" calcext:value-type="float">
            <text:p>-50</text:p>
          </table:table-cell>
          <table:table-cell table:style-name="ce3" table:formula="of:=[.M43]-[.$N43]" office:value-type="float" office:value="-47.8333333333333" calcext:value-type="float">
            <text:p>-4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28</text:p>
          </table:table-cell>
          <table:table-cell table:style-name="ce3" table:formula="of:=[.B44]-[.$N44]" office:value-type="float" office:value="-43.4166666666667" calcext:value-type="float">
            <text:p>-43</text:p>
          </table:table-cell>
          <table:table-cell table:style-name="ce3" table:formula="of:=[.C44]-[.$N44]" office:value-type="float" office:value="-36.4166666666667" calcext:value-type="float">
            <text:p>-36</text:p>
          </table:table-cell>
          <table:table-cell table:style-name="ce3" table:formula="of:=[.D44]-[.$N44]" office:value-type="float" office:value="75.5833333333333" calcext:value-type="float">
            <text:p>76</text:p>
          </table:table-cell>
          <table:table-cell table:style-name="ce3" table:formula="of:=[.E44]-[.$N44]" office:value-type="float" office:value="-36.4166666666667" calcext:value-type="float">
            <text:p>-36</text:p>
          </table:table-cell>
          <table:table-cell table:style-name="ce3" table:formula="of:=[.F44]-[.$N44]" office:value-type="float" office:value="2.58333333333334" calcext:value-type="float">
            <text:p>3</text:p>
          </table:table-cell>
          <table:table-cell table:style-name="ce3" table:formula="of:=[.G44]-[.$N44]" office:value-type="float" office:value="-31.4166666666667" calcext:value-type="float">
            <text:p>-31</text:p>
          </table:table-cell>
          <table:table-cell table:style-name="ce3" table:formula="of:=[.H44]-[.$N44]" office:value-type="float" office:value="245.583333333333" calcext:value-type="float">
            <text:p>246</text:p>
          </table:table-cell>
          <table:table-cell table:style-name="ce3" table:formula="of:=[.I44]-[.$N44]" office:value-type="float" office:value="-40.4166666666667" calcext:value-type="float">
            <text:p>-40</text:p>
          </table:table-cell>
          <table:table-cell table:style-name="ce3" table:formula="of:=[.J44]-[.$N44]" office:value-type="float" office:value="-33.4166666666667" calcext:value-type="float">
            <text:p>-33</text:p>
          </table:table-cell>
          <table:table-cell table:style-name="ce3" table:formula="of:=[.K44]-[.$N44]" office:value-type="float" office:value="-16.4166666666667" calcext:value-type="float">
            <text:p>-16</text:p>
          </table:table-cell>
          <table:table-cell table:style-name="ce3" table:formula="of:=[.L44]-[.$N44]" office:value-type="float" office:value="-45.4166666666667" calcext:value-type="float">
            <text:p>-45</text:p>
          </table:table-cell>
          <table:table-cell table:style-name="ce3" table:formula="of:=[.M44]-[.$N44]" office:value-type="float" office:value="-40.4166666666667" calcext:value-type="float">
            <text:p>-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0</text:p>
          </table:table-cell>
          <table:table-cell table:style-name="ce3" table:formula="of:=[.B45]-[.$N45]" office:value-type="float" office:value="-30.4166666666667" calcext:value-type="float">
            <text:p>-30</text:p>
          </table:table-cell>
          <table:table-cell table:style-name="ce3" table:formula="of:=[.C45]-[.$N45]" office:value-type="float" office:value="-21.4166666666667" calcext:value-type="float">
            <text:p>-21</text:p>
          </table:table-cell>
          <table:table-cell table:style-name="ce3" table:formula="of:=[.D45]-[.$N45]" office:value-type="float" office:value="80.5833333333333" calcext:value-type="float">
            <text:p>81</text:p>
          </table:table-cell>
          <table:table-cell table:style-name="ce3" table:formula="of:=[.E45]-[.$N45]" office:value-type="float" office:value="-21.4166666666667" calcext:value-type="float">
            <text:p>-21</text:p>
          </table:table-cell>
          <table:table-cell table:style-name="ce3" table:formula="of:=[.F45]-[.$N45]" office:value-type="float" office:value="38.5833333333333" calcext:value-type="float">
            <text:p>39</text:p>
          </table:table-cell>
          <table:table-cell table:style-name="ce3" table:formula="of:=[.G45]-[.$N45]" office:value-type="float" office:value="-14.4166666666667" calcext:value-type="float">
            <text:p>-14</text:p>
          </table:table-cell>
          <table:table-cell table:style-name="ce3" table:formula="of:=[.H45]-[.$N45]" office:value-type="float" office:value="89.5833333333333" calcext:value-type="float">
            <text:p>90</text:p>
          </table:table-cell>
          <table:table-cell table:style-name="ce3" table:formula="of:=[.I45]-[.$N45]" office:value-type="float" office:value="-25.4166666666667" calcext:value-type="float">
            <text:p>-25</text:p>
          </table:table-cell>
          <table:table-cell table:style-name="ce3" table:formula="of:=[.J45]-[.$N45]" office:value-type="float" office:value="-20.4166666666667" calcext:value-type="float">
            <text:p>-20</text:p>
          </table:table-cell>
          <table:table-cell table:style-name="ce3" table:formula="of:=[.K45]-[.$N45]" office:value-type="float" office:value="-14.4166666666667" calcext:value-type="float">
            <text:p>-14</text:p>
          </table:table-cell>
          <table:table-cell table:style-name="ce3" table:formula="of:=[.L45]-[.$N45]" office:value-type="float" office:value="-32.4166666666667" calcext:value-type="float">
            <text:p>-32</text:p>
          </table:table-cell>
          <table:table-cell table:style-name="ce3" table:formula="of:=[.M45]-[.$N45]" office:value-type="float" office:value="-28.4166666666667" calcext:value-type="float">
            <text:p>-28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31</text:p>
          </table:table-cell>
          <table:table-cell table:style-name="ce3" table:formula="of:=[.B46]-[.$N46]" office:value-type="float" office:value="-49.5833333333333" calcext:value-type="float">
            <text:p>-50</text:p>
          </table:table-cell>
          <table:table-cell table:style-name="ce3" table:formula="of:=[.C46]-[.$N46]" office:value-type="float" office:value="-39.5833333333333" calcext:value-type="float">
            <text:p>-40</text:p>
          </table:table-cell>
          <table:table-cell table:style-name="ce3" table:formula="of:=[.D46]-[.$N46]" office:value-type="float" office:value="84.4166666666667" calcext:value-type="float">
            <text:p>84</text:p>
          </table:table-cell>
          <table:table-cell table:style-name="ce3" table:formula="of:=[.E46]-[.$N46]" office:value-type="float" office:value="-44.5833333333333" calcext:value-type="float">
            <text:p>-45</text:p>
          </table:table-cell>
          <table:table-cell table:style-name="ce3" table:formula="of:=[.F46]-[.$N46]" office:value-type="float" office:value="27.4166666666667" calcext:value-type="float">
            <text:p>27</text:p>
          </table:table-cell>
          <table:table-cell table:style-name="ce3" table:formula="of:=[.G46]-[.$N46]" office:value-type="float" office:value="-26.5833333333333" calcext:value-type="float">
            <text:p>-27</text:p>
          </table:table-cell>
          <table:table-cell table:style-name="ce3" table:formula="of:=[.H46]-[.$N46]" office:value-type="float" office:value="248.416666666667" calcext:value-type="float">
            <text:p>248</text:p>
          </table:table-cell>
          <table:table-cell table:style-name="ce3" table:formula="of:=[.I46]-[.$N46]" office:value-type="float" office:value="-46.5833333333333" calcext:value-type="float">
            <text:p>-47</text:p>
          </table:table-cell>
          <table:table-cell table:style-name="ce3" table:formula="of:=[.J46]-[.$N46]" office:value-type="float" office:value="-33.5833333333333" calcext:value-type="float">
            <text:p>-34</text:p>
          </table:table-cell>
          <table:table-cell table:style-name="ce3" table:formula="of:=[.K46]-[.$N46]" office:value-type="float" office:value="-27.5833333333333" calcext:value-type="float">
            <text:p>-28</text:p>
          </table:table-cell>
          <table:table-cell table:style-name="ce3" table:formula="of:=[.L46]-[.$N46]" office:value-type="float" office:value="-45.5833333333333" calcext:value-type="float">
            <text:p>-46</text:p>
          </table:table-cell>
          <table:table-cell table:style-name="ce3" table:formula="of:=[.M46]-[.$N46]" office:value-type="float" office:value="-46.5833333333333" calcext:value-type="float">
            <text:p>-47</text:p>
          </table:table-cell>
          <table:table-cell table:number-columns-repeated="20"/>
        </table:table-row>
        <table:table-row table:style-name="ro1" table:visibility="filter">
          <table:table-cell office:value-type="string" calcext:value-type="string">
            <text:p>32</text:p>
          </table:table-cell>
          <table:table-cell table:style-name="ce3" table:formula="of:=[.B47]-[.$N47]" office:value-type="float" office:value="-44.8333333333333" calcext:value-type="float">
            <text:p>-45</text:p>
          </table:table-cell>
          <table:table-cell table:style-name="ce3" table:formula="of:=[.C47]-[.$N47]" office:value-type="float" office:value="-40.8333333333333" calcext:value-type="float">
            <text:p>-41</text:p>
          </table:table-cell>
          <table:table-cell table:style-name="ce3" table:formula="of:=[.D47]-[.$N47]" office:value-type="float" office:value="71.1666666666667" calcext:value-type="float">
            <text:p>71</text:p>
          </table:table-cell>
          <table:table-cell table:style-name="ce3" table:formula="of:=[.E47]-[.$N47]" office:value-type="float" office:value="-40.8333333333333" calcext:value-type="float">
            <text:p>-41</text:p>
          </table:table-cell>
          <table:table-cell table:style-name="ce3" table:formula="of:=[.F47]-[.$N47]" office:value-type="float" office:value="13.1666666666667" calcext:value-type="float">
            <text:p>13</text:p>
          </table:table-cell>
          <table:table-cell table:style-name="ce3" table:formula="of:=[.G47]-[.$N47]" office:value-type="float" office:value="-28.8333333333333" calcext:value-type="float">
            <text:p>-29</text:p>
          </table:table-cell>
          <table:table-cell table:style-name="ce3" table:formula="of:=[.H47]-[.$N47]" office:value-type="float" office:value="250.166666666667" calcext:value-type="float">
            <text:p>250</text:p>
          </table:table-cell>
          <table:table-cell table:style-name="ce3" table:formula="of:=[.I47]-[.$N47]" office:value-type="float" office:value="-42.8333333333333" calcext:value-type="float">
            <text:p>-43</text:p>
          </table:table-cell>
          <table:table-cell table:style-name="ce3" table:formula="of:=[.J47]-[.$N47]" office:value-type="float" office:value="-27.8333333333333" calcext:value-type="float">
            <text:p>-28</text:p>
          </table:table-cell>
          <table:table-cell table:style-name="ce3" table:formula="of:=[.K47]-[.$N47]" office:value-type="float" office:value="-30.8333333333333" calcext:value-type="float">
            <text:p>-31</text:p>
          </table:table-cell>
          <table:table-cell table:style-name="ce3" table:formula="of:=[.L47]-[.$N47]" office:value-type="float" office:value="-41.8333333333333" calcext:value-type="float">
            <text:p>-42</text:p>
          </table:table-cell>
          <table:table-cell table:style-name="ce3" table:formula="of:=[.M47]-[.$N47]" office:value-type="float" office:value="-35.8333333333333" calcext:value-type="float">
            <text:p>-36</text:p>
          </table:table-cell>
          <table:table-cell table:number-columns-repeated="20"/>
        </table:table-row>
        <calcext:conditional-formats>
          <calcext:conditional-format calcext:target-range-address="Feuille2.B51:Feuille2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hi2" table:style-name="ta1">
        <table:table-column table:style-name="co29" table:default-cell-style-name="ce2"/>
        <table:table-column table:style-name="co30" table:default-cell-style-name="ce4"/>
        <table:table-column table:style-name="co29" table:number-columns-repeated="2" table:default-cell-style-name="ce4"/>
        <table:table-column table:style-name="co31" table:default-cell-style-name="ce4"/>
        <table:table-column table:style-name="co29" table:number-columns-repeated="27" table:default-cell-style-name="ce4"/>
        <table:table-column table:style-name="co32" table:default-cell-style-name="ce4"/>
        <table:table-column table:style-name="co33" table:default-cell-style-name="Default"/>
        <table:table-column table:style-name="co29" table:number-columns-repeated="16350" table:default-cell-style-name="Default"/>
        <table:table-row table:style-name="ro1">
          <table:table-cell table:style-name="Default" office:value-type="string" calcext:value-type="string">
            <text:p>Code.du.b.vote</text:p>
          </table:table-cell>
          <table:table-cell table:style-name="ce1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5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5" office:value-type="string" calcext:value-type="string">
            <text:p>2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5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5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totaux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RTHAUD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SUM([.B2:.AG2])" office:value-type="float" office:value="80" calcext:value-type="float">
            <text:p>80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OUSSEL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3:.AG3])" office:value-type="float" office:value="276" calcext:value-type="float">
            <text:p>27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MACRON</text:p>
          </table:table-cell>
          <table:table-cell table:style-name="Default" office:value-type="float" office:value="96" calcext:value-type="float">
            <text:p>96</text:p>
          </table:table-cell>
          <table:table-cell table:style-name="ce2" office:value-type="float" office:value="158" calcext:value-type="float">
            <text:p>158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84" calcext:value-type="float">
            <text:p>84</text:p>
          </table:table-cell>
          <table:table-cell table:style-name="ce2" office:value-type="float" office:value="73" calcext:value-type="float">
            <text:p>73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7" calcext:value-type="float">
            <text:p>67</text:p>
          </table:table-cell>
          <table:table-cell table:style-name="ce2" office:value-type="float" office:value="63" calcext:value-type="float">
            <text:p>63</text:p>
          </table:table-cell>
          <table:table-cell table:style-name="Default" office:value-type="float" office:value="105" calcext:value-type="float">
            <text:p>105</text:p>
          </table:table-cell>
          <table:table-cell table:style-name="ce2" office:value-type="float" office:value="114" calcext:value-type="float">
            <text:p>114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141" calcext:value-type="float">
            <text:p>141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22" calcext:value-type="float">
            <text:p>122</text:p>
          </table:table-cell>
          <table:table-cell table:style-name="ce2" office:value-type="float" office:value="113" calcext:value-type="float">
            <text:p>11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18" calcext:value-type="float">
            <text:p>118</text:p>
          </table:table-cell>
          <table:table-cell table:formula="of:=SUM([.B4:.AG4])" office:value-type="float" office:value="3290" calcext:value-type="float">
            <text:p>3290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LASSALLE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5:.AG5])" office:value-type="float" office:value="254" calcext:value-type="float">
            <text:p>254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LE PEN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80" calcext:value-type="float">
            <text:p>8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4" calcext:value-type="float">
            <text:p>54</text:p>
          </table:table-cell>
          <table:table-cell table:style-name="ce2" office:value-type="float" office:value="131" calcext:value-type="float">
            <text:p>13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71" calcext:value-type="float">
            <text:p>71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0" calcext:value-type="float">
            <text:p>60</text:p>
          </table:table-cell>
          <table:table-cell table:formula="of:=SUM([.B6:.AG6])" office:value-type="float" office:value="1944" calcext:value-type="float">
            <text:p>1944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ZEMMOUR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ce2" office:value-type="float" office:value="42" calcext:value-type="float">
            <text:p>4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8" calcext:value-type="float">
            <text:p>18</text:p>
          </table:table-cell>
          <table:table-cell table:formula="of:=SUM([.B7:.AG7])" office:value-type="float" office:value="705" calcext:value-type="float">
            <text:p>705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MÉLENCHON</text:p>
          </table:table-cell>
          <table:table-cell table:style-name="Default" office:value-type="float" office:value="233" calcext:value-type="float">
            <text:p>233</text:p>
          </table:table-cell>
          <table:table-cell table:style-name="ce2" office:value-type="float" office:value="218" calcext:value-type="float">
            <text:p>218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335" calcext:value-type="float">
            <text:p>335</text:p>
          </table:table-cell>
          <table:table-cell table:style-name="ce2" office:value-type="float" office:value="410" calcext:value-type="float">
            <text:p>410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211" calcext:value-type="float">
            <text:p>211</text:p>
          </table:table-cell>
          <table:table-cell table:style-name="ce2" office:value-type="float" office:value="372" calcext:value-type="float">
            <text:p>372</text:p>
          </table:table-cell>
          <table:table-cell table:style-name="Default" office:value-type="float" office:value="353" calcext:value-type="float">
            <text:p>353</text:p>
          </table:table-cell>
          <table:table-cell table:style-name="ce2" office:value-type="float" office:value="155" calcext:value-type="float">
            <text:p>155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40" calcext:value-type="float">
            <text:p>240</text:p>
          </table:table-cell>
          <table:table-cell table:style-name="ce2" office:value-type="float" office:value="281" calcext:value-type="float">
            <text:p>281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292" calcext:value-type="float">
            <text:p>292</text:p>
          </table:table-cell>
          <table:table-cell table:style-name="ce2" office:value-type="float" office:value="122" calcext:value-type="float">
            <text:p>12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97" calcext:value-type="float">
            <text:p>297</text:p>
          </table:table-cell>
          <table:table-cell table:formula="of:=SUM([.B8:.AG8])" office:value-type="float" office:value="9290" calcext:value-type="float">
            <text:p>9290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HIDALGO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9:.AG9])" office:value-type="float" office:value="173" calcext:value-type="float">
            <text:p>173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JADOT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formula="of:=SUM([.B10:.AG10])" office:value-type="float" office:value="378" calcext:value-type="float">
            <text:p>37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PÉCRESSE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" calcext:value-type="float">
            <text:p>13</text:p>
          </table:table-cell>
          <table:table-cell table:style-name="ce2" office:value-type="float" office:value="34" calcext:value-type="float">
            <text:p>3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formula="of:=SUM([.B11:.AG11])" office:value-type="float" office:value="551" calcext:value-type="float">
            <text:p>55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POUTOU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12:.AG12])" office:value-type="float" office:value="113" calcext:value-type="float">
            <text:p>113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DUPONT-AIGNAN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13:.AG13])" office:value-type="float" office:value="211" calcext:value-type="float">
            <text:p>211</text:p>
          </table:table-cell>
          <table:table-cell table:number-columns-repeated="16350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:.B13])" office:value-type="float" office:value="458" calcext:value-type="float">
            <text:p>458</text:p>
          </table:table-cell>
          <table:table-cell table:style-name="Default" table:formula="of:=SUM([.C2:.C13])" office:value-type="float" office:value="597" calcext:value-type="float">
            <text:p>597</text:p>
          </table:table-cell>
          <table:table-cell table:style-name="Default" table:formula="of:=SUM([.D2:.D13])" office:value-type="float" office:value="672" calcext:value-type="float">
            <text:p>672</text:p>
          </table:table-cell>
          <table:table-cell table:style-name="Default" table:formula="of:=SUM([.E2:.E13])" office:value-type="float" office:value="548" calcext:value-type="float">
            <text:p>548</text:p>
          </table:table-cell>
          <table:table-cell table:style-name="Default" table:formula="of:=SUM([.F2:.F13])" office:value-type="float" office:value="526" calcext:value-type="float">
            <text:p>526</text:p>
          </table:table-cell>
          <table:table-cell table:style-name="Default" table:formula="of:=SUM([.G2:.G13])" office:value-type="float" office:value="593" calcext:value-type="float">
            <text:p>593</text:p>
          </table:table-cell>
          <table:table-cell table:style-name="Default" table:formula="of:=SUM([.H2:.H13])" office:value-type="float" office:value="534" calcext:value-type="float">
            <text:p>534</text:p>
          </table:table-cell>
          <table:table-cell table:style-name="Default" table:formula="of:=SUM([.I2:.I13])" office:value-type="float" office:value="438" calcext:value-type="float">
            <text:p>438</text:p>
          </table:table-cell>
          <table:table-cell table:style-name="Default" table:formula="of:=SUM([.J2:.J13])" office:value-type="float" office:value="535" calcext:value-type="float">
            <text:p>535</text:p>
          </table:table-cell>
          <table:table-cell table:style-name="Default" table:formula="of:=SUM([.K2:.K13])" office:value-type="float" office:value="488" calcext:value-type="float">
            <text:p>488</text:p>
          </table:table-cell>
          <table:table-cell table:style-name="Default" table:formula="of:=SUM([.L2:.L13])" office:value-type="float" office:value="507" calcext:value-type="float">
            <text:p>507</text:p>
          </table:table-cell>
          <table:table-cell table:style-name="Default" table:formula="of:=SUM([.M2:.M13])" office:value-type="float" office:value="557" calcext:value-type="float">
            <text:p>557</text:p>
          </table:table-cell>
          <table:table-cell table:style-name="Default" table:formula="of:=SUM([.N2:.N13])" office:value-type="float" office:value="394" calcext:value-type="float">
            <text:p>394</text:p>
          </table:table-cell>
          <table:table-cell table:style-name="Default" table:formula="of:=SUM([.O2:.O13])" office:value-type="float" office:value="516" calcext:value-type="float">
            <text:p>516</text:p>
          </table:table-cell>
          <table:table-cell table:style-name="Default" table:formula="of:=SUM([.P2:.P13])" office:value-type="float" office:value="565" calcext:value-type="float">
            <text:p>565</text:p>
          </table:table-cell>
          <table:table-cell table:style-name="Default" table:formula="of:=SUM([.Q2:.Q13])" office:value-type="float" office:value="428" calcext:value-type="float">
            <text:p>428</text:p>
          </table:table-cell>
          <table:table-cell table:style-name="Default" table:formula="of:=SUM([.R2:.R13])" office:value-type="float" office:value="588" calcext:value-type="float">
            <text:p>588</text:p>
          </table:table-cell>
          <table:table-cell table:style-name="Default" table:formula="of:=SUM([.S2:.S13])" office:value-type="float" office:value="516" calcext:value-type="float">
            <text:p>516</text:p>
          </table:table-cell>
          <table:table-cell table:style-name="Default" table:formula="of:=SUM([.T2:.T13])" office:value-type="float" office:value="544" calcext:value-type="float">
            <text:p>544</text:p>
          </table:table-cell>
          <table:table-cell table:style-name="Default" table:formula="of:=SUM([.U2:.U13])" office:value-type="float" office:value="495" calcext:value-type="float">
            <text:p>495</text:p>
          </table:table-cell>
          <table:table-cell table:style-name="Default" table:formula="of:=SUM([.V2:.V13])" office:value-type="float" office:value="435" calcext:value-type="float">
            <text:p>435</text:p>
          </table:table-cell>
          <table:table-cell table:style-name="Default" table:formula="of:=SUM([.W2:.W13])" office:value-type="float" office:value="432" calcext:value-type="float">
            <text:p>432</text:p>
          </table:table-cell>
          <table:table-cell table:style-name="Default" table:formula="of:=SUM([.X2:.X13])" office:value-type="float" office:value="700" calcext:value-type="float">
            <text:p>700</text:p>
          </table:table-cell>
          <table:table-cell table:style-name="Default" table:formula="of:=SUM([.Y2:.Y13])" office:value-type="float" office:value="618" calcext:value-type="float">
            <text:p>618</text:p>
          </table:table-cell>
          <table:table-cell table:style-name="Default" table:formula="of:=SUM([.Z2:.Z13])" office:value-type="float" office:value="628" calcext:value-type="float">
            <text:p>628</text:p>
          </table:table-cell>
          <table:table-cell table:style-name="Default" table:formula="of:=SUM([.AA2:.AA13])" office:value-type="float" office:value="580" calcext:value-type="float">
            <text:p>580</text:p>
          </table:table-cell>
          <table:table-cell table:style-name="Default" table:formula="of:=SUM([.AB2:.AB13])" office:value-type="float" office:value="588" calcext:value-type="float">
            <text:p>588</text:p>
          </table:table-cell>
          <table:table-cell table:style-name="Default" table:formula="of:=SUM([.AC2:.AC13])" office:value-type="float" office:value="658" calcext:value-type="float">
            <text:p>658</text:p>
          </table:table-cell>
          <table:table-cell table:style-name="Default" table:formula="of:=SUM([.AD2:.AD13])" office:value-type="float" office:value="557" calcext:value-type="float">
            <text:p>557</text:p>
          </table:table-cell>
          <table:table-cell table:style-name="Default" table:formula="of:=SUM([.AE2:.AE13])" office:value-type="float" office:value="389" calcext:value-type="float">
            <text:p>389</text:p>
          </table:table-cell>
          <table:table-cell table:style-name="Default" table:formula="of:=SUM([.AF2:.AF13])" office:value-type="float" office:value="619" calcext:value-type="float">
            <text:p>619</text:p>
          </table:table-cell>
          <table:table-cell table:style-name="Default" table:formula="of:=SUM([.AG2:.AG13])" office:value-type="float" office:value="562" calcext:value-type="float">
            <text:p>562</text:p>
          </table:table-cell>
          <table:table-cell table:formula="of:=SUM([.B14:.AG14])" office:value-type="float" office:value="17265" calcext:value-type="float">
            <text:p>17265</text:p>
          </table:table-cell>
          <table:table-cell table:number-columns-repeated="16350"/>
        </table:table-row>
        <table:table-row table:style-name="ro1" table:number-rows-repeated="2">
          <table:table-cell table:style-name="Default" table:number-columns-repeated="33"/>
          <table:table-cell table:number-columns-repeated="16351"/>
        </table:table-row>
        <table:table-row table:style-name="ro1">
          <table:table-cell table:style-name="Default" office:value-type="string" calcext:value-type="string">
            <text:p>effectif théorique</text:p>
          </table:table-cell>
          <table:table-cell table:style-name="Default" table:number-columns-repeated="32"/>
          <table:table-cell table:number-columns-repeated="16351"/>
        </table:table-row>
        <table:table-row table:style-name="ro1">
          <table:table-cell office:value-type="string" calcext:value-type="string">
            <text:p>ARTHAUD</text:p>
          </table:table-cell>
          <table:table-cell table:formula="of:=([.$AH2]*[.B$14])/[.$AH$14]" office:value-type="float" office:value="2.12221256878077" calcext:value-type="float">
            <text:p>2</text:p>
          </table:table-cell>
          <table:table-cell/>
          <table:table-cell table:formula="of:=([.$AH2]*[.D$14])/[.$AH$14]" office:value-type="float" office:value="3.11381407471764" calcext:value-type="float">
            <text:p>3</text:p>
          </table:table-cell>
          <table:table-cell table:formula="of:=([.$AH2]*[.E$14])/[.$AH$14]" office:value-type="float" office:value="2.53924123950188" calcext:value-type="float">
            <text:p>3</text:p>
          </table:table-cell>
          <table:table-cell/>
          <table:table-cell table:formula="of:=([.$AH2]*[.G$14])/[.$AH$14]" office:value-type="float" office:value="2.74775557486244" calcext:value-type="float">
            <text:p>3</text:p>
          </table:table-cell>
          <table:table-cell table:formula="of:=([.$AH2]*[.H$14])/[.$AH$14]" office:value-type="float" office:value="2.47437011294527" calcext:value-type="float">
            <text:p>2</text:p>
          </table:table-cell>
          <table:table-cell table:formula="of:=([.$AH2]*[.I$14])/[.$AH$14]" office:value-type="float" office:value="2.02953953084275" calcext:value-type="float">
            <text:p>2</text:p>
          </table:table-cell>
          <table:table-cell table:formula="of:=([.$AH2]*[.J$14])/[.$AH$14]" office:value-type="float" office:value="2.47900376484217" calcext:value-type="float">
            <text:p>2</text:p>
          </table:table-cell>
          <table:table-cell table:formula="of:=([.$AH2]*[.K$14])/[.$AH$14]" office:value-type="float" office:value="2.26122212568781" calcext:value-type="float">
            <text:p>2</text:p>
          </table:table-cell>
          <table:table-cell table:formula="of:=([.$AH2]*[.L$14])/[.$AH$14]" office:value-type="float" office:value="2.34926151172893" calcext:value-type="float">
            <text:p>2</text:p>
          </table:table-cell>
          <table:table-cell table:formula="of:=([.$AH2]*[.M$14])/[.$AH$14]" office:value-type="float" office:value="2.58094410657399" calcext:value-type="float">
            <text:p>3</text:p>
          </table:table-cell>
          <table:table-cell table:formula="of:=([.$AH2]*[.N$14])/[.$AH$14]" office:value-type="float" office:value="1.82565884737909" calcext:value-type="float">
            <text:p>2</text:p>
          </table:table-cell>
          <table:table-cell/>
          <table:table-cell table:formula="of:=([.$AH2]*[.P$14])/[.$AH$14]" office:value-type="float" office:value="2.6180133217492" calcext:value-type="float">
            <text:p>3</text:p>
          </table:table-cell>
          <table:table-cell/>
          <table:table-cell table:formula="of:=([.$AH2]*[.R$14])/[.$AH$14]" office:value-type="float" office:value="2.72458731537793" calcext:value-type="float">
            <text:p>3</text:p>
          </table:table-cell>
          <table:table-cell table:formula="of:=([.$AH2]*[.S$14])/[.$AH$14]" office:value-type="float" office:value="2.39096437880104" calcext:value-type="float">
            <text:p>2</text:p>
          </table:table-cell>
          <table:table-cell table:formula="of:=([.$AH2]*[.T$14])/[.$AH$14]" office:value-type="float" office:value="2.52070663191428" calcext:value-type="float">
            <text:p>3</text:p>
          </table:table-cell>
          <table:table-cell table:formula="of:=([.$AH2]*[.U$14])/[.$AH$14]" office:value-type="float" office:value="2.29365768896612" calcext:value-type="float">
            <text:p>2</text:p>
          </table:table-cell>
          <table:table-cell table:formula="of:=([.$AH2]*[.V$14])/[.$AH$14]" office:value-type="float" office:value="2.01563857515204" calcext:value-type="float">
            <text:p>2</text:p>
          </table:table-cell>
          <table:table-cell table:formula="of:=([.$AH2]*[.W$14])/[.$AH$14]" office:value-type="float" office:value="2.00173761946134" calcext:value-type="float">
            <text:p>2</text:p>
          </table:table-cell>
          <table:table-cell/>
          <table:table-cell table:formula="of:=([.$AH2]*[.Y$14])/[.$AH$14]" office:value-type="float" office:value="2.86359687228497" calcext:value-type="float">
            <text:p>3</text:p>
          </table:table-cell>
          <table:table-cell table:formula="of:=([.$AH2]*[.Z$14])/[.$AH$14]" office:value-type="float" office:value="2.90993339125398" calcext:value-type="float">
            <text:p>3</text:p>
          </table:table-cell>
          <table:table-cell table:formula="of:=([.$AH2]*[.AA$14])/[.$AH$14]" office:value-type="float" office:value="2.68751810020272" calcext:value-type="float">
            <text:p>3</text:p>
          </table:table-cell>
          <table:table-cell table:formula="of:=([.$AH2]*[.AB$14])/[.$AH$14]" office:value-type="float" office:value="2.72458731537793" calcext:value-type="float">
            <text:p>3</text:p>
          </table:table-cell>
          <table:table-cell table:formula="of:=([.$AH2]*[.AC$14])/[.$AH$14]" office:value-type="float" office:value="3.04894294816102" calcext:value-type="float">
            <text:p>3</text:p>
          </table:table-cell>
          <table:table-cell table:formula="of:=([.$AH2]*[.AD$14])/[.$AH$14]" office:value-type="float" office:value="2.58094410657399" calcext:value-type="float">
            <text:p>3</text:p>
          </table:table-cell>
          <table:table-cell/>
          <table:table-cell table:formula="of:=([.$AH2]*[.AF$14])/[.$AH$14]" office:value-type="float" office:value="2.86823052418187" calcext:value-type="float">
            <text:p>3</text:p>
          </table:table-cell>
          <table:table-cell table:formula="of:=([.$AH2]*[.AG$14])/[.$AH$14]" office:value-type="float" office:value="2.6041123660585" calcext:value-type="float">
            <text:p>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ROUSSEL</text:p>
          </table:table-cell>
          <table:table-cell table:formula="of:=([.$AH3]*[.B$14])/[.$AH$14]" office:value-type="float" office:value="7.32163336229366" calcext:value-type="float">
            <text:p>7</text:p>
          </table:table-cell>
          <table:table-cell/>
          <table:table-cell table:formula="of:=([.$AH3]*[.D$14])/[.$AH$14]" office:value-type="float" office:value="10.7426585577758" calcext:value-type="float">
            <text:p>11</text:p>
          </table:table-cell>
          <table:table-cell table:formula="of:=([.$AH3]*[.E$14])/[.$AH$14]" office:value-type="float" office:value="8.76038227628149" calcext:value-type="float">
            <text:p>9</text:p>
          </table:table-cell>
          <table:table-cell/>
          <table:table-cell table:formula="of:=([.$AH3]*[.G$14])/[.$AH$14]" office:value-type="float" office:value="9.47975673327541" calcext:value-type="float">
            <text:p>9</text:p>
          </table:table-cell>
          <table:table-cell table:formula="of:=([.$AH3]*[.H$14])/[.$AH$14]" office:value-type="float" office:value="8.53657688966116" calcext:value-type="float">
            <text:p>9</text:p>
          </table:table-cell>
          <table:table-cell table:formula="of:=([.$AH3]*[.I$14])/[.$AH$14]" office:value-type="float" office:value="7.00191138140747" calcext:value-type="float">
            <text:p>7</text:p>
          </table:table-cell>
          <table:table-cell table:formula="of:=([.$AH3]*[.J$14])/[.$AH$14]" office:value-type="float" office:value="8.55256298870547" calcext:value-type="float">
            <text:p>9</text:p>
          </table:table-cell>
          <table:table-cell table:formula="of:=([.$AH3]*[.K$14])/[.$AH$14]" office:value-type="float" office:value="7.80121633362294" calcext:value-type="float">
            <text:p>8</text:p>
          </table:table-cell>
          <table:table-cell table:formula="of:=([.$AH3]*[.L$14])/[.$AH$14]" office:value-type="float" office:value="8.10495221546481" calcext:value-type="float">
            <text:p>8</text:p>
          </table:table-cell>
          <table:table-cell table:formula="of:=([.$AH3]*[.M$14])/[.$AH$14]" office:value-type="float" office:value="8.90425716768028" calcext:value-type="float">
            <text:p>9</text:p>
          </table:table-cell>
          <table:table-cell table:formula="of:=([.$AH3]*[.N$14])/[.$AH$14]" office:value-type="float" office:value="6.29852302345786" calcext:value-type="float">
            <text:p>6</text:p>
          </table:table-cell>
          <table:table-cell/>
          <table:table-cell table:formula="of:=([.$AH3]*[.P$14])/[.$AH$14]" office:value-type="float" office:value="9.03214596003475" calcext:value-type="float">
            <text:p>9</text:p>
          </table:table-cell>
          <table:table-cell/>
          <table:table-cell table:formula="of:=([.$AH3]*[.R$14])/[.$AH$14]" office:value-type="float" office:value="9.39982623805387" calcext:value-type="float">
            <text:p>9</text:p>
          </table:table-cell>
          <table:table-cell table:formula="of:=([.$AH3]*[.S$14])/[.$AH$14]" office:value-type="float" office:value="8.2488271068636" calcext:value-type="float">
            <text:p>8</text:p>
          </table:table-cell>
          <table:table-cell table:formula="of:=([.$AH3]*[.T$14])/[.$AH$14]" office:value-type="float" office:value="8.69643788010426" calcext:value-type="float">
            <text:p>9</text:p>
          </table:table-cell>
          <table:table-cell table:formula="of:=([.$AH3]*[.U$14])/[.$AH$14]" office:value-type="float" office:value="7.9131190269331" calcext:value-type="float">
            <text:p>8</text:p>
          </table:table-cell>
          <table:table-cell table:formula="of:=([.$AH3]*[.V$14])/[.$AH$14]" office:value-type="float" office:value="6.95395308427454" calcext:value-type="float">
            <text:p>7</text:p>
          </table:table-cell>
          <table:table-cell table:formula="of:=([.$AH3]*[.W$14])/[.$AH$14]" office:value-type="float" office:value="6.90599478714162" calcext:value-type="float">
            <text:p>7</text:p>
          </table:table-cell>
          <table:table-cell/>
          <table:table-cell table:formula="of:=([.$AH3]*[.Y$14])/[.$AH$14]" office:value-type="float" office:value="9.87940920938314" calcext:value-type="float">
            <text:p>10</text:p>
          </table:table-cell>
          <table:table-cell table:formula="of:=([.$AH3]*[.Z$14])/[.$AH$14]" office:value-type="float" office:value="10.0392701998262" calcext:value-type="float">
            <text:p>10</text:p>
          </table:table-cell>
          <table:table-cell table:formula="of:=([.$AH3]*[.AA$14])/[.$AH$14]" office:value-type="float" office:value="9.27193744569939" calcext:value-type="float">
            <text:p>9</text:p>
          </table:table-cell>
          <table:table-cell table:formula="of:=([.$AH3]*[.AB$14])/[.$AH$14]" office:value-type="float" office:value="9.39982623805387" calcext:value-type="float">
            <text:p>9</text:p>
          </table:table-cell>
          <table:table-cell table:formula="of:=([.$AH3]*[.AC$14])/[.$AH$14]" office:value-type="float" office:value="10.5188531711555" calcext:value-type="float">
            <text:p>11</text:p>
          </table:table-cell>
          <table:table-cell table:formula="of:=([.$AH3]*[.AD$14])/[.$AH$14]" office:value-type="float" office:value="8.90425716768028" calcext:value-type="float">
            <text:p>9</text:p>
          </table:table-cell>
          <table:table-cell/>
          <table:table-cell table:formula="of:=([.$AH3]*[.AF$14])/[.$AH$14]" office:value-type="float" office:value="9.89539530842746" calcext:value-type="float">
            <text:p>10</text:p>
          </table:table-cell>
          <table:table-cell table:formula="of:=([.$AH3]*[.AG$14])/[.$AH$14]" office:value-type="float" office:value="8.98418766290182" calcext:value-type="float">
            <text:p>9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MACRON</text:p>
          </table:table-cell>
          <table:table-cell table:formula="of:=([.$AH4]*[.B$14])/[.$AH$14]" office:value-type="float" office:value="87.2759918911092" calcext:value-type="float">
            <text:p>87</text:p>
          </table:table-cell>
          <table:table-cell/>
          <table:table-cell table:formula="of:=([.$AH4]*[.D$14])/[.$AH$14]" office:value-type="float" office:value="128.055603822763" calcext:value-type="float">
            <text:p>128</text:p>
          </table:table-cell>
          <table:table-cell table:formula="of:=([.$AH4]*[.E$14])/[.$AH$14]" office:value-type="float" office:value="104.426295974515" calcext:value-type="float">
            <text:p>104</text:p>
          </table:table-cell>
          <table:table-cell/>
          <table:table-cell table:formula="of:=([.$AH4]*[.G$14])/[.$AH$14]" office:value-type="float" office:value="113.001448016218" calcext:value-type="float">
            <text:p>113</text:p>
          </table:table-cell>
          <table:table-cell table:formula="of:=([.$AH4]*[.H$14])/[.$AH$14]" office:value-type="float" office:value="101.758470894874" calcext:value-type="float">
            <text:p>102</text:p>
          </table:table-cell>
          <table:table-cell table:formula="of:=([.$AH4]*[.I$14])/[.$AH$14]" office:value-type="float" office:value="83.4648132059079" calcext:value-type="float">
            <text:p>83</text:p>
          </table:table-cell>
          <table:table-cell table:formula="of:=([.$AH4]*[.J$14])/[.$AH$14]" office:value-type="float" office:value="101.949029829134" calcext:value-type="float">
            <text:p>102</text:p>
          </table:table-cell>
          <table:table-cell table:formula="of:=([.$AH4]*[.K$14])/[.$AH$14]" office:value-type="float" office:value="92.9927599189111" calcext:value-type="float">
            <text:p>93</text:p>
          </table:table-cell>
          <table:table-cell table:formula="of:=([.$AH4]*[.L$14])/[.$AH$14]" office:value-type="float" office:value="96.6133796698523" calcext:value-type="float">
            <text:p>97</text:p>
          </table:table-cell>
          <table:table-cell table:formula="of:=([.$AH4]*[.M$14])/[.$AH$14]" office:value-type="float" office:value="106.141326382855" calcext:value-type="float">
            <text:p>106</text:p>
          </table:table-cell>
          <table:table-cell table:formula="of:=([.$AH4]*[.N$14])/[.$AH$14]" office:value-type="float" office:value="75.0802200984651" calcext:value-type="float">
            <text:p>75</text:p>
          </table:table-cell>
          <table:table-cell/>
          <table:table-cell table:formula="of:=([.$AH4]*[.P$14])/[.$AH$14]" office:value-type="float" office:value="107.665797856936" calcext:value-type="float">
            <text:p>108</text:p>
          </table:table-cell>
          <table:table-cell/>
          <table:table-cell table:formula="of:=([.$AH4]*[.R$14])/[.$AH$14]" office:value-type="float" office:value="112.048653344917" calcext:value-type="float">
            <text:p>112</text:p>
          </table:table-cell>
          <table:table-cell table:formula="of:=([.$AH4]*[.S$14])/[.$AH$14]" office:value-type="float" office:value="98.3284100781929" calcext:value-type="float">
            <text:p>98</text:p>
          </table:table-cell>
          <table:table-cell table:formula="of:=([.$AH4]*[.T$14])/[.$AH$14]" office:value-type="float" office:value="103.664060237475" calcext:value-type="float">
            <text:p>104</text:p>
          </table:table-cell>
          <table:table-cell table:formula="of:=([.$AH4]*[.U$14])/[.$AH$14]" office:value-type="float" office:value="94.3266724587315" calcext:value-type="float">
            <text:p>94</text:p>
          </table:table-cell>
          <table:table-cell table:formula="of:=([.$AH4]*[.V$14])/[.$AH$14]" office:value-type="float" office:value="82.8931364031277" calcext:value-type="float">
            <text:p>83</text:p>
          </table:table-cell>
          <table:table-cell table:formula="of:=([.$AH4]*[.W$14])/[.$AH$14]" office:value-type="float" office:value="82.3214596003475" calcext:value-type="float">
            <text:p>82</text:p>
          </table:table-cell>
          <table:table-cell/>
          <table:table-cell table:formula="of:=([.$AH4]*[.Y$14])/[.$AH$14]" office:value-type="float" office:value="117.765421372719" calcext:value-type="float">
            <text:p>118</text:p>
          </table:table-cell>
          <table:table-cell table:formula="of:=([.$AH4]*[.Z$14])/[.$AH$14]" office:value-type="float" office:value="119.67101071532" calcext:value-type="float">
            <text:p>120</text:p>
          </table:table-cell>
          <table:table-cell table:formula="of:=([.$AH4]*[.AA$14])/[.$AH$14]" office:value-type="float" office:value="110.524181870837" calcext:value-type="float">
            <text:p>111</text:p>
          </table:table-cell>
          <table:table-cell table:formula="of:=([.$AH4]*[.AB$14])/[.$AH$14]" office:value-type="float" office:value="112.048653344917" calcext:value-type="float">
            <text:p>112</text:p>
          </table:table-cell>
          <table:table-cell table:formula="of:=([.$AH4]*[.AC$14])/[.$AH$14]" office:value-type="float" office:value="125.387778743122" calcext:value-type="float">
            <text:p>125</text:p>
          </table:table-cell>
          <table:table-cell table:formula="of:=([.$AH4]*[.AD$14])/[.$AH$14]" office:value-type="float" office:value="106.141326382855" calcext:value-type="float">
            <text:p>106</text:p>
          </table:table-cell>
          <table:table-cell/>
          <table:table-cell table:formula="of:=([.$AH4]*[.AF$14])/[.$AH$14]" office:value-type="float" office:value="117.955980306979" calcext:value-type="float">
            <text:p>118</text:p>
          </table:table-cell>
          <table:table-cell table:formula="of:=([.$AH4]*[.AG$14])/[.$AH$14]" office:value-type="float" office:value="107.094121054156" calcext:value-type="float">
            <text:p>107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LASSALLE</text:p>
          </table:table-cell>
          <table:table-cell table:formula="of:=([.$AH5]*[.B$14])/[.$AH$14]" office:value-type="float" office:value="6.73802490587895" calcext:value-type="float">
            <text:p>7</text:p>
          </table:table-cell>
          <table:table-cell/>
          <table:table-cell table:formula="of:=([.$AH5]*[.D$14])/[.$AH$14]" office:value-type="float" office:value="9.8863596872285" calcext:value-type="float">
            <text:p>10</text:p>
          </table:table-cell>
          <table:table-cell table:formula="of:=([.$AH5]*[.E$14])/[.$AH$14]" office:value-type="float" office:value="8.06209093541848" calcext:value-type="float">
            <text:p>8</text:p>
          </table:table-cell>
          <table:table-cell/>
          <table:table-cell table:formula="of:=([.$AH5]*[.G$14])/[.$AH$14]" office:value-type="float" office:value="8.72412395018824" calcext:value-type="float">
            <text:p>9</text:p>
          </table:table-cell>
          <table:table-cell table:formula="of:=([.$AH5]*[.H$14])/[.$AH$14]" office:value-type="float" office:value="7.85612510860122" calcext:value-type="float">
            <text:p>8</text:p>
          </table:table-cell>
          <table:table-cell table:formula="of:=([.$AH5]*[.I$14])/[.$AH$14]" office:value-type="float" office:value="6.44378801042572" calcext:value-type="float">
            <text:p>6</text:p>
          </table:table-cell>
          <table:table-cell table:formula="of:=([.$AH5]*[.J$14])/[.$AH$14]" office:value-type="float" office:value="7.87083695337388" calcext:value-type="float">
            <text:p>8</text:p>
          </table:table-cell>
          <table:table-cell table:formula="of:=([.$AH5]*[.K$14])/[.$AH$14]" office:value-type="float" office:value="7.17938024905879" calcext:value-type="float">
            <text:p>7</text:p>
          </table:table-cell>
          <table:table-cell table:formula="of:=([.$AH5]*[.L$14])/[.$AH$14]" office:value-type="float" office:value="7.45890529973936" calcext:value-type="float">
            <text:p>7</text:p>
          </table:table-cell>
          <table:table-cell table:formula="of:=([.$AH5]*[.M$14])/[.$AH$14]" office:value-type="float" office:value="8.19449753837243" calcext:value-type="float">
            <text:p>8</text:p>
          </table:table-cell>
          <table:table-cell table:formula="of:=([.$AH5]*[.N$14])/[.$AH$14]" office:value-type="float" office:value="5.79646684042861" calcext:value-type="float">
            <text:p>6</text:p>
          </table:table-cell>
          <table:table-cell/>
          <table:table-cell table:formula="of:=([.$AH5]*[.P$14])/[.$AH$14]" office:value-type="float" office:value="8.31219229655372" calcext:value-type="float">
            <text:p>8</text:p>
          </table:table-cell>
          <table:table-cell/>
          <table:table-cell table:formula="of:=([.$AH5]*[.R$14])/[.$AH$14]" office:value-type="float" office:value="8.65056472632494" calcext:value-type="float">
            <text:p>9</text:p>
          </table:table-cell>
          <table:table-cell table:formula="of:=([.$AH5]*[.S$14])/[.$AH$14]" office:value-type="float" office:value="7.59131190269331" calcext:value-type="float">
            <text:p>8</text:p>
          </table:table-cell>
          <table:table-cell table:formula="of:=([.$AH5]*[.T$14])/[.$AH$14]" office:value-type="float" office:value="8.00324355632783" calcext:value-type="float">
            <text:p>8</text:p>
          </table:table-cell>
          <table:table-cell table:formula="of:=([.$AH5]*[.U$14])/[.$AH$14]" office:value-type="float" office:value="7.28236316246742" calcext:value-type="float">
            <text:p>7</text:p>
          </table:table-cell>
          <table:table-cell table:formula="of:=([.$AH5]*[.V$14])/[.$AH$14]" office:value-type="float" office:value="6.39965247610773" calcext:value-type="float">
            <text:p>6</text:p>
          </table:table-cell>
          <table:table-cell table:formula="of:=([.$AH5]*[.W$14])/[.$AH$14]" office:value-type="float" office:value="6.35551694178975" calcext:value-type="float">
            <text:p>6</text:p>
          </table:table-cell>
          <table:table-cell/>
          <table:table-cell table:formula="of:=([.$AH5]*[.Y$14])/[.$AH$14]" office:value-type="float" office:value="9.09192006950478" calcext:value-type="float">
            <text:p>9</text:p>
          </table:table-cell>
          <table:table-cell table:formula="of:=([.$AH5]*[.Z$14])/[.$AH$14]" office:value-type="float" office:value="9.23903851723139" calcext:value-type="float">
            <text:p>9</text:p>
          </table:table-cell>
          <table:table-cell table:formula="of:=([.$AH5]*[.AA$14])/[.$AH$14]" office:value-type="float" office:value="8.53286996814364" calcext:value-type="float">
            <text:p>9</text:p>
          </table:table-cell>
          <table:table-cell table:formula="of:=([.$AH5]*[.AB$14])/[.$AH$14]" office:value-type="float" office:value="8.65056472632494" calcext:value-type="float">
            <text:p>9</text:p>
          </table:table-cell>
          <table:table-cell table:formula="of:=([.$AH5]*[.AC$14])/[.$AH$14]" office:value-type="float" office:value="9.68039386041124" calcext:value-type="float">
            <text:p>10</text:p>
          </table:table-cell>
          <table:table-cell table:formula="of:=([.$AH5]*[.AD$14])/[.$AH$14]" office:value-type="float" office:value="8.19449753837243" calcext:value-type="float">
            <text:p>8</text:p>
          </table:table-cell>
          <table:table-cell/>
          <table:table-cell table:formula="of:=([.$AH5]*[.AF$14])/[.$AH$14]" office:value-type="float" office:value="9.10663191427744" calcext:value-type="float">
            <text:p>9</text:p>
          </table:table-cell>
          <table:table-cell table:formula="of:=([.$AH5]*[.AG$14])/[.$AH$14]" office:value-type="float" office:value="8.26805676223574" calcext:value-type="float">
            <text:p>8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LE PEN</text:p>
          </table:table-cell>
          <table:table-cell table:formula="of:=([.$AH6]*[.B$14])/[.$AH$14]" office:value-type="float" office:value="51.5697654213727" calcext:value-type="float">
            <text:p>52</text:p>
          </table:table-cell>
          <table:table-cell/>
          <table:table-cell table:formula="of:=([.$AH6]*[.D$14])/[.$AH$14]" office:value-type="float" office:value="75.6656820156386" calcext:value-type="float">
            <text:p>76</text:p>
          </table:table-cell>
          <table:table-cell table:formula="of:=([.$AH6]*[.E$14])/[.$AH$14]" office:value-type="float" office:value="61.7035621198957" calcext:value-type="float">
            <text:p>62</text:p>
          </table:table-cell>
          <table:table-cell/>
          <table:table-cell table:formula="of:=([.$AH6]*[.G$14])/[.$AH$14]" office:value-type="float" office:value="66.7704604691573" calcext:value-type="float">
            <text:p>67</text:p>
          </table:table-cell>
          <table:table-cell table:formula="of:=([.$AH6]*[.H$14])/[.$AH$14]" office:value-type="float" office:value="60.1271937445699" calcext:value-type="float">
            <text:p>60</text:p>
          </table:table-cell>
          <table:table-cell table:formula="of:=([.$AH6]*[.I$14])/[.$AH$14]" office:value-type="float" office:value="49.3178105994787" calcext:value-type="float">
            <text:p>49</text:p>
          </table:table-cell>
          <table:table-cell table:formula="of:=([.$AH6]*[.J$14])/[.$AH$14]" office:value-type="float" office:value="60.2397914856646" calcext:value-type="float">
            <text:p>60</text:p>
          </table:table-cell>
          <table:table-cell table:formula="of:=([.$AH6]*[.K$14])/[.$AH$14]" office:value-type="float" office:value="54.9476976542137" calcext:value-type="float">
            <text:p>55</text:p>
          </table:table-cell>
          <table:table-cell table:formula="of:=([.$AH6]*[.L$14])/[.$AH$14]" office:value-type="float" office:value="57.087054735013" calcext:value-type="float">
            <text:p>57</text:p>
          </table:table-cell>
          <table:table-cell table:formula="of:=([.$AH6]*[.M$14])/[.$AH$14]" office:value-type="float" office:value="62.7169417897481" calcext:value-type="float">
            <text:p>63</text:p>
          </table:table-cell>
          <table:table-cell table:formula="of:=([.$AH6]*[.N$14])/[.$AH$14]" office:value-type="float" office:value="44.3635099913119" calcext:value-type="float">
            <text:p>44</text:p>
          </table:table-cell>
          <table:table-cell/>
          <table:table-cell table:formula="of:=([.$AH6]*[.P$14])/[.$AH$14]" office:value-type="float" office:value="63.6177237185056" calcext:value-type="float">
            <text:p>64</text:p>
          </table:table-cell>
          <table:table-cell/>
          <table:table-cell table:formula="of:=([.$AH6]*[.R$14])/[.$AH$14]" office:value-type="float" office:value="66.2074717636838" calcext:value-type="float">
            <text:p>66</text:p>
          </table:table-cell>
          <table:table-cell table:formula="of:=([.$AH6]*[.S$14])/[.$AH$14]" office:value-type="float" office:value="58.1004344048653" calcext:value-type="float">
            <text:p>58</text:p>
          </table:table-cell>
          <table:table-cell table:formula="of:=([.$AH6]*[.T$14])/[.$AH$14]" office:value-type="float" office:value="61.2531711555169" calcext:value-type="float">
            <text:p>61</text:p>
          </table:table-cell>
          <table:table-cell table:formula="of:=([.$AH6]*[.U$14])/[.$AH$14]" office:value-type="float" office:value="55.7358818418766" calcext:value-type="float">
            <text:p>56</text:p>
          </table:table-cell>
          <table:table-cell table:formula="of:=([.$AH6]*[.V$14])/[.$AH$14]" office:value-type="float" office:value="48.9800173761946" calcext:value-type="float">
            <text:p>49</text:p>
          </table:table-cell>
          <table:table-cell table:formula="of:=([.$AH6]*[.W$14])/[.$AH$14]" office:value-type="float" office:value="48.6422241529105" calcext:value-type="float">
            <text:p>49</text:p>
          </table:table-cell>
          <table:table-cell/>
          <table:table-cell table:formula="of:=([.$AH6]*[.Y$14])/[.$AH$14]" office:value-type="float" office:value="69.5854039965248" calcext:value-type="float">
            <text:p>70</text:p>
          </table:table-cell>
          <table:table-cell table:formula="of:=([.$AH6]*[.Z$14])/[.$AH$14]" office:value-type="float" office:value="70.7113814074718" calcext:value-type="float">
            <text:p>71</text:p>
          </table:table-cell>
          <table:table-cell table:formula="of:=([.$AH6]*[.AA$14])/[.$AH$14]" office:value-type="float" office:value="65.3066898349262" calcext:value-type="float">
            <text:p>65</text:p>
          </table:table-cell>
          <table:table-cell table:formula="of:=([.$AH6]*[.AB$14])/[.$AH$14]" office:value-type="float" office:value="66.2074717636838" calcext:value-type="float">
            <text:p>66</text:p>
          </table:table-cell>
          <table:table-cell table:formula="of:=([.$AH6]*[.AC$14])/[.$AH$14]" office:value-type="float" office:value="74.0893136403128" calcext:value-type="float">
            <text:p>74</text:p>
          </table:table-cell>
          <table:table-cell table:formula="of:=([.$AH6]*[.AD$14])/[.$AH$14]" office:value-type="float" office:value="62.7169417897481" calcext:value-type="float">
            <text:p>63</text:p>
          </table:table-cell>
          <table:table-cell/>
          <table:table-cell table:formula="of:=([.$AH6]*[.AF$14])/[.$AH$14]" office:value-type="float" office:value="69.6980017376195" calcext:value-type="float">
            <text:p>70</text:p>
          </table:table-cell>
          <table:table-cell table:formula="of:=([.$AH6]*[.AG$14])/[.$AH$14]" office:value-type="float" office:value="63.2799304952216" calcext:value-type="float">
            <text:p>6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ZEMMOUR</text:p>
          </table:table-cell>
          <table:table-cell table:formula="of:=([.$AH7]*[.B$14])/[.$AH$14]" office:value-type="float" office:value="18.7019982623805" calcext:value-type="float">
            <text:p>19</text:p>
          </table:table-cell>
          <table:table-cell/>
          <table:table-cell table:formula="of:=([.$AH7]*[.D$14])/[.$AH$14]" office:value-type="float" office:value="27.4404865334492" calcext:value-type="float">
            <text:p>27</text:p>
          </table:table-cell>
          <table:table-cell table:formula="of:=([.$AH7]*[.E$14])/[.$AH$14]" office:value-type="float" office:value="22.3770634231103" calcext:value-type="float">
            <text:p>22</text:p>
          </table:table-cell>
          <table:table-cell/>
          <table:table-cell table:formula="of:=([.$AH7]*[.G$14])/[.$AH$14]" office:value-type="float" office:value="24.2145960034752" calcext:value-type="float">
            <text:p>24</text:p>
          </table:table-cell>
          <table:table-cell table:formula="of:=([.$AH7]*[.H$14])/[.$AH$14]" office:value-type="float" office:value="21.8053866203301" calcext:value-type="float">
            <text:p>22</text:p>
          </table:table-cell>
          <table:table-cell table:formula="of:=([.$AH7]*[.I$14])/[.$AH$14]" office:value-type="float" office:value="17.8853171155517" calcext:value-type="float">
            <text:p>18</text:p>
          </table:table-cell>
          <table:table-cell table:formula="of:=([.$AH7]*[.J$14])/[.$AH$14]" office:value-type="float" office:value="21.8462206776716" calcext:value-type="float">
            <text:p>22</text:p>
          </table:table-cell>
          <table:table-cell table:formula="of:=([.$AH7]*[.K$14])/[.$AH$14]" office:value-type="float" office:value="19.9270199826238" calcext:value-type="float">
            <text:p>20</text:p>
          </table:table-cell>
          <table:table-cell table:formula="of:=([.$AH7]*[.L$14])/[.$AH$14]" office:value-type="float" office:value="20.7028670721112" calcext:value-type="float">
            <text:p>21</text:p>
          </table:table-cell>
          <table:table-cell table:formula="of:=([.$AH7]*[.M$14])/[.$AH$14]" office:value-type="float" office:value="22.7445699391833" calcext:value-type="float">
            <text:p>23</text:p>
          </table:table-cell>
          <table:table-cell table:formula="of:=([.$AH7]*[.N$14])/[.$AH$14]" office:value-type="float" office:value="16.0886185925282" calcext:value-type="float">
            <text:p>16</text:p>
          </table:table-cell>
          <table:table-cell/>
          <table:table-cell table:formula="of:=([.$AH7]*[.P$14])/[.$AH$14]" office:value-type="float" office:value="23.0712423979149" calcext:value-type="float">
            <text:p>23</text:p>
          </table:table-cell>
          <table:table-cell/>
          <table:table-cell table:formula="of:=([.$AH7]*[.R$14])/[.$AH$14]" office:value-type="float" office:value="24.010425716768" calcext:value-type="float">
            <text:p>24</text:p>
          </table:table-cell>
          <table:table-cell table:formula="of:=([.$AH7]*[.S$14])/[.$AH$14]" office:value-type="float" office:value="21.0703735881842" calcext:value-type="float">
            <text:p>21</text:p>
          </table:table-cell>
          <table:table-cell table:formula="of:=([.$AH7]*[.T$14])/[.$AH$14]" office:value-type="float" office:value="22.2137271937446" calcext:value-type="float">
            <text:p>22</text:p>
          </table:table-cell>
          <table:table-cell table:formula="of:=([.$AH7]*[.U$14])/[.$AH$14]" office:value-type="float" office:value="20.2128583840139" calcext:value-type="float">
            <text:p>20</text:p>
          </table:table-cell>
          <table:table-cell table:formula="of:=([.$AH7]*[.V$14])/[.$AH$14]" office:value-type="float" office:value="17.7628149435274" calcext:value-type="float">
            <text:p>18</text:p>
          </table:table-cell>
          <table:table-cell table:formula="of:=([.$AH7]*[.W$14])/[.$AH$14]" office:value-type="float" office:value="17.640312771503" calcext:value-type="float">
            <text:p>18</text:p>
          </table:table-cell>
          <table:table-cell/>
          <table:table-cell table:formula="of:=([.$AH7]*[.Y$14])/[.$AH$14]" office:value-type="float" office:value="25.2354474370113" calcext:value-type="float">
            <text:p>25</text:p>
          </table:table-cell>
          <table:table-cell table:formula="of:=([.$AH7]*[.Z$14])/[.$AH$14]" office:value-type="float" office:value="25.6437880104257" calcext:value-type="float">
            <text:p>26</text:p>
          </table:table-cell>
          <table:table-cell table:formula="of:=([.$AH7]*[.AA$14])/[.$AH$14]" office:value-type="float" office:value="23.6837532580365" calcext:value-type="float">
            <text:p>24</text:p>
          </table:table-cell>
          <table:table-cell table:formula="of:=([.$AH7]*[.AB$14])/[.$AH$14]" office:value-type="float" office:value="24.010425716768" calcext:value-type="float">
            <text:p>24</text:p>
          </table:table-cell>
          <table:table-cell table:formula="of:=([.$AH7]*[.AC$14])/[.$AH$14]" office:value-type="float" office:value="26.868809730669" calcext:value-type="float">
            <text:p>27</text:p>
          </table:table-cell>
          <table:table-cell table:formula="of:=([.$AH7]*[.AD$14])/[.$AH$14]" office:value-type="float" office:value="22.7445699391833" calcext:value-type="float">
            <text:p>23</text:p>
          </table:table-cell>
          <table:table-cell/>
          <table:table-cell table:formula="of:=([.$AH7]*[.AF$14])/[.$AH$14]" office:value-type="float" office:value="25.2762814943527" calcext:value-type="float">
            <text:p>25</text:p>
          </table:table-cell>
          <table:table-cell table:formula="of:=([.$AH7]*[.AG$14])/[.$AH$14]" office:value-type="float" office:value="22.9487402258905" calcext:value-type="float">
            <text:p>2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MÉLENCHON</text:p>
          </table:table-cell>
          <table:table-cell table:formula="of:=([.$AH8]*[.B$14])/[.$AH$14]" office:value-type="float" office:value="246.441934549667" calcext:value-type="float">
            <text:p>246</text:p>
          </table:table-cell>
          <table:table-cell/>
          <table:table-cell table:formula="of:=([.$AH8]*[.D$14])/[.$AH$14]" office:value-type="float" office:value="361.591659426586" calcext:value-type="float">
            <text:p>362</text:p>
          </table:table-cell>
          <table:table-cell table:formula="of:=([.$AH8]*[.E$14])/[.$AH$14]" office:value-type="float" office:value="294.869388937156" calcext:value-type="float">
            <text:p>295</text:p>
          </table:table-cell>
          <table:table-cell/>
          <table:table-cell table:formula="of:=([.$AH8]*[.G$14])/[.$AH$14]" office:value-type="float" office:value="319.083116130901" calcext:value-type="float">
            <text:p>319</text:p>
          </table:table-cell>
          <table:table-cell table:formula="of:=([.$AH8]*[.H$14])/[.$AH$14]" office:value-type="float" office:value="287.336229365769" calcext:value-type="float">
            <text:p>287</text:p>
          </table:table-cell>
          <table:table-cell table:formula="of:=([.$AH8]*[.I$14])/[.$AH$14]" office:value-type="float" office:value="235.680278019114" calcext:value-type="float">
            <text:p>236</text:p>
          </table:table-cell>
          <table:table-cell table:formula="of:=([.$AH8]*[.J$14])/[.$AH$14]" office:value-type="float" office:value="287.874312192297" calcext:value-type="float">
            <text:p>288</text:p>
          </table:table-cell>
          <table:table-cell table:formula="of:=([.$AH8]*[.K$14])/[.$AH$14]" office:value-type="float" office:value="262.584419345497" calcext:value-type="float">
            <text:p>263</text:p>
          </table:table-cell>
          <table:table-cell table:formula="of:=([.$AH8]*[.L$14])/[.$AH$14]" office:value-type="float" office:value="272.807993049522" calcext:value-type="float">
            <text:p>273</text:p>
          </table:table-cell>
          <table:table-cell table:formula="of:=([.$AH8]*[.M$14])/[.$AH$14]" office:value-type="float" office:value="299.712134375905" calcext:value-type="float">
            <text:p>300</text:p>
          </table:table-cell>
          <table:table-cell table:formula="of:=([.$AH8]*[.N$14])/[.$AH$14]" office:value-type="float" office:value="212.004633651897" calcext:value-type="float">
            <text:p>212</text:p>
          </table:table-cell>
          <table:table-cell/>
          <table:table-cell table:formula="of:=([.$AH8]*[.P$14])/[.$AH$14]" office:value-type="float" office:value="304.016796988126" calcext:value-type="float">
            <text:p>304</text:p>
          </table:table-cell>
          <table:table-cell/>
          <table:table-cell table:formula="of:=([.$AH8]*[.R$14])/[.$AH$14]" office:value-type="float" office:value="316.392701998262" calcext:value-type="float">
            <text:p>316</text:p>
          </table:table-cell>
          <table:table-cell table:formula="of:=([.$AH8]*[.S$14])/[.$AH$14]" office:value-type="float" office:value="277.650738488271" calcext:value-type="float">
            <text:p>278</text:p>
          </table:table-cell>
          <table:table-cell table:formula="of:=([.$AH8]*[.T$14])/[.$AH$14]" office:value-type="float" office:value="292.717057631045" calcext:value-type="float">
            <text:p>293</text:p>
          </table:table-cell>
          <table:table-cell table:formula="of:=([.$AH8]*[.U$14])/[.$AH$14]" office:value-type="float" office:value="266.35099913119" calcext:value-type="float">
            <text:p>266</text:p>
          </table:table-cell>
          <table:table-cell table:formula="of:=([.$AH8]*[.V$14])/[.$AH$14]" office:value-type="float" office:value="234.066029539531" calcext:value-type="float">
            <text:p>234</text:p>
          </table:table-cell>
          <table:table-cell table:formula="of:=([.$AH8]*[.W$14])/[.$AH$14]" office:value-type="float" office:value="232.451781059948" calcext:value-type="float">
            <text:p>232</text:p>
          </table:table-cell>
          <table:table-cell/>
          <table:table-cell table:formula="of:=([.$AH8]*[.Y$14])/[.$AH$14]" office:value-type="float" office:value="332.535186794092" calcext:value-type="float">
            <text:p>333</text:p>
          </table:table-cell>
          <table:table-cell table:formula="of:=([.$AH8]*[.Z$14])/[.$AH$14]" office:value-type="float" office:value="337.916015059369" calcext:value-type="float">
            <text:p>338</text:p>
          </table:table-cell>
          <table:table-cell table:formula="of:=([.$AH8]*[.AA$14])/[.$AH$14]" office:value-type="float" office:value="312.088039386041" calcext:value-type="float">
            <text:p>312</text:p>
          </table:table-cell>
          <table:table-cell table:formula="of:=([.$AH8]*[.AB$14])/[.$AH$14]" office:value-type="float" office:value="316.392701998262" calcext:value-type="float">
            <text:p>316</text:p>
          </table:table-cell>
          <table:table-cell table:formula="of:=([.$AH8]*[.AC$14])/[.$AH$14]" office:value-type="float" office:value="354.058499855198" calcext:value-type="float">
            <text:p>354</text:p>
          </table:table-cell>
          <table:table-cell table:formula="of:=([.$AH8]*[.AD$14])/[.$AH$14]" office:value-type="float" office:value="299.712134375905" calcext:value-type="float">
            <text:p>300</text:p>
          </table:table-cell>
          <table:table-cell/>
          <table:table-cell table:formula="of:=([.$AH8]*[.AF$14])/[.$AH$14]" office:value-type="float" office:value="333.07326962062" calcext:value-type="float">
            <text:p>333</text:p>
          </table:table-cell>
          <table:table-cell table:formula="of:=([.$AH8]*[.AG$14])/[.$AH$14]" office:value-type="float" office:value="302.402548508543" calcext:value-type="float">
            <text:p>302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HIDALGO</text:p>
          </table:table-cell>
          <table:table-cell table:formula="of:=([.$AH9]*[.B$14])/[.$AH$14]" office:value-type="float" office:value="4.58928467998842" calcext:value-type="float">
            <text:p>5</text:p>
          </table:table-cell>
          <table:table-cell/>
          <table:table-cell table:formula="of:=([.$AH9]*[.D$14])/[.$AH$14]" office:value-type="float" office:value="6.73362293657689" calcext:value-type="float">
            <text:p>7</text:p>
          </table:table-cell>
          <table:table-cell table:formula="of:=([.$AH9]*[.E$14])/[.$AH$14]" office:value-type="float" office:value="5.49110918042282" calcext:value-type="float">
            <text:p>5</text:p>
          </table:table-cell>
          <table:table-cell/>
          <table:table-cell table:formula="of:=([.$AH9]*[.G$14])/[.$AH$14]" office:value-type="float" office:value="5.94202143064002" calcext:value-type="float">
            <text:p>6</text:p>
          </table:table-cell>
          <table:table-cell table:formula="of:=([.$AH9]*[.H$14])/[.$AH$14]" office:value-type="float" office:value="5.35082536924414" calcext:value-type="float">
            <text:p>5</text:p>
          </table:table-cell>
          <table:table-cell table:formula="of:=([.$AH9]*[.I$14])/[.$AH$14]" office:value-type="float" office:value="4.38887923544744" calcext:value-type="float">
            <text:p>4</text:p>
          </table:table-cell>
          <table:table-cell table:formula="of:=([.$AH9]*[.J$14])/[.$AH$14]" office:value-type="float" office:value="5.36084564147119" calcext:value-type="float">
            <text:p>5</text:p>
          </table:table-cell>
          <table:table-cell table:formula="of:=([.$AH9]*[.K$14])/[.$AH$14]" office:value-type="float" office:value="4.88989284679988" calcext:value-type="float">
            <text:p>5</text:p>
          </table:table-cell>
          <table:table-cell table:formula="of:=([.$AH9]*[.L$14])/[.$AH$14]" office:value-type="float" office:value="5.08027801911381" calcext:value-type="float">
            <text:p>5</text:p>
          </table:table-cell>
          <table:table-cell table:formula="of:=([.$AH9]*[.M$14])/[.$AH$14]" office:value-type="float" office:value="5.58129163046626" calcext:value-type="float">
            <text:p>6</text:p>
          </table:table-cell>
          <table:table-cell table:formula="of:=([.$AH9]*[.N$14])/[.$AH$14]" office:value-type="float" office:value="3.94798725745728" calcext:value-type="float">
            <text:p>4</text:p>
          </table:table-cell>
          <table:table-cell/>
          <table:table-cell table:formula="of:=([.$AH9]*[.P$14])/[.$AH$14]" office:value-type="float" office:value="5.66145380828265" calcext:value-type="float">
            <text:p>6</text:p>
          </table:table-cell>
          <table:table-cell/>
          <table:table-cell table:formula="of:=([.$AH9]*[.R$14])/[.$AH$14]" office:value-type="float" office:value="5.89192006950478" calcext:value-type="float">
            <text:p>6</text:p>
          </table:table-cell>
          <table:table-cell table:formula="of:=([.$AH9]*[.S$14])/[.$AH$14]" office:value-type="float" office:value="5.17046046915726" calcext:value-type="float">
            <text:p>5</text:p>
          </table:table-cell>
          <table:table-cell table:formula="of:=([.$AH9]*[.T$14])/[.$AH$14]" office:value-type="float" office:value="5.45102809151463" calcext:value-type="float">
            <text:p>5</text:p>
          </table:table-cell>
          <table:table-cell table:formula="of:=([.$AH9]*[.U$14])/[.$AH$14]" office:value-type="float" office:value="4.96003475238923" calcext:value-type="float">
            <text:p>5</text:p>
          </table:table-cell>
          <table:table-cell table:formula="of:=([.$AH9]*[.V$14])/[.$AH$14]" office:value-type="float" office:value="4.35881841876629" calcext:value-type="float">
            <text:p>4</text:p>
          </table:table-cell>
          <table:table-cell table:formula="of:=([.$AH9]*[.W$14])/[.$AH$14]" office:value-type="float" office:value="4.32875760208514" calcext:value-type="float">
            <text:p>4</text:p>
          </table:table-cell>
          <table:table-cell/>
          <table:table-cell table:formula="of:=([.$AH9]*[.Y$14])/[.$AH$14]" office:value-type="float" office:value="6.19252823631625" calcext:value-type="float">
            <text:p>6</text:p>
          </table:table-cell>
          <table:table-cell table:formula="of:=([.$AH9]*[.Z$14])/[.$AH$14]" office:value-type="float" office:value="6.29273095858674" calcext:value-type="float">
            <text:p>6</text:p>
          </table:table-cell>
          <table:table-cell table:formula="of:=([.$AH9]*[.AA$14])/[.$AH$14]" office:value-type="float" office:value="5.81175789168839" calcext:value-type="float">
            <text:p>6</text:p>
          </table:table-cell>
          <table:table-cell table:formula="of:=([.$AH9]*[.AB$14])/[.$AH$14]" office:value-type="float" office:value="5.89192006950478" calcext:value-type="float">
            <text:p>6</text:p>
          </table:table-cell>
          <table:table-cell table:formula="of:=([.$AH9]*[.AC$14])/[.$AH$14]" office:value-type="float" office:value="6.5933391253982" calcext:value-type="float">
            <text:p>7</text:p>
          </table:table-cell>
          <table:table-cell table:formula="of:=([.$AH9]*[.AD$14])/[.$AH$14]" office:value-type="float" office:value="5.58129163046626" calcext:value-type="float">
            <text:p>6</text:p>
          </table:table-cell>
          <table:table-cell/>
          <table:table-cell table:formula="of:=([.$AH9]*[.AF$14])/[.$AH$14]" office:value-type="float" office:value="6.2025485085433" calcext:value-type="float">
            <text:p>6</text:p>
          </table:table-cell>
          <table:table-cell table:formula="of:=([.$AH9]*[.AG$14])/[.$AH$14]" office:value-type="float" office:value="5.63139299160151" calcext:value-type="float">
            <text:p>6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JADOT</text:p>
          </table:table-cell>
          <table:table-cell table:formula="of:=([.$AH10]*[.B$14])/[.$AH$14]" office:value-type="float" office:value="10.0274543874891" calcext:value-type="float">
            <text:p>10</text:p>
          </table:table-cell>
          <table:table-cell/>
          <table:table-cell table:formula="of:=([.$AH10]*[.D$14])/[.$AH$14]" office:value-type="float" office:value="14.7127715030408" calcext:value-type="float">
            <text:p>15</text:p>
          </table:table-cell>
          <table:table-cell table:formula="of:=([.$AH10]*[.E$14])/[.$AH$14]" office:value-type="float" office:value="11.9979148566464" calcext:value-type="float">
            <text:p>12</text:p>
          </table:table-cell>
          <table:table-cell/>
          <table:table-cell table:formula="of:=([.$AH10]*[.G$14])/[.$AH$14]" office:value-type="float" office:value="12.983145091225" calcext:value-type="float">
            <text:p>13</text:p>
          </table:table-cell>
          <table:table-cell table:formula="of:=([.$AH10]*[.H$14])/[.$AH$14]" office:value-type="float" office:value="11.6913987836664" calcext:value-type="float">
            <text:p>12</text:p>
          </table:table-cell>
          <table:table-cell table:formula="of:=([.$AH10]*[.I$14])/[.$AH$14]" office:value-type="float" office:value="9.58957428323197" calcext:value-type="float">
            <text:p>10</text:p>
          </table:table-cell>
          <table:table-cell table:formula="of:=([.$AH10]*[.J$14])/[.$AH$14]" office:value-type="float" office:value="11.7132927888792" calcext:value-type="float">
            <text:p>12</text:p>
          </table:table-cell>
          <table:table-cell table:formula="of:=([.$AH10]*[.K$14])/[.$AH$14]" office:value-type="float" office:value="10.6842745438749" calcext:value-type="float">
            <text:p>11</text:p>
          </table:table-cell>
          <table:table-cell table:formula="of:=([.$AH10]*[.L$14])/[.$AH$14]" office:value-type="float" office:value="11.1002606429192" calcext:value-type="float">
            <text:p>11</text:p>
          </table:table-cell>
          <table:table-cell table:formula="of:=([.$AH10]*[.M$14])/[.$AH$14]" office:value-type="float" office:value="12.1949609035621" calcext:value-type="float">
            <text:p>12</text:p>
          </table:table-cell>
          <table:table-cell table:formula="of:=([.$AH10]*[.N$14])/[.$AH$14]" office:value-type="float" office:value="8.6262380538662" calcext:value-type="float">
            <text:p>9</text:p>
          </table:table-cell>
          <table:table-cell/>
          <table:table-cell table:formula="of:=([.$AH10]*[.P$14])/[.$AH$14]" office:value-type="float" office:value="12.370112945265" calcext:value-type="float">
            <text:p>12</text:p>
          </table:table-cell>
          <table:table-cell/>
          <table:table-cell table:formula="of:=([.$AH10]*[.R$14])/[.$AH$14]" office:value-type="float" office:value="12.8736750651607" calcext:value-type="float">
            <text:p>13</text:p>
          </table:table-cell>
          <table:table-cell table:formula="of:=([.$AH10]*[.S$14])/[.$AH$14]" office:value-type="float" office:value="11.2973066898349" calcext:value-type="float">
            <text:p>11</text:p>
          </table:table-cell>
          <table:table-cell table:formula="of:=([.$AH10]*[.T$14])/[.$AH$14]" office:value-type="float" office:value="11.910338835795" calcext:value-type="float">
            <text:p>12</text:p>
          </table:table-cell>
          <table:table-cell table:formula="of:=([.$AH10]*[.U$14])/[.$AH$14]" office:value-type="float" office:value="10.8375325803649" calcext:value-type="float">
            <text:p>11</text:p>
          </table:table-cell>
          <table:table-cell table:formula="of:=([.$AH10]*[.V$14])/[.$AH$14]" office:value-type="float" office:value="9.5238922675934" calcext:value-type="float">
            <text:p>10</text:p>
          </table:table-cell>
          <table:table-cell table:formula="of:=([.$AH10]*[.W$14])/[.$AH$14]" office:value-type="float" office:value="9.45821025195482" calcext:value-type="float">
            <text:p>9</text:p>
          </table:table-cell>
          <table:table-cell/>
          <table:table-cell table:formula="of:=([.$AH10]*[.Y$14])/[.$AH$14]" office:value-type="float" office:value="13.5304952215465" calcext:value-type="float">
            <text:p>14</text:p>
          </table:table-cell>
          <table:table-cell table:formula="of:=([.$AH10]*[.Z$14])/[.$AH$14]" office:value-type="float" office:value="13.7494352736751" calcext:value-type="float">
            <text:p>14</text:p>
          </table:table-cell>
          <table:table-cell table:formula="of:=([.$AH10]*[.AA$14])/[.$AH$14]" office:value-type="float" office:value="12.6985230234579" calcext:value-type="float">
            <text:p>13</text:p>
          </table:table-cell>
          <table:table-cell table:formula="of:=([.$AH10]*[.AB$14])/[.$AH$14]" office:value-type="float" office:value="12.8736750651607" calcext:value-type="float">
            <text:p>13</text:p>
          </table:table-cell>
          <table:table-cell table:formula="of:=([.$AH10]*[.AC$14])/[.$AH$14]" office:value-type="float" office:value="14.4062554300608" calcext:value-type="float">
            <text:p>14</text:p>
          </table:table-cell>
          <table:table-cell table:formula="of:=([.$AH10]*[.AD$14])/[.$AH$14]" office:value-type="float" office:value="12.1949609035621" calcext:value-type="float">
            <text:p>12</text:p>
          </table:table-cell>
          <table:table-cell/>
          <table:table-cell table:formula="of:=([.$AH10]*[.AF$14])/[.$AH$14]" office:value-type="float" office:value="13.5523892267593" calcext:value-type="float">
            <text:p>14</text:p>
          </table:table-cell>
          <table:table-cell table:formula="of:=([.$AH10]*[.AG$14])/[.$AH$14]" office:value-type="float" office:value="12.3044309296264" calcext:value-type="float">
            <text:p>12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PÉCRESSE</text:p>
          </table:table-cell>
          <table:table-cell table:formula="of:=([.$AH11]*[.B$14])/[.$AH$14]" office:value-type="float" office:value="14.6167390674776" calcext:value-type="float">
            <text:p>15</text:p>
          </table:table-cell>
          <table:table-cell/>
          <table:table-cell table:formula="of:=([.$AH11]*[.D$14])/[.$AH$14]" office:value-type="float" office:value="21.4463944396177" calcext:value-type="float">
            <text:p>21</text:p>
          </table:table-cell>
          <table:table-cell table:formula="of:=([.$AH11]*[.E$14])/[.$AH$14]" office:value-type="float" office:value="17.4890240370692" calcext:value-type="float">
            <text:p>17</text:p>
          </table:table-cell>
          <table:table-cell/>
          <table:table-cell table:formula="of:=([.$AH11]*[.G$14])/[.$AH$14]" office:value-type="float" office:value="18.925166521865" calcext:value-type="float">
            <text:p>19</text:p>
          </table:table-cell>
          <table:table-cell table:formula="of:=([.$AH11]*[.H$14])/[.$AH$14]" office:value-type="float" office:value="17.0422241529105" calcext:value-type="float">
            <text:p>17</text:p>
          </table:table-cell>
          <table:table-cell table:formula="of:=([.$AH11]*[.I$14])/[.$AH$14]" office:value-type="float" office:value="13.9784535186794" calcext:value-type="float">
            <text:p>14</text:p>
          </table:table-cell>
          <table:table-cell table:formula="of:=([.$AH11]*[.J$14])/[.$AH$14]" office:value-type="float" office:value="17.0741384303504" calcext:value-type="float">
            <text:p>17</text:p>
          </table:table-cell>
          <table:table-cell table:formula="of:=([.$AH11]*[.K$14])/[.$AH$14]" office:value-type="float" office:value="15.5741673906748" calcext:value-type="float">
            <text:p>16</text:p>
          </table:table-cell>
          <table:table-cell table:formula="of:=([.$AH11]*[.L$14])/[.$AH$14]" office:value-type="float" office:value="16.180538662033" calcext:value-type="float">
            <text:p>16</text:p>
          </table:table-cell>
          <table:table-cell table:formula="of:=([.$AH11]*[.M$14])/[.$AH$14]" office:value-type="float" office:value="17.7762525340284" calcext:value-type="float">
            <text:p>18</text:p>
          </table:table-cell>
          <table:table-cell table:formula="of:=([.$AH11]*[.N$14])/[.$AH$14]" office:value-type="float" office:value="12.5742253113235" calcext:value-type="float">
            <text:p>13</text:p>
          </table:table-cell>
          <table:table-cell/>
          <table:table-cell table:formula="of:=([.$AH11]*[.P$14])/[.$AH$14]" office:value-type="float" office:value="18.0315667535476" calcext:value-type="float">
            <text:p>18</text:p>
          </table:table-cell>
          <table:table-cell/>
          <table:table-cell table:formula="of:=([.$AH11]*[.R$14])/[.$AH$14]" office:value-type="float" office:value="18.7655951346655" calcext:value-type="float">
            <text:p>19</text:p>
          </table:table-cell>
          <table:table-cell table:formula="of:=([.$AH11]*[.S$14])/[.$AH$14]" office:value-type="float" office:value="16.4677671589922" calcext:value-type="float">
            <text:p>16</text:p>
          </table:table-cell>
          <table:table-cell table:formula="of:=([.$AH11]*[.T$14])/[.$AH$14]" office:value-type="float" office:value="17.3613669273096" calcext:value-type="float">
            <text:p>17</text:p>
          </table:table-cell>
          <table:table-cell table:formula="of:=([.$AH11]*[.U$14])/[.$AH$14]" office:value-type="float" office:value="15.7975673327541" calcext:value-type="float">
            <text:p>16</text:p>
          </table:table-cell>
          <table:table-cell table:formula="of:=([.$AH11]*[.V$14])/[.$AH$14]" office:value-type="float" office:value="13.8827106863597" calcext:value-type="float">
            <text:p>14</text:p>
          </table:table-cell>
          <table:table-cell table:formula="of:=([.$AH11]*[.W$14])/[.$AH$14]" office:value-type="float" office:value="13.78696785404" calcext:value-type="float">
            <text:p>14</text:p>
          </table:table-cell>
          <table:table-cell/>
          <table:table-cell table:formula="of:=([.$AH11]*[.Y$14])/[.$AH$14]" office:value-type="float" office:value="19.7230234578627" calcext:value-type="float">
            <text:p>20</text:p>
          </table:table-cell>
          <table:table-cell table:formula="of:=([.$AH11]*[.Z$14])/[.$AH$14]" office:value-type="float" office:value="20.0421662322618" calcext:value-type="float">
            <text:p>20</text:p>
          </table:table-cell>
          <table:table-cell table:formula="of:=([.$AH11]*[.AA$14])/[.$AH$14]" office:value-type="float" office:value="18.5102809151463" calcext:value-type="float">
            <text:p>19</text:p>
          </table:table-cell>
          <table:table-cell table:formula="of:=([.$AH11]*[.AB$14])/[.$AH$14]" office:value-type="float" office:value="18.7655951346655" calcext:value-type="float">
            <text:p>19</text:p>
          </table:table-cell>
          <table:table-cell table:formula="of:=([.$AH11]*[.AC$14])/[.$AH$14]" office:value-type="float" office:value="20.999594555459" calcext:value-type="float">
            <text:p>21</text:p>
          </table:table-cell>
          <table:table-cell table:formula="of:=([.$AH11]*[.AD$14])/[.$AH$14]" office:value-type="float" office:value="17.7762525340284" calcext:value-type="float">
            <text:p>18</text:p>
          </table:table-cell>
          <table:table-cell/>
          <table:table-cell table:formula="of:=([.$AH11]*[.AF$14])/[.$AH$14]" office:value-type="float" office:value="19.7549377353026" calcext:value-type="float">
            <text:p>20</text:p>
          </table:table-cell>
          <table:table-cell table:formula="of:=([.$AH11]*[.AG$14])/[.$AH$14]" office:value-type="float" office:value="17.9358239212279" calcext:value-type="float">
            <text:p>18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POUTOU</text:p>
          </table:table-cell>
          <table:table-cell table:formula="of:=([.$AH12]*[.B$14])/[.$AH$14]" office:value-type="float" office:value="2.99762525340284" calcext:value-type="float">
            <text:p>3</text:p>
          </table:table-cell>
          <table:table-cell/>
          <table:table-cell table:formula="of:=([.$AH12]*[.D$14])/[.$AH$14]" office:value-type="float" office:value="4.39826238053866" calcext:value-type="float">
            <text:p>4</text:p>
          </table:table-cell>
          <table:table-cell table:formula="of:=([.$AH12]*[.E$14])/[.$AH$14]" office:value-type="float" office:value="3.58667825079641" calcext:value-type="float">
            <text:p>4</text:p>
          </table:table-cell>
          <table:table-cell/>
          <table:table-cell table:formula="of:=([.$AH12]*[.G$14])/[.$AH$14]" office:value-type="float" office:value="3.88120474949319" calcext:value-type="float">
            <text:p>4</text:p>
          </table:table-cell>
          <table:table-cell table:formula="of:=([.$AH12]*[.H$14])/[.$AH$14]" office:value-type="float" office:value="3.49504778453519" calcext:value-type="float">
            <text:p>3</text:p>
          </table:table-cell>
          <table:table-cell table:formula="of:=([.$AH12]*[.I$14])/[.$AH$14]" office:value-type="float" office:value="2.86672458731538" calcext:value-type="float">
            <text:p>3</text:p>
          </table:table-cell>
          <table:table-cell table:formula="of:=([.$AH12]*[.J$14])/[.$AH$14]" office:value-type="float" office:value="3.50159281783956" calcext:value-type="float">
            <text:p>4</text:p>
          </table:table-cell>
          <table:table-cell table:formula="of:=([.$AH12]*[.K$14])/[.$AH$14]" office:value-type="float" office:value="3.19397625253403" calcext:value-type="float">
            <text:p>3</text:p>
          </table:table-cell>
          <table:table-cell table:formula="of:=([.$AH12]*[.L$14])/[.$AH$14]" office:value-type="float" office:value="3.31833188531712" calcext:value-type="float">
            <text:p>3</text:p>
          </table:table-cell>
          <table:table-cell table:formula="of:=([.$AH12]*[.M$14])/[.$AH$14]" office:value-type="float" office:value="3.64558355053577" calcext:value-type="float">
            <text:p>4</text:p>
          </table:table-cell>
          <table:table-cell table:formula="of:=([.$AH12]*[.N$14])/[.$AH$14]" office:value-type="float" office:value="2.57874312192297" calcext:value-type="float">
            <text:p>3</text:p>
          </table:table-cell>
          <table:table-cell/>
          <table:table-cell table:formula="of:=([.$AH12]*[.P$14])/[.$AH$14]" office:value-type="float" office:value="3.69794381697075" calcext:value-type="float">
            <text:p>4</text:p>
          </table:table-cell>
          <table:table-cell/>
          <table:table-cell table:formula="of:=([.$AH12]*[.R$14])/[.$AH$14]" office:value-type="float" office:value="3.84847958297133" calcext:value-type="float">
            <text:p>4</text:p>
          </table:table-cell>
          <table:table-cell table:formula="of:=([.$AH12]*[.S$14])/[.$AH$14]" office:value-type="float" office:value="3.37723718505647" calcext:value-type="float">
            <text:p>3</text:p>
          </table:table-cell>
          <table:table-cell table:formula="of:=([.$AH12]*[.T$14])/[.$AH$14]" office:value-type="float" office:value="3.56049811757892" calcext:value-type="float">
            <text:p>4</text:p>
          </table:table-cell>
          <table:table-cell table:formula="of:=([.$AH12]*[.U$14])/[.$AH$14]" office:value-type="float" office:value="3.23979148566464" calcext:value-type="float">
            <text:p>3</text:p>
          </table:table-cell>
          <table:table-cell table:formula="of:=([.$AH12]*[.V$14])/[.$AH$14]" office:value-type="float" office:value="2.84708948740226" calcext:value-type="float">
            <text:p>3</text:p>
          </table:table-cell>
          <table:table-cell table:formula="of:=([.$AH12]*[.W$14])/[.$AH$14]" office:value-type="float" office:value="2.82745438748914" calcext:value-type="float">
            <text:p>3</text:p>
          </table:table-cell>
          <table:table-cell/>
          <table:table-cell table:formula="of:=([.$AH12]*[.Y$14])/[.$AH$14]" office:value-type="float" office:value="4.04483058210252" calcext:value-type="float">
            <text:p>4</text:p>
          </table:table-cell>
          <table:table-cell table:formula="of:=([.$AH12]*[.Z$14])/[.$AH$14]" office:value-type="float" office:value="4.11028091514625" calcext:value-type="float">
            <text:p>4</text:p>
          </table:table-cell>
          <table:table-cell table:formula="of:=([.$AH12]*[.AA$14])/[.$AH$14]" office:value-type="float" office:value="3.79611931653635" calcext:value-type="float">
            <text:p>4</text:p>
          </table:table-cell>
          <table:table-cell table:formula="of:=([.$AH12]*[.AB$14])/[.$AH$14]" office:value-type="float" office:value="3.84847958297133" calcext:value-type="float">
            <text:p>4</text:p>
          </table:table-cell>
          <table:table-cell table:formula="of:=([.$AH12]*[.AC$14])/[.$AH$14]" office:value-type="float" office:value="4.30663191427744" calcext:value-type="float">
            <text:p>4</text:p>
          </table:table-cell>
          <table:table-cell table:formula="of:=([.$AH12]*[.AD$14])/[.$AH$14]" office:value-type="float" office:value="3.64558355053577" calcext:value-type="float">
            <text:p>4</text:p>
          </table:table-cell>
          <table:table-cell/>
          <table:table-cell table:formula="of:=([.$AH12]*[.AF$14])/[.$AH$14]" office:value-type="float" office:value="4.05137561540689" calcext:value-type="float">
            <text:p>4</text:p>
          </table:table-cell>
          <table:table-cell table:formula="of:=([.$AH12]*[.AG$14])/[.$AH$14]" office:value-type="float" office:value="3.67830871705763" calcext:value-type="float">
            <text:p>4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DUPONT-AIGNAN</text:p>
          </table:table-cell>
          <table:table-cell table:formula="of:=([.$AH13]*[.B$14])/[.$AH$14]" office:value-type="float" office:value="5.59733565015928" calcext:value-type="float">
            <text:p>6</text:p>
          </table:table-cell>
          <table:table-cell/>
          <table:table-cell table:formula="of:=([.$AH13]*[.D$14])/[.$AH$14]" office:value-type="float" office:value="8.21268462206777" calcext:value-type="float">
            <text:p>8</text:p>
          </table:table-cell>
          <table:table-cell table:formula="of:=([.$AH13]*[.E$14])/[.$AH$14]" office:value-type="float" office:value="6.69724876918622" calcext:value-type="float">
            <text:p>7</text:p>
          </table:table-cell>
          <table:table-cell/>
          <table:table-cell table:formula="of:=([.$AH13]*[.G$14])/[.$AH$14]" office:value-type="float" office:value="7.24720532869968" calcext:value-type="float">
            <text:p>7</text:p>
          </table:table-cell>
          <table:table-cell table:formula="of:=([.$AH13]*[.H$14])/[.$AH$14]" office:value-type="float" office:value="6.52615117289314" calcext:value-type="float">
            <text:p>7</text:p>
          </table:table-cell>
          <table:table-cell table:formula="of:=([.$AH13]*[.I$14])/[.$AH$14]" office:value-type="float" office:value="5.35291051259774" calcext:value-type="float">
            <text:p>5</text:p>
          </table:table-cell>
          <table:table-cell table:formula="of:=([.$AH13]*[.J$14])/[.$AH$14]" office:value-type="float" office:value="6.53837242977121" calcext:value-type="float">
            <text:p>7</text:p>
          </table:table-cell>
          <table:table-cell table:formula="of:=([.$AH13]*[.K$14])/[.$AH$14]" office:value-type="float" office:value="5.96397335650159" calcext:value-type="float">
            <text:p>6</text:p>
          </table:table-cell>
          <table:table-cell table:formula="of:=([.$AH13]*[.L$14])/[.$AH$14]" office:value-type="float" office:value="6.19617723718506" calcext:value-type="float">
            <text:p>6</text:p>
          </table:table-cell>
          <table:table-cell table:formula="of:=([.$AH13]*[.M$14])/[.$AH$14]" office:value-type="float" office:value="6.80724008108891" calcext:value-type="float">
            <text:p>7</text:p>
          </table:table-cell>
          <table:table-cell table:formula="of:=([.$AH13]*[.N$14])/[.$AH$14]" office:value-type="float" office:value="4.81517520996235" calcext:value-type="float">
            <text:p>5</text:p>
          </table:table-cell>
          <table:table-cell/>
          <table:table-cell table:formula="of:=([.$AH13]*[.P$14])/[.$AH$14]" office:value-type="float" office:value="6.90501013611353" calcext:value-type="float">
            <text:p>7</text:p>
          </table:table-cell>
          <table:table-cell/>
          <table:table-cell table:formula="of:=([.$AH13]*[.R$14])/[.$AH$14]" office:value-type="float" office:value="7.1860990443093" calcext:value-type="float">
            <text:p>7</text:p>
          </table:table-cell>
          <table:table-cell table:formula="of:=([.$AH13]*[.S$14])/[.$AH$14]" office:value-type="float" office:value="6.30616854908775" calcext:value-type="float">
            <text:p>6</text:p>
          </table:table-cell>
          <table:table-cell table:formula="of:=([.$AH13]*[.T$14])/[.$AH$14]" office:value-type="float" office:value="6.64836374167391" calcext:value-type="float">
            <text:p>7</text:p>
          </table:table-cell>
          <table:table-cell table:formula="of:=([.$AH13]*[.U$14])/[.$AH$14]" office:value-type="float" office:value="6.04952215464813" calcext:value-type="float">
            <text:p>6</text:p>
          </table:table-cell>
          <table:table-cell table:formula="of:=([.$AH13]*[.V$14])/[.$AH$14]" office:value-type="float" office:value="5.31624674196351" calcext:value-type="float">
            <text:p>5</text:p>
          </table:table-cell>
          <table:table-cell table:formula="of:=([.$AH13]*[.W$14])/[.$AH$14]" office:value-type="float" office:value="5.27958297132928" calcext:value-type="float">
            <text:p>5</text:p>
          </table:table-cell>
          <table:table-cell/>
          <table:table-cell table:formula="of:=([.$AH13]*[.Y$14])/[.$AH$14]" office:value-type="float" office:value="7.55273675065161" calcext:value-type="float">
            <text:p>8</text:p>
          </table:table-cell>
          <table:table-cell table:formula="of:=([.$AH13]*[.Z$14])/[.$AH$14]" office:value-type="float" office:value="7.67494931943238" calcext:value-type="float">
            <text:p>8</text:p>
          </table:table-cell>
          <table:table-cell table:formula="of:=([.$AH13]*[.AA$14])/[.$AH$14]" office:value-type="float" office:value="7.08832898928468" calcext:value-type="float">
            <text:p>7</text:p>
          </table:table-cell>
          <table:table-cell table:formula="of:=([.$AH13]*[.AB$14])/[.$AH$14]" office:value-type="float" office:value="7.1860990443093" calcext:value-type="float">
            <text:p>7</text:p>
          </table:table-cell>
          <table:table-cell table:formula="of:=([.$AH13]*[.AC$14])/[.$AH$14]" office:value-type="float" office:value="8.04158702577469" calcext:value-type="float">
            <text:p>8</text:p>
          </table:table-cell>
          <table:table-cell table:formula="of:=([.$AH13]*[.AD$14])/[.$AH$14]" office:value-type="float" office:value="6.80724008108891" calcext:value-type="float">
            <text:p>7</text:p>
          </table:table-cell>
          <table:table-cell/>
          <table:table-cell table:formula="of:=([.$AH13]*[.AF$14])/[.$AH$14]" office:value-type="float" office:value="7.56495800752968" calcext:value-type="float">
            <text:p>8</text:p>
          </table:table-cell>
          <table:table-cell table:formula="of:=([.$AH13]*[.AG$14])/[.$AH$14]" office:value-type="float" office:value="6.86834636547929" calcext:value-type="float">
            <text:p>7</text:p>
          </table:table-cell>
          <table:table-cell table:number-columns-repeated="16351"/>
        </table:table-row>
        <table:table-row table:style-name="ro1">
          <table:table-cell table:style-name="Default" table:number-columns-repeated="32"/>
          <table:table-cell table:style-name="Default" table:formula="of:=SUM([.AG18:.AG29])" office:value-type="float" office:value="562" calcext:value-type="float">
            <text:p>562</text:p>
          </table:table-cell>
          <table:table-cell table:number-columns-repeated="16351"/>
        </table:table-row>
        <table:table-row table:style-name="ro1">
          <table:table-cell table:style-name="Default" table:number-columns-repeated="33"/>
          <table:table-cell table:number-columns-repeated="16351"/>
        </table:table-row>
        <table:table-row table:style-name="ro1">
          <table:table-cell table:style-name="Default" office:value-type="string" calcext:value-type="string">
            <text:p>khi2 partiel</text:p>
          </table:table-cell>
          <table:table-cell table:style-name="Default" table:number-columns-repeated="32"/>
          <table:table-cell table:number-columns-repeated="16351"/>
        </table:table-row>
        <table:table-row table:style-name="ro1">
          <table:table-cell office:value-type="string" calcext:value-type="string">
            <text:p>ARTHAUD</text:p>
          </table:table-cell>
          <table:table-cell table:formula="of:=([.B18]-[.B2])^2/[.B18]" office:value-type="float" office:value="1.66151387882444" calcext:value-type="float">
            <text:p>2</text:p>
          </table:table-cell>
          <table:table-cell/>
          <table:table-cell table:formula="of:=([.D18]-[.D2])^2/[.D18]" office:value-type="float" office:value="3.11381407471764" calcext:value-type="float">
            <text:p>3</text:p>
          </table:table-cell>
          <table:table-cell table:formula="of:=([.E18]-[.E2])^2/[.E18]" office:value-type="float" office:value="0.933059670158817" calcext:value-type="float">
            <text:p>1</text:p>
          </table:table-cell>
          <table:table-cell/>
          <table:table-cell table:formula="of:=([.G18]-[.G2])^2/[.G18]" office:value-type="float" office:value="0.20348913304119" calcext:value-type="float">
            <text:p>0</text:p>
          </table:table-cell>
          <table:table-cell table:formula="of:=([.H18]-[.H2])^2/[.H18]" office:value-type="float" office:value="0.878513371372231" calcext:value-type="float">
            <text:p>1</text:p>
          </table:table-cell>
          <table:table-cell table:formula="of:=([.I18]-[.I2])^2/[.I18]" office:value-type="float" office:value="0.522262133582472" calcext:value-type="float">
            <text:p>1</text:p>
          </table:table-cell>
          <table:table-cell table:formula="of:=([.J18]-[.J2])^2/[.J18]" office:value-type="float" office:value="0.0925551667113251" calcext:value-type="float">
            <text:p>0</text:p>
          </table:table-cell>
          <table:table-cell table:formula="of:=([.K18]-[.K2])^2/[.K18]" office:value-type="float" office:value="0.0301770437205946" calcext:value-type="float">
            <text:p>0</text:p>
          </table:table-cell>
          <table:table-cell table:formula="of:=([.L18]-[.L2])^2/[.L18]" office:value-type="float" office:value="0.180252635989286" calcext:value-type="float">
            <text:p>0</text:p>
          </table:table-cell>
          <table:table-cell table:formula="of:=([.M18]-[.M2])^2/[.M18]" office:value-type="float" office:value="0.0680401568432934" calcext:value-type="float">
            <text:p>0</text:p>
          </table:table-cell>
          <table:table-cell table:formula="of:=([.N18]-[.N2])^2/[.N18]" office:value-type="float" office:value="0.373406309308025" calcext:value-type="float">
            <text:p>0</text:p>
          </table:table-cell>
          <table:table-cell/>
          <table:table-cell table:formula="of:=([.P18]-[.P2])^2/[.P18]" office:value-type="float" office:value="7.33449562263416" calcext:value-type="float">
            <text:p>7</text:p>
          </table:table-cell>
          <table:table-cell/>
          <table:table-cell table:formula="of:=([.R18]-[.R2])^2/[.R18]" office:value-type="float" office:value="0.192699560275891" calcext:value-type="float">
            <text:p>0</text:p>
          </table:table-cell>
          <table:table-cell table:formula="of:=([.S18]-[.S2])^2/[.S18]" office:value-type="float" office:value="1.08282484391732" calcext:value-type="float">
            <text:p>1</text:p>
          </table:table-cell>
          <table:table-cell table:formula="of:=([.T18]-[.T2])^2/[.T18]" office:value-type="float" office:value="0.0911340216201598" calcext:value-type="float">
            <text:p>0</text:p>
          </table:table-cell>
          <table:table-cell table:formula="of:=([.U18]-[.U2])^2/[.U18]" office:value-type="float" office:value="1.26941526472369" calcext:value-type="float">
            <text:p>1</text:p>
          </table:table-cell>
          <table:table-cell table:formula="of:=([.V18]-[.V2])^2/[.V18]" office:value-type="float" office:value="0.000121333772731356" calcext:value-type="float">
            <text:p>0</text:p>
          </table:table-cell>
          <table:table-cell table:formula="of:=([.W18]-[.W2])^2/[.W18]" office:value-type="float" office:value="1.99479317501689" calcext:value-type="float">
            <text:p>2</text:p>
          </table:table-cell>
          <table:table-cell/>
          <table:table-cell table:formula="of:=([.Y18]-[.Y2])^2/[.Y18]" office:value-type="float" office:value="0.260441532479144" calcext:value-type="float">
            <text:p>0</text:p>
          </table:table-cell>
          <table:table-cell table:formula="of:=([.Z18]-[.Z2])^2/[.Z18]" office:value-type="float" office:value="0.00278769061703936" calcext:value-type="float">
            <text:p>0</text:p>
          </table:table-cell>
          <table:table-cell table:formula="of:=([.AA18]-[.AA2])^2/[.AA18]" office:value-type="float" office:value="0.640966376064791" calcext:value-type="float">
            <text:p>1</text:p>
          </table:table-cell>
          <table:table-cell table:formula="of:=([.AB18]-[.AB2])^2/[.AB18]" office:value-type="float" office:value="0.192699560275891" calcext:value-type="float">
            <text:p>0</text:p>
          </table:table-cell>
          <table:table-cell table:formula="of:=([.AC18]-[.AC2])^2/[.AC18]" office:value-type="float" office:value="1.37692547095737" calcext:value-type="float">
            <text:p>1</text:p>
          </table:table-cell>
          <table:table-cell table:formula="of:=([.AD18]-[.AD2])^2/[.AD18]" office:value-type="float" office:value="0.0680401568432934" calcext:value-type="float">
            <text:p>0</text:p>
          </table:table-cell>
          <table:table-cell/>
          <table:table-cell table:formula="of:=([.AF18]-[.AF2])^2/[.AF18]" office:value-type="float" office:value="0.26281856941612" calcext:value-type="float">
            <text:p>0</text:p>
          </table:table-cell>
          <table:table-cell table:formula="of:=SUM([.B33:.AF33])" office:value-type="float" office:value="22.8272467528838" calcext:value-type="float">
            <text:p>2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ROUSSEL</text:p>
          </table:table-cell>
          <table:table-cell table:formula="of:=([.B19]-[.B3])^2/[.B19]" office:value-type="float" office:value="0.062852272489215" calcext:value-type="float">
            <text:p>0</text:p>
          </table:table-cell>
          <table:table-cell/>
          <table:table-cell table:formula="of:=([.D19]-[.D3])^2/[.D19]" office:value-type="float" office:value="0.051341269991168" calcext:value-type="float">
            <text:p>0</text:p>
          </table:table-cell>
          <table:table-cell table:formula="of:=([.E19]-[.E3])^2/[.E19]" office:value-type="float" office:value="3.78773470408219" calcext:value-type="float">
            <text:p>4</text:p>
          </table:table-cell>
          <table:table-cell/>
          <table:table-cell table:formula="of:=([.G19]-[.G3])^2/[.G19]" office:value-type="float" office:value="0.0242797921506967" calcext:value-type="float">
            <text:p>0</text:p>
          </table:table-cell>
          <table:table-cell table:formula="of:=([.H19]-[.H3])^2/[.H19]" office:value-type="float" office:value="0.0337271909150317" calcext:value-type="float">
            <text:p>0</text:p>
          </table:table-cell>
          <table:table-cell table:formula="of:=([.I19]-[.I3])^2/[.I19]" office:value-type="float" office:value="6.99426794285278" calcext:value-type="float">
            <text:p>7</text:p>
          </table:table-cell>
          <table:table-cell table:formula="of:=([.J19]-[.J3])^2/[.J19]" office:value-type="float" office:value="1.38962109516626" calcext:value-type="float">
            <text:p>1</text:p>
          </table:table-cell>
          <table:table-cell table:formula="of:=([.K19]-[.K3])^2/[.K19]" office:value-type="float" office:value="1.31161815115679" calcext:value-type="float">
            <text:p>1</text:p>
          </table:table-cell>
          <table:table-cell table:formula="of:=([.L19]-[.L3])^2/[.L19]" office:value-type="float" office:value="1.18948613193853" calcext:value-type="float">
            <text:p>1</text:p>
          </table:table-cell>
          <table:table-cell table:formula="of:=([.M19]-[.M3])^2/[.M19]" office:value-type="float" office:value="5.35348049138647" calcext:value-type="float">
            <text:p>5</text:p>
          </table:table-cell>
          <table:table-cell table:formula="of:=([.N19]-[.N3])^2/[.N19]" office:value-type="float" office:value="0.838801107765962" calcext:value-type="float">
            <text:p>1</text:p>
          </table:table-cell>
          <table:table-cell/>
          <table:table-cell table:formula="of:=([.P19]-[.P3])^2/[.P19]" office:value-type="float" office:value="2.80359651794164" calcext:value-type="float">
            <text:p>3</text:p>
          </table:table-cell>
          <table:table-cell/>
          <table:table-cell table:formula="of:=([.R19]-[.R3])^2/[.R19]" office:value-type="float" office:value="3.33643892660755" calcext:value-type="float">
            <text:p>3</text:p>
          </table:table-cell>
          <table:table-cell table:formula="of:=([.S19]-[.S3])^2/[.S19]" office:value-type="float" office:value="2.1884968068973" calcext:value-type="float">
            <text:p>2</text:p>
          </table:table-cell>
          <table:table-cell table:formula="of:=([.T19]-[.T3])^2/[.T19]" office:value-type="float" office:value="3.73134436987408" calcext:value-type="float">
            <text:p>4</text:p>
          </table:table-cell>
          <table:table-cell table:formula="of:=([.U19]-[.U3])^2/[.U19]" office:value-type="float" office:value="1.93507774454399" calcext:value-type="float">
            <text:p>2</text:p>
          </table:table-cell>
          <table:table-cell table:formula="of:=([.V19]-[.V3])^2/[.V19]" office:value-type="float" office:value="0.13086462850243" calcext:value-type="float">
            <text:p>0</text:p>
          </table:table-cell>
          <table:table-cell table:formula="of:=([.W19]-[.W3])^2/[.W19]" office:value-type="float" office:value="0.173305576191536" calcext:value-type="float">
            <text:p>0</text:p>
          </table:table-cell>
          <table:table-cell/>
          <table:table-cell table:formula="of:=([.Y19]-[.Y3])^2/[.Y19]" office:value-type="float" office:value="0.455179576626708" calcext:value-type="float">
            <text:p>0</text:p>
          </table:table-cell>
          <table:table-cell table:formula="of:=([.Z19]-[.Z3])^2/[.Z19]" office:value-type="float" office:value="0.10758576338204" calcext:value-type="float">
            <text:p>0</text:p>
          </table:table-cell>
          <table:table-cell table:formula="of:=([.AA19]-[.AA3])^2/[.AA19]" office:value-type="float" office:value="8.21609036923763" calcext:value-type="float">
            <text:p>8</text:p>
          </table:table-cell>
          <table:table-cell table:formula="of:=([.AB19]-[.AB3])^2/[.AB19]" office:value-type="float" office:value="4.35729074559601" calcext:value-type="float">
            <text:p>4</text:p>
          </table:table-cell>
          <table:table-cell table:formula="of:=([.AC19]-[.AC3])^2/[.AC19]" office:value-type="float" office:value="22.7844141596582" calcext:value-type="float">
            <text:p>23</text:p>
          </table:table-cell>
          <table:table-cell table:formula="of:=([.AD19]-[.AD3])^2/[.AD19]" office:value-type="float" office:value="0.134840260335028" calcext:value-type="float">
            <text:p>0</text:p>
          </table:table-cell>
          <table:table-cell/>
          <table:table-cell table:formula="of:=([.AF19]-[.AF3])^2/[.AF19]" office:value-type="float" office:value="0.447618389132659" calcext:value-type="float">
            <text:p>0</text:p>
          </table:table-cell>
          <table:table-cell table:formula="of:=SUM([.B34:.AF34])" office:value-type="float" office:value="71.8393539844219" calcext:value-type="float">
            <text:p>72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MACRON</text:p>
          </table:table-cell>
          <table:table-cell table:formula="of:=([.B20]-[.B4])^2/[.B20]" office:value-type="float" office:value="0.872041850626574" calcext:value-type="float">
            <text:p>1</text:p>
          </table:table-cell>
          <table:table-cell/>
          <table:table-cell table:formula="of:=([.D20]-[.D4])^2/[.D20]" office:value-type="float" office:value="3.79873777847276" calcext:value-type="float">
            <text:p>4</text:p>
          </table:table-cell>
          <table:table-cell table:formula="of:=([.E20]-[.E4])^2/[.E20]" office:value-type="float" office:value="3.99548373658977" calcext:value-type="float">
            <text:p>4</text:p>
          </table:table-cell>
          <table:table-cell/>
          <table:table-cell table:formula="of:=([.G20]-[.G4])^2/[.G20]" office:value-type="float" office:value="0.0797219004907329" calcext:value-type="float">
            <text:p>0</text:p>
          </table:table-cell>
          <table:table-cell table:formula="of:=([.H20]-[.H4])^2/[.H20]" office:value-type="float" office:value="0.591536705467923" calcext:value-type="float">
            <text:p>1</text:p>
          </table:table-cell>
          <table:table-cell table:formula="of:=([.I20]-[.I4])^2/[.I20]" office:value-type="float" office:value="0.0282370306986795" calcext:value-type="float">
            <text:p>0</text:p>
          </table:table-cell>
          <table:table-cell table:formula="of:=([.J20]-[.J4])^2/[.J20]" office:value-type="float" office:value="0.240246486805308" calcext:value-type="float">
            <text:p>0</text:p>
          </table:table-cell>
          <table:table-cell table:formula="of:=([.K20]-[.K4])^2/[.K20]" office:value-type="float" office:value="3.11041650369359" calcext:value-type="float">
            <text:p>3</text:p>
          </table:table-cell>
          <table:table-cell table:formula="of:=([.L20]-[.L4])^2/[.L20]" office:value-type="float" office:value="0.767909264643764" calcext:value-type="float">
            <text:p>1</text:p>
          </table:table-cell>
          <table:table-cell table:formula="of:=([.M20]-[.M4])^2/[.M20]" office:value-type="float" office:value="9.73291833496541" calcext:value-type="float">
            <text:p>10</text:p>
          </table:table-cell>
          <table:table-cell table:formula="of:=([.N20]-[.N4])^2/[.N20]" office:value-type="float" office:value="0.869602629747408" calcext:value-type="float">
            <text:p>1</text:p>
          </table:table-cell>
          <table:table-cell/>
          <table:table-cell table:formula="of:=([.P20]-[.P4])^2/[.P20]" office:value-type="float" office:value="0.0660049742397069" calcext:value-type="float">
            <text:p>0</text:p>
          </table:table-cell>
          <table:table-cell/>
          <table:table-cell table:formula="of:=([.R20]-[.R4])^2/[.R20]" office:value-type="float" office:value="7.02129772181716" calcext:value-type="float">
            <text:p>7</text:p>
          </table:table-cell>
          <table:table-cell table:formula="of:=([.S20]-[.S4])^2/[.S20]" office:value-type="float" office:value="0.190536324040052" calcext:value-type="float">
            <text:p>0</text:p>
          </table:table-cell>
          <table:table-cell table:formula="of:=([.T20]-[.T4])^2/[.T20]" office:value-type="float" office:value="2.67875773881562" calcext:value-type="float">
            <text:p>3</text:p>
          </table:table-cell>
          <table:table-cell table:formula="of:=([.U20]-[.U4])^2/[.U20]" office:value-type="float" office:value="0.472117793538575" calcext:value-type="float">
            <text:p>0</text:p>
          </table:table-cell>
          <table:table-cell table:formula="of:=([.V20]-[.V4])^2/[.V20]" office:value-type="float" office:value="2.4007247062406" calcext:value-type="float">
            <text:p>2</text:p>
          </table:table-cell>
          <table:table-cell table:formula="of:=([.W20]-[.W4])^2/[.W20]" office:value-type="float" office:value="0.226854737125639" calcext:value-type="float">
            <text:p>0</text:p>
          </table:table-cell>
          <table:table-cell/>
          <table:table-cell table:formula="of:=([.Y20]-[.Y4])^2/[.Y20]" office:value-type="float" office:value="15.8724757003376" calcext:value-type="float">
            <text:p>16</text:p>
          </table:table-cell>
          <table:table-cell table:formula="of:=([.Z20]-[.Z4])^2/[.Z20]" office:value-type="float" office:value="0.000904429141086854" calcext:value-type="float">
            <text:p>0</text:p>
          </table:table-cell>
          <table:table-cell table:formula="of:=([.AA20]-[.AA4])^2/[.AA20]" office:value-type="float" office:value="0.00204844666757908" calcext:value-type="float">
            <text:p>0</text:p>
          </table:table-cell>
          <table:table-cell table:formula="of:=([.AB20]-[.AB4])^2/[.AB20]" office:value-type="float" office:value="3.23833605690804" calcext:value-type="float">
            <text:p>3</text:p>
          </table:table-cell>
          <table:table-cell table:formula="of:=([.AC20]-[.AC4])^2/[.AC20]" office:value-type="float" office:value="1.88841159019466" calcext:value-type="float">
            <text:p>2</text:p>
          </table:table-cell>
          <table:table-cell table:formula="of:=([.AD20]-[.AD4])^2/[.AD20]" office:value-type="float" office:value="2.36945907372549" calcext:value-type="float">
            <text:p>2</text:p>
          </table:table-cell>
          <table:table-cell/>
          <table:table-cell table:formula="of:=([.AF20]-[.AF4])^2/[.AF20]" office:value-type="float" office:value="2.76023857234519" calcext:value-type="float">
            <text:p>3</text:p>
          </table:table-cell>
          <table:table-cell table:formula="of:=SUM([.B35:.AF35])" office:value-type="float" office:value="63.2750200873389" calcext:value-type="float">
            <text:p>63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LASSALLE</text:p>
          </table:table-cell>
          <table:table-cell table:formula="of:=([.B21]-[.B5])^2/[.B21]" office:value-type="float" office:value="0.0101856183226415" calcext:value-type="float">
            <text:p>0</text:p>
          </table:table-cell>
          <table:table-cell/>
          <table:table-cell table:formula="of:=([.D21]-[.D5])^2/[.D21]" office:value-type="float" office:value="0.0794664082633676" calcext:value-type="float">
            <text:p>0</text:p>
          </table:table-cell>
          <table:table-cell table:formula="of:=([.E21]-[.E5])^2/[.E21]" office:value-type="float" office:value="0.527433771213637" calcext:value-type="float">
            <text:p>1</text:p>
          </table:table-cell>
          <table:table-cell/>
          <table:table-cell table:formula="of:=([.G21]-[.G5])^2/[.G21]" office:value-type="float" office:value="2.55811898411423" calcext:value-type="float">
            <text:p>3</text:p>
          </table:table-cell>
          <table:table-cell table:formula="of:=([.H21]-[.H5])^2/[.H21]" office:value-type="float" office:value="0.166551544060829" calcext:value-type="float">
            <text:p>0</text:p>
          </table:table-cell>
          <table:table-cell table:formula="of:=([.I21]-[.I5])^2/[.I21]" office:value-type="float" office:value="0.0305639784982009" calcext:value-type="float">
            <text:p>0</text:p>
          </table:table-cell>
          <table:table-cell table:formula="of:=([.J21]-[.J5])^2/[.J21]" office:value-type="float" office:value="1.2440432231509" calcext:value-type="float">
            <text:p>1</text:p>
          </table:table-cell>
          <table:table-cell table:formula="of:=([.K21]-[.K5])^2/[.K21]" office:value-type="float" office:value="1.10815913120672" calcext:value-type="float">
            <text:p>1</text:p>
          </table:table-cell>
          <table:table-cell table:formula="of:=([.L21]-[.L5])^2/[.L21]" office:value-type="float" office:value="2.66551667745915" calcext:value-type="float">
            <text:p>3</text:p>
          </table:table-cell>
          <table:table-cell table:formula="of:=([.M21]-[.M5])^2/[.M21]" office:value-type="float" office:value="6.3165306459934" calcext:value-type="float">
            <text:p>6</text:p>
          </table:table-cell>
          <table:table-cell table:formula="of:=([.N21]-[.N5])^2/[.N21]" office:value-type="float" office:value="2.48654238301625" calcext:value-type="float">
            <text:p>2</text:p>
          </table:table-cell>
          <table:table-cell/>
          <table:table-cell table:formula="of:=([.P21]-[.P5])^2/[.P21]" office:value-type="float" office:value="0.207147351950558" calcext:value-type="float">
            <text:p>0</text:p>
          </table:table-cell>
          <table:table-cell/>
          <table:table-cell table:formula="of:=([.R21]-[.R5])^2/[.R21]" office:value-type="float" office:value="8.05878825195566" calcext:value-type="float">
            <text:p>8</text:p>
          </table:table-cell>
          <table:table-cell table:formula="of:=([.S21]-[.S5])^2/[.S21]" office:value-type="float" office:value="0.333575224429256" calcext:value-type="float">
            <text:p>0</text:p>
          </table:table-cell>
          <table:table-cell table:formula="of:=([.T21]-[.T5])^2/[.T21]" office:value-type="float" office:value="0.00000131454922966775" calcext:value-type="float">
            <text:p>0</text:p>
          </table:table-cell>
          <table:table-cell table:formula="of:=([.U21]-[.U5])^2/[.U21]" office:value-type="float" office:value="0.0707191634218459" calcext:value-type="float">
            <text:p>0</text:p>
          </table:table-cell>
          <table:table-cell table:formula="of:=([.V21]-[.V5])^2/[.V21]" office:value-type="float" office:value="0.0563182377151177" calcext:value-type="float">
            <text:p>0</text:p>
          </table:table-cell>
          <table:table-cell table:formula="of:=([.W21]-[.W5])^2/[.W21]" office:value-type="float" office:value="0.289107274248191" calcext:value-type="float">
            <text:p>0</text:p>
          </table:table-cell>
          <table:table-cell/>
          <table:table-cell table:formula="of:=([.Y21]-[.Y5])^2/[.Y21]" office:value-type="float" office:value="0.000929319562113527" calcext:value-type="float">
            <text:p>0</text:p>
          </table:table-cell>
          <table:table-cell table:formula="of:=([.Z21]-[.Z5])^2/[.Z21]" office:value-type="float" office:value="0.825075931344438" calcext:value-type="float">
            <text:p>1</text:p>
          </table:table-cell>
          <table:table-cell table:formula="of:=([.AA21]-[.AA5])^2/[.AA21]" office:value-type="float" office:value="1.46271656059545" calcext:value-type="float">
            <text:p>1</text:p>
          </table:table-cell>
          <table:table-cell table:formula="of:=([.AB21]-[.AB5])^2/[.AB21]" office:value-type="float" office:value="5.11296228377311" calcext:value-type="float">
            <text:p>5</text:p>
          </table:table-cell>
          <table:table-cell table:formula="of:=([.AC21]-[.AC5])^2/[.AC21]" office:value-type="float" office:value="5.53455105352806" calcext:value-type="float">
            <text:p>6</text:p>
          </table:table-cell>
          <table:table-cell table:formula="of:=([.AD21]-[.AD5])^2/[.AD21]" office:value-type="float" office:value="0.397808300469717" calcext:value-type="float">
            <text:p>0</text:p>
          </table:table-cell>
          <table:table-cell/>
          <table:table-cell table:formula="of:=([.AF21]-[.AF5])^2/[.AF21]" office:value-type="float" office:value="0.487325947070998" calcext:value-type="float">
            <text:p>0</text:p>
          </table:table-cell>
          <table:table-cell table:formula="of:=SUM([.B36:.AF36])" office:value-type="float" office:value="40.0301385799131" calcext:value-type="float">
            <text:p>4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LE PEN</text:p>
          </table:table-cell>
          <table:table-cell table:formula="of:=([.B22]-[.B6])^2/[.B22]" office:value-type="float" office:value="51.5697654213727" calcext:value-type="float">
            <text:p>52</text:p>
          </table:table-cell>
          <table:table-cell/>
          <table:table-cell table:formula="of:=([.D22]-[.D6])^2/[.D22]" office:value-type="float" office:value="3.24339365585022" calcext:value-type="float">
            <text:p>3</text:p>
          </table:table-cell>
          <table:table-cell table:formula="of:=([.E22]-[.E6])^2/[.E22]" office:value-type="float" office:value="1.11550904248743" calcext:value-type="float">
            <text:p>1</text:p>
          </table:table-cell>
          <table:table-cell/>
          <table:table-cell table:formula="of:=([.G22]-[.G6])^2/[.G22]" office:value-type="float" office:value="14.180241244874" calcext:value-type="float">
            <text:p>14</text:p>
          </table:table-cell>
          <table:table-cell table:formula="of:=([.H22]-[.H6])^2/[.H22]" office:value-type="float" office:value="1.38549066508596" calcext:value-type="float">
            <text:p>1</text:p>
          </table:table-cell>
          <table:table-cell table:formula="of:=([.I22]-[.I6])^2/[.I22]" office:value-type="float" office:value="0.573405616108738" calcext:value-type="float">
            <text:p>1</text:p>
          </table:table-cell>
          <table:table-cell table:formula="of:=([.J22]-[.J6])^2/[.J22]" office:value-type="float" office:value="1.58137450170248" calcext:value-type="float">
            <text:p>2</text:p>
          </table:table-cell>
          <table:table-cell table:formula="of:=([.K22]-[.K6])^2/[.K22]" office:value-type="float" office:value="0.283620923794784" calcext:value-type="float">
            <text:p>0</text:p>
          </table:table-cell>
          <table:table-cell table:formula="of:=([.L22]-[.L6])^2/[.L22]" office:value-type="float" office:value="8.54550982060487" calcext:value-type="float">
            <text:p>9</text:p>
          </table:table-cell>
          <table:table-cell table:formula="of:=([.M22]-[.M6])^2/[.M22]" office:value-type="float" office:value="0.949523189220529" calcext:value-type="float">
            <text:p>1</text:p>
          </table:table-cell>
          <table:table-cell table:formula="of:=([.N22]-[.N6])^2/[.N22]" office:value-type="float" office:value="1.68131330647139" calcext:value-type="float">
            <text:p>2</text:p>
          </table:table-cell>
          <table:table-cell/>
          <table:table-cell table:formula="of:=([.P22]-[.P6])^2/[.P22]" office:value-type="float" office:value="3.35877856391152" calcext:value-type="float">
            <text:p>3</text:p>
          </table:table-cell>
          <table:table-cell/>
          <table:table-cell table:formula="of:=([.R22]-[.R6])^2/[.R22]" office:value-type="float" office:value="17.247826177054" calcext:value-type="float">
            <text:p>17</text:p>
          </table:table-cell>
          <table:table-cell table:formula="of:=([.S22]-[.S6])^2/[.S22]" office:value-type="float" office:value="0.000173614359065942" calcext:value-type="float">
            <text:p>0</text:p>
          </table:table-cell>
          <table:table-cell table:formula="of:=([.T22]-[.T6])^2/[.T22]" office:value-type="float" office:value="2.25274847487061" calcext:value-type="float">
            <text:p>2</text:p>
          </table:table-cell>
          <table:table-cell table:formula="of:=([.U22]-[.U6])^2/[.U22]" office:value-type="float" office:value="3.65052207133168" calcext:value-type="float">
            <text:p>4</text:p>
          </table:table-cell>
          <table:table-cell table:formula="of:=([.V22]-[.V6])^2/[.V22]" office:value-type="float" office:value="2.94977401022328" calcext:value-type="float">
            <text:p>3</text:p>
          </table:table-cell>
          <table:table-cell table:formula="of:=([.W22]-[.W6])^2/[.W22]" office:value-type="float" office:value="0.590140819577179" calcext:value-type="float">
            <text:p>1</text:p>
          </table:table-cell>
          <table:table-cell/>
          <table:table-cell table:formula="of:=([.Y22]-[.Y6])^2/[.Y22]" office:value-type="float" office:value="1.61026266047458" calcext:value-type="float">
            <text:p>2</text:p>
          </table:table-cell>
          <table:table-cell table:formula="of:=([.Z22]-[.Z6])^2/[.Z22]" office:value-type="float" office:value="0.00715674756769823" calcext:value-type="float">
            <text:p>0</text:p>
          </table:table-cell>
          <table:table-cell table:formula="of:=([.AA22]-[.AA6])^2/[.AA22]" office:value-type="float" office:value="7.20599539048171" calcext:value-type="float">
            <text:p>7</text:p>
          </table:table-cell>
          <table:table-cell table:formula="of:=([.AB22]-[.AB6])^2/[.AB22]" office:value-type="float" office:value="10.373928469823" calcext:value-type="float">
            <text:p>10</text:p>
          </table:table-cell>
          <table:table-cell table:formula="of:=([.AC22]-[.AC6])^2/[.AC22]" office:value-type="float" office:value="6.47972228604057" calcext:value-type="float">
            <text:p>6</text:p>
          </table:table-cell>
          <table:table-cell table:formula="of:=([.AD22]-[.AD6])^2/[.AD22]" office:value-type="float" office:value="3.00005846417232" calcext:value-type="float">
            <text:p>3</text:p>
          </table:table-cell>
          <table:table-cell/>
          <table:table-cell table:formula="of:=([.AF22]-[.AF6])^2/[.AF22]" office:value-type="float" office:value="1.24145842802015" calcext:value-type="float">
            <text:p>1</text:p>
          </table:table-cell>
          <table:table-cell table:formula="of:=SUM([.B37:.AF37])" office:value-type="float" office:value="145.07769356548" calcext:value-type="float">
            <text:p>145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ZEMMOUR</text:p>
          </table:table-cell>
          <table:table-cell table:formula="of:=([.B23]-[.B7])^2/[.B23]" office:value-type="float" office:value="12.5135749603272" calcext:value-type="float">
            <text:p>13</text:p>
          </table:table-cell>
          <table:table-cell/>
          <table:table-cell table:formula="of:=([.D23]-[.D7])^2/[.D23]" office:value-type="float" office:value="0.217050616529215" calcext:value-type="float">
            <text:p>0</text:p>
          </table:table-cell>
          <table:table-cell table:formula="of:=([.E23]-[.E7])^2/[.E23]" office:value-type="float" office:value="0.856175086412094" calcext:value-type="float">
            <text:p>1</text:p>
          </table:table-cell>
          <table:table-cell/>
          <table:table-cell table:formula="of:=([.G23]-[.G7])^2/[.G23]" office:value-type="float" office:value="1.38226131867742" calcext:value-type="float">
            <text:p>1</text:p>
          </table:table-cell>
          <table:table-cell table:formula="of:=([.H23]-[.H7])^2/[.H23]" office:value-type="float" office:value="0.0297471271434395" calcext:value-type="float">
            <text:p>0</text:p>
          </table:table-cell>
          <table:table-cell table:formula="of:=([.I23]-[.I7])^2/[.I23]" office:value-type="float" office:value="0.250030998773301" calcext:value-type="float">
            <text:p>0</text:p>
          </table:table-cell>
          <table:table-cell table:formula="of:=([.J23]-[.J7])^2/[.J23]" office:value-type="float" office:value="3.04327774667139" calcext:value-type="float">
            <text:p>3</text:p>
          </table:table-cell>
          <table:table-cell table:formula="of:=([.K23]-[.K7])^2/[.K23]" office:value-type="float" office:value="9.9387046704508" calcext:value-type="float">
            <text:p>10</text:p>
          </table:table-cell>
          <table:table-cell table:formula="of:=([.L23]-[.L7])^2/[.L23]" office:value-type="float" office:value="2.86598763948709" calcext:value-type="float">
            <text:p>3</text:p>
          </table:table-cell>
          <table:table-cell table:formula="of:=([.M23]-[.M7])^2/[.M23]" office:value-type="float" office:value="2.63704100377708" calcext:value-type="float">
            <text:p>3</text:p>
          </table:table-cell>
          <table:table-cell table:formula="of:=([.N23]-[.N7])^2/[.N23]" office:value-type="float" office:value="7.40015331550048" calcext:value-type="float">
            <text:p>7</text:p>
          </table:table-cell>
          <table:table-cell/>
          <table:table-cell table:formula="of:=([.P23]-[.P7])^2/[.P23]" office:value-type="float" office:value="4.39637890704685" calcext:value-type="float">
            <text:p>4</text:p>
          </table:table-cell>
          <table:table-cell/>
          <table:table-cell table:formula="of:=([.R23]-[.R7])^2/[.R23]" office:value-type="float" office:value="0.0425215338182523" calcext:value-type="float">
            <text:p>0</text:p>
          </table:table-cell>
          <table:table-cell table:formula="of:=([.S23]-[.S7])^2/[.S23]" office:value-type="float" office:value="3.09111414566398" calcext:value-type="float">
            <text:p>3</text:p>
          </table:table-cell>
          <table:table-cell table:formula="of:=([.T23]-[.T7])^2/[.T23]" office:value-type="float" office:value="3.8216355166482" calcext:value-type="float">
            <text:p>4</text:p>
          </table:table-cell>
          <table:table-cell table:formula="of:=([.U23]-[.U7])^2/[.U23]" office:value-type="float" office:value="0.00224157765241377" calcext:value-type="float">
            <text:p>0</text:p>
          </table:table-cell>
          <table:table-cell table:formula="of:=([.V23]-[.V7])^2/[.V23]" office:value-type="float" office:value="0.0327586950558585" calcext:value-type="float">
            <text:p>0</text:p>
          </table:table-cell>
          <table:table-cell table:formula="of:=([.W23]-[.W7])^2/[.W23]" office:value-type="float" office:value="0.751226877097997" calcext:value-type="float">
            <text:p>1</text:p>
          </table:table-cell>
          <table:table-cell/>
          <table:table-cell table:formula="of:=([.Y23]-[.Y7])^2/[.Y23]" office:value-type="float" office:value="0.561585287317705" calcext:value-type="float">
            <text:p>1</text:p>
          </table:table-cell>
          <table:table-cell table:formula="of:=([.Z23]-[.Z7])^2/[.Z23]" office:value-type="float" office:value="0.740007010290197" calcext:value-type="float">
            <text:p>1</text:p>
          </table:table-cell>
          <table:table-cell table:formula="of:=([.AA23]-[.AA7])^2/[.AA23]" office:value-type="float" office:value="1.68448693375182" calcext:value-type="float">
            <text:p>2</text:p>
          </table:table-cell>
          <table:table-cell table:formula="of:=([.AB23]-[.AB7])^2/[.AB23]" office:value-type="float" office:value="4.17354628414392" calcext:value-type="float">
            <text:p>4</text:p>
          </table:table-cell>
          <table:table-cell table:formula="of:=([.AC23]-[.AC7])^2/[.AC23]" office:value-type="float" office:value="3.10317563637939" calcext:value-type="float">
            <text:p>3</text:p>
          </table:table-cell>
          <table:table-cell table:formula="of:=([.AD23]-[.AD7])^2/[.AD23]" office:value-type="float" office:value="2.63704100377708" calcext:value-type="float">
            <text:p>3</text:p>
          </table:table-cell>
          <table:table-cell/>
          <table:table-cell table:formula="of:=([.AF23]-[.AF7])^2/[.AF23]" office:value-type="float" office:value="0.00301988503090677" calcext:value-type="float">
            <text:p>0</text:p>
          </table:table-cell>
          <table:table-cell table:formula="of:=SUM([.B38:.AF38])" office:value-type="float" office:value="66.1747437774241" calcext:value-type="float">
            <text:p>66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MÉLENCHON</text:p>
          </table:table-cell>
          <table:table-cell table:formula="of:=([.B24]-[.B8])^2/[.B24]" office:value-type="float" office:value="0.733177187428367" calcext:value-type="float">
            <text:p>1</text:p>
          </table:table-cell>
          <table:table-cell/>
          <table:table-cell table:formula="of:=([.D24]-[.D8])^2/[.D24]" office:value-type="float" office:value="3.66592322790804" calcext:value-type="float">
            <text:p>4</text:p>
          </table:table-cell>
          <table:table-cell table:formula="of:=([.E24]-[.E8])^2/[.E24]" office:value-type="float" office:value="5.46162472165085" calcext:value-type="float">
            <text:p>5</text:p>
          </table:table-cell>
          <table:table-cell/>
          <table:table-cell table:formula="of:=([.G24]-[.G8])^2/[.G24]" office:value-type="float" office:value="6.89849722754849" calcext:value-type="float">
            <text:p>7</text:p>
          </table:table-cell>
          <table:table-cell table:formula="of:=([.H24]-[.H8])^2/[.H24]" office:value-type="float" office:value="3.06240285181769" calcext:value-type="float">
            <text:p>3</text:p>
          </table:table-cell>
          <table:table-cell table:formula="of:=([.I24]-[.I8])^2/[.I24]" office:value-type="float" office:value="1.32634021590813" calcext:value-type="float">
            <text:p>1</text:p>
          </table:table-cell>
          <table:table-cell table:formula="of:=([.J24]-[.J8])^2/[.J24]" office:value-type="float" office:value="4.98295076457304" calcext:value-type="float">
            <text:p>5</text:p>
          </table:table-cell>
          <table:table-cell table:formula="of:=([.K24]-[.K8])^2/[.K24]" office:value-type="float" office:value="12.6281877638559" calcext:value-type="float">
            <text:p>13</text:p>
          </table:table-cell>
          <table:table-cell table:formula="of:=([.L24]-[.L8])^2/[.L24]" office:value-type="float" office:value="14.1779047061358" calcext:value-type="float">
            <text:p>14</text:p>
          </table:table-cell>
          <table:table-cell table:formula="of:=([.M24]-[.M8])^2/[.M24]" office:value-type="float" office:value="23.1451041335448" calcext:value-type="float">
            <text:p>23</text:p>
          </table:table-cell>
          <table:table-cell table:formula="of:=([.N24]-[.N8])^2/[.N24]" office:value-type="float" office:value="0.00476069205251869" calcext:value-type="float">
            <text:p>0</text:p>
          </table:table-cell>
          <table:table-cell/>
          <table:table-cell table:formula="of:=([.P24]-[.P8])^2/[.P24]" office:value-type="float" office:value="7.89217635694039" calcext:value-type="float">
            <text:p>8</text:p>
          </table:table-cell>
          <table:table-cell/>
          <table:table-cell table:formula="of:=([.R24]-[.R8])^2/[.R24]" office:value-type="float" office:value="0.000487415981674969" calcext:value-type="float">
            <text:p>0</text:p>
          </table:table-cell>
          <table:table-cell table:formula="of:=([.S24]-[.S8])^2/[.S24]" office:value-type="float" office:value="5.024180173504" calcext:value-type="float">
            <text:p>5</text:p>
          </table:table-cell>
          <table:table-cell table:formula="of:=([.T24]-[.T8])^2/[.T24]" office:value-type="float" office:value="3.56039506693479" calcext:value-type="float">
            <text:p>4</text:p>
          </table:table-cell>
          <table:table-cell table:formula="of:=([.U24]-[.U8])^2/[.U24]" office:value-type="float" office:value="2.41288059382523" calcext:value-type="float">
            <text:p>2</text:p>
          </table:table-cell>
          <table:table-cell table:formula="of:=([.V24]-[.V8])^2/[.V24]" office:value-type="float" office:value="4.95797861343307" calcext:value-type="float">
            <text:p>5</text:p>
          </table:table-cell>
          <table:table-cell table:formula="of:=([.W24]-[.W8])^2/[.W24]" office:value-type="float" office:value="0.245107217106106" calcext:value-type="float">
            <text:p>0</text:p>
          </table:table-cell>
          <table:table-cell/>
          <table:table-cell table:formula="of:=([.Y24]-[.Y8])^2/[.Y24]" office:value-type="float" office:value="5.18793742897458" calcext:value-type="float">
            <text:p>5</text:p>
          </table:table-cell>
          <table:table-cell table:formula="of:=([.Z24]-[.Z8])^2/[.Z24]" office:value-type="float" office:value="0.352630178701142" calcext:value-type="float">
            <text:p>0</text:p>
          </table:table-cell>
          <table:table-cell table:formula="of:=([.AA24]-[.AA8])^2/[.AA24]" office:value-type="float" office:value="7.10467295569333" calcext:value-type="float">
            <text:p>7</text:p>
          </table:table-cell>
          <table:table-cell table:formula="of:=([.AB24]-[.AB8])^2/[.AB24]" office:value-type="float" office:value="24.2579510042157" calcext:value-type="float">
            <text:p>24</text:p>
          </table:table-cell>
          <table:table-cell table:formula="of:=([.AC24]-[.AC8])^2/[.AC24]" office:value-type="float" office:value="4.30879759012268" calcext:value-type="float">
            <text:p>4</text:p>
          </table:table-cell>
          <table:table-cell table:formula="of:=([.AD24]-[.AD8])^2/[.AD24]" office:value-type="float" office:value="0.198447142475114" calcext:value-type="float">
            <text:p>0</text:p>
          </table:table-cell>
          <table:table-cell/>
          <table:table-cell table:formula="of:=([.AF24]-[.AF8])^2/[.AF24]" office:value-type="float" office:value="3.28408570475837" calcext:value-type="float">
            <text:p>3</text:p>
          </table:table-cell>
          <table:table-cell table:formula="of:=SUM([.B39:.AF39])" office:value-type="float" office:value="144.87460093509" calcext:value-type="float">
            <text:p>145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HIDALGO</text:p>
          </table:table-cell>
          <table:table-cell table:formula="of:=([.B25]-[.B9])^2/[.B25]" office:value-type="float" office:value="1.26632988785373" calcext:value-type="float">
            <text:p>1</text:p>
          </table:table-cell>
          <table:table-cell/>
          <table:table-cell table:formula="of:=([.D25]-[.D9])^2/[.D25]" office:value-type="float" office:value="2.70314709016896" calcext:value-type="float">
            <text:p>3</text:p>
          </table:table-cell>
          <table:table-cell table:formula="of:=([.E25]-[.E9])^2/[.E25]" office:value-type="float" office:value="1.13012230223203" calcext:value-type="float">
            <text:p>1</text:p>
          </table:table-cell>
          <table:table-cell/>
          <table:table-cell table:formula="of:=([.G25]-[.G9])^2/[.G25]" office:value-type="float" office:value="0.149343853121966" calcext:value-type="float">
            <text:p>0</text:p>
          </table:table-cell>
          <table:table-cell table:formula="of:=([.H25]-[.H9])^2/[.H25]" office:value-type="float" office:value="4.03953096124258" calcext:value-type="float">
            <text:p>4</text:p>
          </table:table-cell>
          <table:table-cell table:formula="of:=([.I25]-[.I9])^2/[.I25]" office:value-type="float" office:value="0.591428922675246" calcext:value-type="float">
            <text:p>1</text:p>
          </table:table-cell>
          <table:table-cell table:formula="of:=([.J25]-[.J9])^2/[.J25]" office:value-type="float" office:value="1.29926063795976" calcext:value-type="float">
            <text:p>1</text:p>
          </table:table-cell>
          <table:table-cell table:formula="of:=([.K25]-[.K9])^2/[.K25]" office:value-type="float" office:value="5.34023872001129" calcext:value-type="float">
            <text:p>5</text:p>
          </table:table-cell>
          <table:table-cell table:formula="of:=([.L25]-[.L9])^2/[.L25]" office:value-type="float" office:value="0.166504376127187" calcext:value-type="float">
            <text:p>0</text:p>
          </table:table-cell>
          <table:table-cell table:formula="of:=([.M25]-[.M9])^2/[.M25]" office:value-type="float" office:value="0.060541534473069" calcext:value-type="float">
            <text:p>0</text:p>
          </table:table-cell>
          <table:table-cell table:formula="of:=([.N25]-[.N9])^2/[.N25]" office:value-type="float" office:value="0.961161753510803" calcext:value-type="float">
            <text:p>1</text:p>
          </table:table-cell>
          <table:table-cell/>
          <table:table-cell table:formula="of:=([.P25]-[.P9])^2/[.P25]" office:value-type="float" office:value="2.36798611172528" calcext:value-type="float">
            <text:p>2</text:p>
          </table:table-cell>
          <table:table-cell/>
          <table:table-cell table:formula="of:=([.R25]-[.R9])^2/[.R25]" office:value-type="float" office:value="0.607503412668634" calcext:value-type="float">
            <text:p>1</text:p>
          </table:table-cell>
          <table:table-cell table:formula="of:=([.S25]-[.S9])^2/[.S25]" office:value-type="float" office:value="0.911117815574784" calcext:value-type="float">
            <text:p>1</text:p>
          </table:table-cell>
          <table:table-cell table:formula="of:=([.T25]-[.T9])^2/[.T25]" office:value-type="float" office:value="0.440158064312993" calcext:value-type="float">
            <text:p>0</text:p>
          </table:table-cell>
          <table:table-cell table:formula="of:=([.U25]-[.U9])^2/[.U25]" office:value-type="float" office:value="4.96003475238923" calcext:value-type="float">
            <text:p>5</text:p>
          </table:table-cell>
          <table:table-cell table:formula="of:=([.V25]-[.V9])^2/[.V25]" office:value-type="float" office:value="0.0943177211382255" calcext:value-type="float">
            <text:p>0</text:p>
          </table:table-cell>
          <table:table-cell table:formula="of:=([.W25]-[.W9])^2/[.W25]" office:value-type="float" office:value="1.25281026746729" calcext:value-type="float">
            <text:p>1</text:p>
          </table:table-cell>
          <table:table-cell/>
          <table:table-cell table:formula="of:=([.Y25]-[.Y9])^2/[.Y25]" office:value-type="float" office:value="0.527563872434996" calcext:value-type="float">
            <text:p>1</text:p>
          </table:table-cell>
          <table:table-cell table:formula="of:=([.Z25]-[.Z9])^2/[.Z25]" office:value-type="float" office:value="0.0794932280171696" calcext:value-type="float">
            <text:p>0</text:p>
          </table:table-cell>
          <table:table-cell table:formula="of:=([.AA25]-[.AA9])^2/[.AA25]" office:value-type="float" office:value="0.113382368467339" calcext:value-type="float">
            <text:p>0</text:p>
          </table:table-cell>
          <table:table-cell table:formula="of:=([.AB25]-[.AB9])^2/[.AB25]" office:value-type="float" office:value="0.208394057944085" calcext:value-type="float">
            <text:p>0</text:p>
          </table:table-cell>
          <table:table-cell table:formula="of:=([.AC25]-[.AC9])^2/[.AC25]" office:value-type="float" office:value="1.02003062354463" calcext:value-type="float">
            <text:p>1</text:p>
          </table:table-cell>
          <table:table-cell table:formula="of:=([.AD25]-[.AD9])^2/[.AD25]" office:value-type="float" office:value="0.0314114922360643" calcext:value-type="float">
            <text:p>0</text:p>
          </table:table-cell>
          <table:table-cell/>
          <table:table-cell table:formula="of:=([.AF25]-[.AF9])^2/[.AF25]" office:value-type="float" office:value="0.233149795347483" calcext:value-type="float">
            <text:p>0</text:p>
          </table:table-cell>
          <table:table-cell table:formula="of:=SUM([.B40:.AF40])" office:value-type="float" office:value="30.5549636226448" calcext:value-type="float">
            <text:p>31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JADOT</text:p>
          </table:table-cell>
          <table:table-cell table:formula="of:=([.B26]-[.B10])^2/[.B26]" office:value-type="float" office:value="9.91793750941331" calcext:value-type="float">
            <text:p>10</text:p>
          </table:table-cell>
          <table:table-cell/>
          <table:table-cell table:formula="of:=([.D26]-[.D10])^2/[.D26]" office:value-type="float" office:value="0.0345307623000933" calcext:value-type="float">
            <text:p>0</text:p>
          </table:table-cell>
          <table:table-cell table:formula="of:=([.E26]-[.E10])^2/[.E26]" office:value-type="float" office:value="0.749087953622411" calcext:value-type="float">
            <text:p>1</text:p>
          </table:table-cell>
          <table:table-cell/>
          <table:table-cell table:formula="of:=([.G26]-[.G10])^2/[.G26]" office:value-type="float" office:value="6.21551212460386" calcext:value-type="float">
            <text:p>6</text:p>
          </table:table-cell>
          <table:table-cell table:formula="of:=([.H26]-[.H10])^2/[.H26]" office:value-type="float" office:value="8.03353064265217" calcext:value-type="float">
            <text:p>8</text:p>
          </table:table-cell>
          <table:table-cell table:formula="of:=([.I26]-[.I10])^2/[.I26]" office:value-type="float" office:value="1.21288007434598" calcext:value-type="float">
            <text:p>1</text:p>
          </table:table-cell>
          <table:table-cell table:formula="of:=([.J26]-[.J10])^2/[.J26]" office:value-type="float" office:value="3.3741739637791" calcext:value-type="float">
            <text:p>3</text:p>
          </table:table-cell>
          <table:table-cell table:formula="of:=([.K26]-[.K10])^2/[.K26]" office:value-type="float" office:value="1.02899221236305" calcext:value-type="float">
            <text:p>1</text:p>
          </table:table-cell>
          <table:table-cell table:formula="of:=([.L26]-[.L10])^2/[.L26]" office:value-type="float" office:value="1.51457140338381" calcext:value-type="float">
            <text:p>2</text:p>
          </table:table-cell>
          <table:table-cell table:formula="of:=([.M26]-[.M10])^2/[.M26]" office:value-type="float" office:value="10.2769619864609" calcext:value-type="float">
            <text:p>10</text:p>
          </table:table-cell>
          <table:table-cell table:formula="of:=([.N26]-[.N10])^2/[.N26]" office:value-type="float" office:value="0.306582103499593" calcext:value-type="float">
            <text:p>0</text:p>
          </table:table-cell>
          <table:table-cell/>
          <table:table-cell table:formula="of:=([.P26]-[.P10])^2/[.P26]" office:value-type="float" office:value="0.918153400385088" calcext:value-type="float">
            <text:p>1</text:p>
          </table:table-cell>
          <table:table-cell/>
          <table:table-cell table:formula="of:=([.R26]-[.R10])^2/[.R26]" office:value-type="float" office:value="3.67007934115684" calcext:value-type="float">
            <text:p>4</text:p>
          </table:table-cell>
          <table:table-cell table:formula="of:=([.S26]-[.S10])^2/[.S26]" office:value-type="float" office:value="4.7135734549389" calcext:value-type="float">
            <text:p>5</text:p>
          </table:table-cell>
          <table:table-cell table:formula="of:=([.T26]-[.T10])^2/[.T26]" office:value-type="float" office:value="0.711152911425213" calcext:value-type="float">
            <text:p>1</text:p>
          </table:table-cell>
          <table:table-cell table:formula="of:=([.U26]-[.U10])^2/[.U26]" office:value-type="float" office:value="0.922829998995652" calcext:value-type="float">
            <text:p>1</text:p>
          </table:table-cell>
          <table:table-cell table:formula="of:=([.V26]-[.V10])^2/[.V26]" office:value-type="float" office:value="0.0238010433642419" calcext:value-type="float">
            <text:p>0</text:p>
          </table:table-cell>
          <table:table-cell table:formula="of:=([.W26]-[.W10])^2/[.W26]" office:value-type="float" office:value="2.1014164541888" calcext:value-type="float">
            <text:p>2</text:p>
          </table:table-cell>
          <table:table-cell/>
          <table:table-cell table:formula="of:=([.Y26]-[.Y10])^2/[.Y26]" office:value-type="float" office:value="0.0207993259282556" calcext:value-type="float">
            <text:p>0</text:p>
          </table:table-cell>
          <table:table-cell table:formula="of:=([.Z26]-[.Z10])^2/[.Z26]" office:value-type="float" office:value="10.9150909202224" calcext:value-type="float">
            <text:p>11</text:p>
          </table:table-cell>
          <table:table-cell table:formula="of:=([.AA26]-[.AA10])^2/[.AA26]" office:value-type="float" office:value="10.0581289347879" calcext:value-type="float">
            <text:p>10</text:p>
          </table:table-cell>
          <table:table-cell table:formula="of:=([.AB26]-[.AB10])^2/[.AB26]" office:value-type="float" office:value="6.11652141004789" calcext:value-type="float">
            <text:p>6</text:p>
          </table:table-cell>
          <table:table-cell table:formula="of:=([.AC26]-[.AC10])^2/[.AC26]" office:value-type="float" office:value="2.17197164562506" calcext:value-type="float">
            <text:p>2</text:p>
          </table:table-cell>
          <table:table-cell table:formula="of:=([.AD26]-[.AD10])^2/[.AD26]" office:value-type="float" office:value="0.0531439134506954" calcext:value-type="float">
            <text:p>0</text:p>
          </table:table-cell>
          <table:table-cell/>
          <table:table-cell table:formula="of:=([.AF26]-[.AF10])^2/[.AF26]" office:value-type="float" office:value="1.45961285934646" calcext:value-type="float">
            <text:p>1</text:p>
          </table:table-cell>
          <table:table-cell table:formula="of:=SUM([.B41:.AF41])" office:value-type="float" office:value="86.5210363502877" calcext:value-type="float">
            <text:p>87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PÉCRESSE</text:p>
          </table:table-cell>
          <table:table-cell table:formula="of:=([.B27]-[.B11])^2/[.B27]" office:value-type="float" office:value="34.2764803873485" calcext:value-type="float">
            <text:p>34</text:p>
          </table:table-cell>
          <table:table-cell/>
          <table:table-cell table:formula="of:=([.D27]-[.D11])^2/[.D27]" office:value-type="float" office:value="0.3040558344842" calcext:value-type="float">
            <text:p>0</text:p>
          </table:table-cell>
          <table:table-cell table:formula="of:=([.E27]-[.E11])^2/[.E27]" office:value-type="float" office:value="1.72275964717427" calcext:value-type="float">
            <text:p>2</text:p>
          </table:table-cell>
          <table:table-cell/>
          <table:table-cell table:formula="of:=([.G27]-[.G11])^2/[.G27]" office:value-type="float" office:value="1.85507473719024" calcext:value-type="float">
            <text:p>2</text:p>
          </table:table-cell>
          <table:table-cell table:formula="of:=([.H27]-[.H11])^2/[.H27]" office:value-type="float" office:value="1.49182549062131" calcext:value-type="float">
            <text:p>1</text:p>
          </table:table-cell>
          <table:table-cell table:formula="of:=([.I27]-[.I11])^2/[.I27]" office:value-type="float" office:value="2.59392228033319" calcext:value-type="float">
            <text:p>3</text:p>
          </table:table-cell>
          <table:table-cell table:formula="of:=([.J27]-[.J11])^2/[.J27]" office:value-type="float" office:value="2.8093691917528" calcext:value-type="float">
            <text:p>3</text:p>
          </table:table-cell>
          <table:table-cell table:formula="of:=([.K27]-[.K11])^2/[.K27]" office:value-type="float" office:value="11.5738438358862" calcext:value-type="float">
            <text:p>12</text:p>
          </table:table-cell>
          <table:table-cell table:formula="of:=([.L27]-[.L11])^2/[.L27]" office:value-type="float" office:value="3.18655247231878" calcext:value-type="float">
            <text:p>3</text:p>
          </table:table-cell>
          <table:table-cell table:formula="of:=([.M27]-[.M11])^2/[.M27]" office:value-type="float" office:value="5.3765614223887" calcext:value-type="float">
            <text:p>5</text:p>
          </table:table-cell>
          <table:table-cell table:formula="of:=([.N27]-[.N11])^2/[.N27]" office:value-type="float" office:value="0.467971799020061" calcext:value-type="float">
            <text:p>0</text:p>
          </table:table-cell>
          <table:table-cell/>
          <table:table-cell table:formula="of:=([.P27]-[.P11])^2/[.P27]" office:value-type="float" office:value="6.74902334895743" calcext:value-type="float">
            <text:p>7</text:p>
          </table:table-cell>
          <table:table-cell/>
          <table:table-cell table:formula="of:=([.R27]-[.R11])^2/[.R27]" office:value-type="float" office:value="1.77143794365843" calcext:value-type="float">
            <text:p>2</text:p>
          </table:table-cell>
          <table:table-cell table:formula="of:=([.S27]-[.S11])^2/[.S27]" office:value-type="float" office:value="1.8154542395645" calcext:value-type="float">
            <text:p>2</text:p>
          </table:table-cell>
          <table:table-cell table:formula="of:=([.T27]-[.T11])^2/[.T27]" office:value-type="float" office:value="7.43493637323678" calcext:value-type="float">
            <text:p>7</text:p>
          </table:table-cell>
          <table:table-cell table:formula="of:=([.U27]-[.U11])^2/[.U27]" office:value-type="float" office:value="0.307054216106709" calcext:value-type="float">
            <text:p>0</text:p>
          </table:table-cell>
          <table:table-cell table:formula="of:=([.V27]-[.V11])^2/[.V27]" office:value-type="float" office:value="1.88627786828597" calcext:value-type="float">
            <text:p>2</text:p>
          </table:table-cell>
          <table:table-cell table:formula="of:=([.W27]-[.W11])^2/[.W27]" office:value-type="float" office:value="0.0449205662803362" calcext:value-type="float">
            <text:p>0</text:p>
          </table:table-cell>
          <table:table-cell/>
          <table:table-cell table:formula="of:=([.Y27]-[.Y11])^2/[.Y27]" office:value-type="float" office:value="0.92747079985346" calcext:value-type="float">
            <text:p>1</text:p>
          </table:table-cell>
          <table:table-cell table:formula="of:=([.Z27]-[.Z11])^2/[.Z27]" office:value-type="float" office:value="0.208083441273789" calcext:value-type="float">
            <text:p>0</text:p>
          </table:table-cell>
          <table:table-cell table:formula="of:=([.AA27]-[.AA11])^2/[.AA27]" office:value-type="float" office:value="0.123226030610296" calcext:value-type="float">
            <text:p>0</text:p>
          </table:table-cell>
          <table:table-cell table:formula="of:=([.AB27]-[.AB11])^2/[.AB27]" office:value-type="float" office:value="3.21356542986163" calcext:value-type="float">
            <text:p>3</text:p>
          </table:table-cell>
          <table:table-cell table:formula="of:=([.AC27]-[.AC11])^2/[.AC27]" office:value-type="float" office:value="0.00000000782802141127156" calcext:value-type="float">
            <text:p>0</text:p>
          </table:table-cell>
          <table:table-cell table:formula="of:=([.AD27]-[.AD11])^2/[.AD27]" office:value-type="float" office:value="8.40559627659535" calcext:value-type="float">
            <text:p>8</text:p>
          </table:table-cell>
          <table:table-cell/>
          <table:table-cell table:formula="of:=([.AF27]-[.AF11])^2/[.AF27]" office:value-type="float" office:value="0.912205033122138" calcext:value-type="float">
            <text:p>1</text:p>
          </table:table-cell>
          <table:table-cell table:formula="of:=SUM([.B42:.AF42])" office:value-type="float" office:value="99.4576686737531" calcext:value-type="float">
            <text:p>99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POUTOU</text:p>
          </table:table-cell>
          <table:table-cell table:formula="of:=([.B28]-[.B12])^2/[.B28]" office:value-type="float" office:value="0.332014865799948" calcext:value-type="float">
            <text:p>0</text:p>
          </table:table-cell>
          <table:table-cell/>
          <table:table-cell table:formula="of:=([.D28]-[.D12])^2/[.D28]" office:value-type="float" office:value="0.0360626333831626" calcext:value-type="float">
            <text:p>0</text:p>
          </table:table-cell>
          <table:table-cell table:formula="of:=([.E28]-[.E12])^2/[.E28]" office:value-type="float" office:value="1.8654877592261" calcext:value-type="float">
            <text:p>2</text:p>
          </table:table-cell>
          <table:table-cell/>
          <table:table-cell table:formula="of:=([.G28]-[.G12])^2/[.G28]" office:value-type="float" office:value="0.200072364291207" calcext:value-type="float">
            <text:p>0</text:p>
          </table:table-cell>
          <table:table-cell table:formula="of:=([.H28]-[.H12])^2/[.H28]" office:value-type="float" office:value="0.648025809791228" calcext:value-type="float">
            <text:p>1</text:p>
          </table:table-cell>
          <table:table-cell table:formula="of:=([.I28]-[.I12])^2/[.I28]" office:value-type="float" office:value="0.448007167022009" calcext:value-type="float">
            <text:p>0</text:p>
          </table:table-cell>
          <table:table-cell table:formula="of:=([.J28]-[.J12])^2/[.J28]" office:value-type="float" office:value="0.0718516880736182" calcext:value-type="float">
            <text:p>0</text:p>
          </table:table-cell>
          <table:table-cell table:formula="of:=([.K28]-[.K12])^2/[.K28]" office:value-type="float" office:value="0.0117805467455473" calcext:value-type="float">
            <text:p>0</text:p>
          </table:table-cell>
          <table:table-cell table:formula="of:=([.L28]-[.L12])^2/[.L28]" office:value-type="float" office:value="0.523756821170915" calcext:value-type="float">
            <text:p>1</text:p>
          </table:table-cell>
          <table:table-cell table:formula="of:=([.M28]-[.M12])^2/[.M28]" office:value-type="float" office:value="1.52054581678511" calcext:value-type="float">
            <text:p>2</text:p>
          </table:table-cell>
          <table:table-cell table:formula="of:=([.N28]-[.N12])^2/[.N28]" office:value-type="float" office:value="0.966528935677963" calcext:value-type="float">
            <text:p>1</text:p>
          </table:table-cell>
          <table:table-cell/>
          <table:table-cell table:formula="of:=([.P28]-[.P12])^2/[.P28]" office:value-type="float" office:value="0.0246726132742977" calcext:value-type="float">
            <text:p>0</text:p>
          </table:table-cell>
          <table:table-cell/>
          <table:table-cell table:formula="of:=([.R28]-[.R12])^2/[.R28]" office:value-type="float" office:value="0.187065459799937" calcext:value-type="float">
            <text:p>0</text:p>
          </table:table-cell>
          <table:table-cell table:formula="of:=([.S28]-[.S12])^2/[.S28]" office:value-type="float" office:value="1.67333720563684" calcext:value-type="float">
            <text:p>2</text:p>
          </table:table-cell>
          <table:table-cell table:formula="of:=([.T28]-[.T12])^2/[.T28]" office:value-type="float" office:value="1.67144293798496" calcext:value-type="float">
            <text:p>2</text:p>
          </table:table-cell>
          <table:table-cell table:formula="of:=([.U28]-[.U12])^2/[.U28]" office:value-type="float" office:value="0.474438844205803" calcext:value-type="float">
            <text:p>0</text:p>
          </table:table-cell>
          <table:table-cell table:formula="of:=([.V28]-[.V12])^2/[.V28]" office:value-type="float" office:value="0.466863671106867" calcext:value-type="float">
            <text:p>0</text:p>
          </table:table-cell>
          <table:table-cell table:formula="of:=([.W28]-[.W12])^2/[.W28]" office:value-type="float" office:value="0.0105296087280779" calcext:value-type="float">
            <text:p>0</text:p>
          </table:table-cell>
          <table:table-cell/>
          <table:table-cell table:formula="of:=([.Y28]-[.Y12])^2/[.Y28]" office:value-type="float" office:value="1.03374715569132" calcext:value-type="float">
            <text:p>1</text:p>
          </table:table-cell>
          <table:table-cell table:formula="of:=([.Z28]-[.Z12])^2/[.Z28]" office:value-type="float" office:value="1.08345040953777" calcext:value-type="float">
            <text:p>1</text:p>
          </table:table-cell>
          <table:table-cell table:formula="of:=([.AA28]-[.AA12])^2/[.AA28]" office:value-type="float" office:value="0.166961550286727" calcext:value-type="float">
            <text:p>0</text:p>
          </table:table-cell>
          <table:table-cell table:formula="of:=([.AB28]-[.AB12])^2/[.AB28]" office:value-type="float" office:value="0.187065459799937" calcext:value-type="float">
            <text:p>0</text:p>
          </table:table-cell>
          <table:table-cell table:formula="of:=([.AC28]-[.AC12])^2/[.AC28]" office:value-type="float" office:value="0.111632317752707" calcext:value-type="float">
            <text:p>0</text:p>
          </table:table-cell>
          <table:table-cell table:formula="of:=([.AD28]-[.AD12])^2/[.AD28]" office:value-type="float" office:value="1.91988805793158" calcext:value-type="float">
            <text:p>2</text:p>
          </table:table-cell>
          <table:table-cell/>
          <table:table-cell table:formula="of:=([.AF28]-[.AF12])^2/[.AF28]" office:value-type="float" office:value="0.937246346102991" calcext:value-type="float">
            <text:p>1</text:p>
          </table:table-cell>
          <table:table-cell table:formula="of:=SUM([.B43:.AF43])" office:value-type="float" office:value="16.5724760458066" calcext:value-type="float">
            <text:p>17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DUPONT-AIGNAN</text:p>
          </table:table-cell>
          <table:table-cell table:formula="of:=([.B29]-[.B13])^2/[.B29]" office:value-type="float" office:value="3.4629785649547" calcext:value-type="float">
            <text:p>3</text:p>
          </table:table-cell>
          <table:table-cell/>
          <table:table-cell table:formula="of:=([.D29]-[.D13])^2/[.D29]" office:value-type="float" office:value="0.945991155581647" calcext:value-type="float">
            <text:p>1</text:p>
          </table:table-cell>
          <table:table-cell table:formula="of:=([.E29]-[.E13])^2/[.E29]" office:value-type="float" office:value="0.0725903819443704" calcext:value-type="float">
            <text:p>0</text:p>
          </table:table-cell>
          <table:table-cell/>
          <table:table-cell table:formula="of:=([.G29]-[.G13])^2/[.G29]" office:value-type="float" office:value="1.94329637511001" calcext:value-type="float">
            <text:p>2</text:p>
          </table:table-cell>
          <table:table-cell table:formula="of:=([.H29]-[.H13])^2/[.H29]" office:value-type="float" office:value="0.977825915957198" calcext:value-type="float">
            <text:p>1</text:p>
          </table:table-cell>
          <table:table-cell table:formula="of:=([.I29]-[.I13])^2/[.I29]" office:value-type="float" office:value="0.506809103781277" calcext:value-type="float">
            <text:p>1</text:p>
          </table:table-cell>
          <table:table-cell table:formula="of:=([.J29]-[.J13])^2/[.J29]" office:value-type="float" office:value="1.83269851383907" calcext:value-type="float">
            <text:p>2</text:p>
          </table:table-cell>
          <table:table-cell table:formula="of:=([.K29]-[.K13])^2/[.K29]" office:value-type="float" office:value="1.54552296414669" calcext:value-type="float">
            <text:p>2</text:p>
          </table:table-cell>
          <table:table-cell table:formula="of:=([.L29]-[.L13])^2/[.L29]" office:value-type="float" office:value="4.35756706864416" calcext:value-type="float">
            <text:p>4</text:p>
          </table:table-cell>
          <table:table-cell table:formula="of:=([.M29]-[.M13])^2/[.M29]" office:value-type="float" office:value="1.15767870370329" calcext:value-type="float">
            <text:p>1</text:p>
          </table:table-cell>
          <table:table-cell table:formula="of:=([.N29]-[.N13])^2/[.N29]" office:value-type="float" office:value="0.138003415028871" calcext:value-type="float">
            <text:p>0</text:p>
          </table:table-cell>
          <table:table-cell/>
          <table:table-cell table:formula="of:=([.P29]-[.P13])^2/[.P29]" office:value-type="float" office:value="0.525569629465871" calcext:value-type="float">
            <text:p>1</text:p>
          </table:table-cell>
          <table:table-cell/>
          <table:table-cell table:formula="of:=([.R29]-[.R13])^2/[.R29]" office:value-type="float" office:value="0.665038013261806" calcext:value-type="float">
            <text:p>1</text:p>
          </table:table-cell>
          <table:table-cell table:formula="of:=([.S29]-[.S13])^2/[.S29]" office:value-type="float" office:value="1.73334258193245" calcext:value-type="float">
            <text:p>2</text:p>
          </table:table-cell>
          <table:table-cell table:formula="of:=([.T29]-[.T13])^2/[.T29]" office:value-type="float" office:value="1.054970934314" calcext:value-type="float">
            <text:p>1</text:p>
          </table:table-cell>
          <table:table-cell table:formula="of:=([.U29]-[.U13])^2/[.U29]" office:value-type="float" office:value="7.98561292012278" calcext:value-type="float">
            <text:p>8</text:p>
          </table:table-cell>
          <table:table-cell table:formula="of:=([.V29]-[.V13])^2/[.V29]" office:value-type="float" office:value="0.533275668258656" calcext:value-type="float">
            <text:p>1</text:p>
          </table:table-cell>
          <table:table-cell table:formula="of:=([.W29]-[.W13])^2/[.W29]" office:value-type="float" office:value="0.0983033504761984" calcext:value-type="float">
            <text:p>0</text:p>
          </table:table-cell>
          <table:table-cell/>
          <table:table-cell table:formula="of:=([.Y29]-[.Y13])^2/[.Y29]" office:value-type="float" office:value="0.0264863480380703" calcext:value-type="float">
            <text:p>0</text:p>
          </table:table-cell>
          <table:table-cell table:formula="of:=([.Z29]-[.Z13])^2/[.Z29]" office:value-type="float" office:value="1.75965363917156" calcext:value-type="float">
            <text:p>2</text:p>
          </table:table-cell>
          <table:table-cell table:formula="of:=([.AA29]-[.AA13])^2/[.AA29]" office:value-type="float" office:value="2.15864276604559" calcext:value-type="float">
            <text:p>2</text:p>
          </table:table-cell>
          <table:table-cell table:formula="of:=([.AB29]-[.AB13])^2/[.AB29]" office:value-type="float" office:value="0.665038013261806" calcext:value-type="float">
            <text:p>1</text:p>
          </table:table-cell>
          <table:table-cell table:formula="of:=([.AC29]-[.AC13])^2/[.AC29]" office:value-type="float" office:value="0.134911619905978" calcext:value-type="float">
            <text:p>0</text:p>
          </table:table-cell>
          <table:table-cell table:formula="of:=([.AD29]-[.AD13])^2/[.AD29]" office:value-type="float" office:value="0.0957269819712587" calcext:value-type="float">
            <text:p>0</text:p>
          </table:table-cell>
          <table:table-cell/>
          <table:table-cell table:formula="of:=([.AF29]-[.AF13])^2/[.AF29]" office:value-type="float" office:value="0.869669015193781" calcext:value-type="float">
            <text:p>1</text:p>
          </table:table-cell>
          <table:table-cell table:formula="of:=SUM([.B44:.AF44])" office:value-type="float" office:value="35.2472036441111" calcext:value-type="float">
            <text:p>35</text:p>
          </table:table-cell>
          <table:table-cell table:number-columns-repeated="16351"/>
        </table:table-row>
        <table:table-row table:style-name="ro1">
          <table:table-cell table:style-name="Default" table:number-columns-repeated="32"/>
          <table:table-cell table:formula="of:=SUM([.AG33:.AG44])" office:value-type="float" office:value="822.452146019155" calcext:value-type="float">
            <text:p>822</text:p>
          </table:table-cell>
          <table:table-cell table:number-columns-repeated="16351"/>
        </table:table-row>
        <table:table-row table:style-name="ro1">
          <table:table-cell table:style-name="Default" table:number-columns-repeated="4"/>
          <table:table-cell table:style-name="ce6" table:formula="of:=CHISQDIST([.AG45];[.E47])" office:value-type="float" office:value="1" calcext:value-type="float">
            <text:p>1,0000000000000000000</text:p>
          </table:table-cell>
          <table:table-cell table:style-name="Default" table:number-columns-repeated="28"/>
          <table:table-cell table:number-columns-repeated="16351"/>
        </table:table-row>
        <table:table-row table:style-name="ro1">
          <table:table-cell table:style-name="Default" table:number-columns-repeated="4"/>
          <table:table-cell table:style-name="ce7" table:formula="of:=26*11" office:value-type="float" office:value="286" calcext:value-type="float">
            <text:p>286,0</text:p>
          </table:table-cell>
          <table:table-cell table:style-name="Default" table:number-columns-repeated="28"/>
          <table:table-cell table:number-columns-repeated="16351"/>
        </table:table-row>
      </table:table>
      <table:table table:name="Feuille4" table:style-name="ta1">
        <table:table-column table:style-name="co28" table:default-cell-style-name="ce1"/>
        <table:table-column table:style-name="co28" table:number-columns-repeated="12" table:default-cell-style-name="Default"/>
        <table:table-row table:style-name="ro1">
          <table:table-cell table:style-name="Default" office:value-type="string" calcext:value-type="string">
            <text:p>Code.du.b.vote</text:p>
          </table:table-cell>
          <table:table-cell table:style-name="ce2" office:value-type="string" calcext:value-type="string">
            <text:p>ARTHAUD</text:p>
          </table:table-cell>
          <table:table-cell table:style-name="ce2" office:value-type="string" calcext:value-type="string">
            <text:p>ROUSSEL</text:p>
          </table:table-cell>
          <table:table-cell table:style-name="ce2" office:value-type="string" calcext:value-type="string">
            <text:p>MACRON</text:p>
          </table:table-cell>
          <table:table-cell table:style-name="ce2" office:value-type="string" calcext:value-type="string">
            <text:p>LASSALLE</text:p>
          </table:table-cell>
          <table:table-cell table:style-name="ce2" office:value-type="string" calcext:value-type="string">
            <text:p>LE PEN</text:p>
          </table:table-cell>
          <table:table-cell table:style-name="ce2" office:value-type="string" calcext:value-type="string">
            <text:p>ZEMMOUR</text:p>
          </table:table-cell>
          <table:table-cell table:style-name="ce2" office:value-type="string" calcext:value-type="string">
            <text:p>MÉLENCHON</text:p>
          </table:table-cell>
          <table:table-cell table:style-name="ce2" office:value-type="string" calcext:value-type="string">
            <text:p>HIDALGO</text:p>
          </table:table-cell>
          <table:table-cell table:style-name="ce2" office:value-type="string" calcext:value-type="string">
            <text:p>JADOT</text:p>
          </table:table-cell>
          <table:table-cell table:style-name="ce2" office:value-type="string" calcext:value-type="string">
            <text:p>PÉCRESSE</text:p>
          </table:table-cell>
          <table:table-cell table:style-name="ce2" office:value-type="string" calcext:value-type="string">
            <text:p>POUTOU</text:p>
          </table:table-cell>
          <table:table-cell table:style-name="ce2" office:value-type="string" calcext:value-type="string">
            <text:p>DUPONT-AIGNAN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bondy2022.A37:bondy2022.AG121" table:display-filter-buttons="true">
          <table:filter>
            <table:filter-and>
              <table:filter-condition loext:data-type="background-color" table:value="#ffff00" table:operator="=" table:field-number="0"/>
            </table:filter-and>
          </table:filter>
        </table:database-range>
        <table:database-range table:name="__Anonymous_Sheet_DB__1" table:target-range-address="Feuille2.A50:Feuille2.N82" table:display-filter-buttons="true">
          <table:filter>
            <table:filter-and>
              <table:filter-condition table:value="15" table:operator="=" table:field-number="0">
                <table:filter-set-item table:value="15"/>
                <table:filter-set-item table:value="2"/>
                <table:filter-set-item table:value="24"/>
                <table:filter-set-item table:value="29"/>
                <table:filter-set-item table:value="30"/>
                <table:filter-set-item table:value="5"/>
              </table:filter-condition>
            </table:filter-and>
          </table:filter>
        </table:database-range>
        <table:database-range table:name="__Anonymous_Sheet_DB__2" table:target-range-address="khi2.A32:khi2.AG47" table:contains-header="false">
          <table:sort>
            <table:sort-by table:field-number="3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6T17:48:44.735000000</dc:date>
    <meta:editing-duration>PT3H4M14S</meta:editing-duration>
    <meta:editing-cycles>2</meta:editing-cycles>
    <meta:generator>LibreOffice/7.6.0.3$Windows_X86_64 LibreOffice_project/69edd8b8ebc41d00b4de3915dc82f8f0fc3b6265</meta:generator>
    <meta:document-statistic meta:table-count="4" meta:cell-count="84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29cm" svg:height="13.567cm" xlink:href=".." xlink:type="simple" chart:class="chart:bar" chart:style-name="ch1">
        <chart:title svg:x="2.419cm" svg:y="0.406cm" chart:style-name="ch2">
          <text:p>Ecart aux moyennes de vote par bureau (5 bureaux sur 32, ceux qui contribuent le plus au khi2)</text:p>
        </chart:title>
        <chart:subtitle svg:x="7.736cm" svg:y="1.96cm" chart:style-name="ch3">
          <text:p>Bondy - élections présidentielles 2022 </text:p>
        </chart:subtitle>
        <chart:legend chart:legend-position="end" svg:x="21.104cm" svg:y="5.239cm" style:legend-expansion="high" chart:style-name="ch4"/>
        <chart:plot-area chart:style-name="ch5" table:cell-range-address="Feuille2.A50:Feuille2.M50 Feuille2.A52:Feuille2.M52 Feuille2.A55:Feuille2.M55 Feuille2.A64:Feuille2.M64 Feuille2.A66:Feuille2.M66 Feuille2.A73:Feuille2.M73 Feuille2.A80:Feuille2.M80" chart:data-source-has-labels="both" svg:x="1.962cm" svg:y="2.479cm" svg:width="16.403cm" svg:height="10.654cm">
          <chart:coordinate-region svg:x="2.294cm" svg:y="2.479cm" svg:width="15.791cm" svg:height="10.007cm"/>
          <chart:axis chart:dimension="x" chart:name="primary-x" chart:style-name="ch6" chartooo:axis-type="auto">
            <chartooo:date-scale/>
            <chart:categories table:cell-range-address="Feuille2.B50:Feuille2.M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2.B52:Feuille2.M52" chart:label-cell-address="Feuille2.A52:Feuille2.A52" chart:class="chart:bar">
            <chart:data-point chart:repeated="12"/>
          </chart:series>
          <chart:series chart:style-name="ch10" chart:values-cell-range-address="Feuille2.B55:Feuille2.M55" chart:label-cell-address="Feuille2.A55:Feuille2.A55" chart:class="chart:bar">
            <chart:data-point chart:repeated="12"/>
          </chart:series>
          <chart:series chart:style-name="ch11" chart:values-cell-range-address="Feuille2.B64:Feuille2.M64" chart:label-cell-address="Feuille2.A64:Feuille2.A64" chart:class="chart:bar">
            <chart:data-point chart:repeated="12"/>
          </chart:series>
          <chart:series chart:style-name="ch12" chart:values-cell-range-address="Feuille2.B66:Feuille2.M66" chart:label-cell-address="Feuille2.A66:Feuille2.A66" chart:class="chart:bar">
            <chart:data-point chart:repeated="12"/>
          </chart:series>
          <chart:series chart:style-name="ch13" chart:values-cell-range-address="Feuille2.B73:Feuille2.M73" chart:label-cell-address="Feuille2.A73:Feuille2.A73" chart:class="chart:bar">
            <chart:data-point chart:repeated="12"/>
          </chart:series>
          <chart:series chart:style-name="ch14" chart:values-cell-range-address="Feuille2.B80:Feuille2.M80" chart:label-cell-address="Feuille2.A80:Feuille2.A80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HAUD</text:p>
                <draw:g>
                  <svg:desc>Feuille2.B50:Feuille2.M50</svg:desc>
                </draw:g>
              </table:table-cell>
              <table:table-cell office:value-type="string">
                <text:p>ROUSSEL</text:p>
              </table:table-cell>
              <table:table-cell office:value-type="string">
                <text:p>MACRON</text:p>
              </table:table-cell>
              <table:table-cell office:value-type="string">
                <text:p>LASSALLE</text:p>
              </table:table-cell>
              <table:table-cell office:value-type="string">
                <text:p>LE PEN</text:p>
              </table:table-cell>
              <table:table-cell office:value-type="string">
                <text:p>ZEMMOUR</text:p>
              </table:table-cell>
              <table:table-cell office:value-type="string">
                <text:p>MÉLENCHON</text:p>
              </table:table-cell>
              <table:table-cell office:value-type="string">
                <text:p>HIDALGO</text:p>
              </table:table-cell>
              <table:table-cell office:value-type="string">
                <text:p>JADOT</text:p>
              </table:table-cell>
              <table:table-cell office:value-type="string">
                <text:p>PÉCRESSE</text:p>
              </table:table-cell>
              <table:table-cell office:value-type="string">
                <text:p>POUTOU</text:p>
              </table:table-cell>
              <table:table-cell office:value-type="string">
                <text:p>DUPONT-AIGNAN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euille2.A52:Feuille2.A52</svg:desc>
                </draw:g>
              </table:table-cell>
              <table:table-cell office:value-type="float" office:value="-48.3333333333333">
                <text:p>-48.3333333333333</text:p>
                <draw:g>
                  <svg:desc>Feuille2.B52:Feuille2.M52</svg:desc>
                </draw:g>
              </table:table-cell>
              <table:table-cell office:value-type="float" office:value="-30.3333333333333">
                <text:p>-30.3333333333333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33.3333333333333">
                <text:p>-33.3333333333333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19.3333333333333">
                <text:p>-19.3333333333333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-47.3333333333333">
                <text:p>-47.3333333333333</text:p>
              </table:table-cell>
              <table:table-cell office:value-type="float" office:value="-19.3333333333333">
                <text:p>-19.3333333333333</text:p>
              </table:table-cell>
              <table:table-cell office:value-type="float" office:value="-21.3333333333333">
                <text:p>-21.3333333333333</text:p>
              </table:table-cell>
              <table:table-cell office:value-type="float" office:value="-43.3333333333333">
                <text:p>-43.3333333333333</text:p>
              </table:table-cell>
              <table:table-cell office:value-type="float" office:value="-44.3333333333333">
                <text:p>-44.3333333333333</text:p>
              </table:table-cell>
            </table:table-row>
            <table:table-row>
              <table:table-cell office:value-type="string">
                <text:p>5</text:p>
                <draw:g>
                  <svg:desc>Feuille2.A55:Feuille2.A55</svg:desc>
                </draw:g>
              </table:table-cell>
              <table:table-cell office:value-type="float" office:value="-42.8333333333333">
                <text:p>-42.8333333333333</text:p>
                <draw:g>
                  <svg:desc>Feuille2.B55:Feuille2.M55</svg:desc>
                </draw:g>
              </table:table-cell>
              <table:table-cell office:value-type="float" office:value="-42.8333333333333">
                <text:p>-42.8333333333333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-41.8333333333333">
                <text:p>-41.8333333333333</text:p>
              </table:table-cell>
              <table:table-cell office:value-type="float" office:value="-24.8333333333333">
                <text:p>-24.8333333333333</text:p>
              </table:table-cell>
              <table:table-cell office:value-type="float" office:value="-38.8333333333333">
                <text:p>-38.8333333333333</text:p>
              </table:table-cell>
              <table:table-cell office:value-type="float" office:value="366.166666666667">
                <text:p>366.166666666667</text:p>
              </table:table-cell>
              <table:table-cell office:value-type="float" office:value="-39.8333333333333">
                <text:p>-39.8333333333333</text:p>
              </table:table-cell>
              <table:table-cell office:value-type="float" office:value="-43.8333333333333">
                <text:p>-43.8333333333333</text:p>
              </table:table-cell>
              <table:table-cell office:value-type="float" office:value="-38.8333333333333">
                <text:p>-38.8333333333333</text:p>
              </table:table-cell>
              <table:table-cell office:value-type="float" office:value="-40.8333333333333">
                <text:p>-40.8333333333333</text:p>
              </table:table-cell>
              <table:table-cell office:value-type="float" office:value="-40.8333333333333">
                <text:p>-40.8333333333333</text:p>
              </table:table-cell>
            </table:table-row>
            <table:table-row>
              <table:table-cell office:value-type="string">
                <text:p>24</text:p>
                <draw:g>
                  <svg:desc>Feuille2.A64:Feuille2.A64</svg:desc>
                </draw:g>
              </table:table-cell>
              <table:table-cell office:value-type="float" office:value="-42">
                <text:p>-42</text:p>
                <draw:g>
                  <svg:desc>Feuille2.B64:Feuille2.M64</svg:desc>
                </draw:g>
              </table:table-cell>
              <table:table-cell office:value-type="float" office:value="-39">
                <text:p>-39</text:p>
              </table:table-cell>
              <table:table-cell office:value-type="float" office:value="20">
                <text:p>20</text:p>
              </table:table-cell>
              <table:table-cell office:value-type="float" office:value="-36">
                <text:p>-36</text:p>
              </table:table-cell>
              <table:table-cell office:value-type="float" office:value="-5">
                <text:p>-5</text:p>
              </table:table-cell>
              <table:table-cell office:value-type="float" office:value="-33">
                <text:p>-33</text:p>
              </table:table-cell>
              <table:table-cell office:value-type="float" office:value="329">
                <text:p>329</text:p>
              </table:table-cell>
              <table:table-cell office:value-type="float" office:value="-37">
                <text:p>-37</text:p>
              </table:table-cell>
              <table:table-cell office:value-type="float" office:value="-42">
                <text:p>-42</text:p>
              </table:table-cell>
              <table:table-cell office:value-type="float" office:value="-40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9</text:p>
                <draw:g>
                  <svg:desc>Feuille2.A66:Feuille2.A66</svg:desc>
                </draw:g>
              </table:table-cell>
              <table:table-cell office:value-type="float" office:value="-29.6666666666667">
                <text:p>-29.6666666666667</text:p>
                <draw:g>
                  <svg:desc>Feuille2.B66:Feuille2.M66</svg:desc>
                </draw:g>
              </table:table-cell>
              <table:table-cell office:value-type="float" office:value="-30.6666666666667">
                <text:p>-30.6666666666667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-25.6666666666667">
                <text:p>-25.6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-13.6666666666667">
                <text:p>-13.666666666666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-29.6666666666667">
                <text:p>-29.6666666666667</text:p>
              </table:table-cell>
              <table:table-cell office:value-type="float" office:value="-23.6666666666667">
                <text:p>-23.6666666666667</text:p>
              </table:table-cell>
              <table:table-cell office:value-type="float" office:value="-24.6666666666667">
                <text:p>-24.6666666666667</text:p>
              </table:table-cell>
              <table:table-cell office:value-type="float" office:value="-32.6666666666667">
                <text:p>-32.6666666666667</text:p>
              </table:table-cell>
              <table:table-cell office:value-type="float" office:value="-31.6666666666667">
                <text:p>-31.6666666666667</text:p>
              </table:table-cell>
            </table:table-row>
            <table:table-row>
              <table:table-cell office:value-type="string">
                <text:p>15</text:p>
                <draw:g>
                  <svg:desc>Feuille2.A73:Feuille2.A73</svg:desc>
                </draw:g>
              </table:table-cell>
              <table:table-cell office:value-type="float" office:value="-55.3333333333333">
                <text:p>-55.3333333333333</text:p>
                <draw:g>
                  <svg:desc>Feuille2.B73:Feuille2.M73</svg:desc>
                </draw:g>
              </table:table-cell>
              <table:table-cell office:value-type="float" office:value="-49.3333333333333">
                <text:p>-49.3333333333333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-16.3333333333333">
                <text:p>-16.3333333333333</text:p>
              </table:table-cell>
              <table:table-cell office:value-type="float" office:value="222.666666666667">
                <text:p>222.666666666667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39.3333333333333">
                <text:p>-39.3333333333333</text:p>
              </table:table-cell>
              <table:table-cell office:value-type="float" office:value="-24.3333333333333">
                <text:p>-24.3333333333333</text:p>
              </table:table-cell>
              <table:table-cell office:value-type="float" office:value="-46.3333333333333">
                <text:p>-46.3333333333333</text:p>
              </table:table-cell>
              <table:table-cell office:value-type="float" office:value="-48.3333333333333">
                <text:p>-48.3333333333333</text:p>
              </table:table-cell>
            </table:table-row>
            <table:table-row>
              <table:table-cell office:value-type="string">
                <text:p>30</text:p>
                <draw:g>
                  <svg:desc>Feuille2.A80:Feuille2.A80</svg:desc>
                </draw:g>
              </table:table-cell>
              <table:table-cell office:value-type="float" office:value="-30.4166666666667">
                <text:p>-30.4166666666667</text:p>
                <draw:g>
                  <svg:desc>Feuille2.B80:Feuille2.M80</svg:desc>
                </draw:g>
              </table:table-cell>
              <table:table-cell office:value-type="float" office:value="-21.4166666666667">
                <text:p>-21.4166666666667</text:p>
              </table:table-cell>
              <table:table-cell office:value-type="float" office:value="80.5833333333333">
                <text:p>80.5833333333333</text:p>
              </table:table-cell>
              <table:table-cell office:value-type="float" office:value="-21.4166666666667">
                <text:p>-21.4166666666667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-14.4166666666667">
                <text:p>-14.4166666666667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-25.4166666666667">
                <text:p>-25.4166666666667</text:p>
              </table:table-cell>
              <table:table-cell office:value-type="float" office:value="-20.4166666666667">
                <text:p>-20.4166666666667</text:p>
              </table:table-cell>
              <table:table-cell office:value-type="float" office:value="-14.4166666666667">
                <text:p>-14.4166666666667</text:p>
              </table:table-cell>
              <table:table-cell office:value-type="float" office:value="-32.4166666666667">
                <text:p>-32.4166666666667</text:p>
              </table:table-cell>
              <table:table-cell office:value-type="float" office:value="-28.4166666666667">
                <text:p>-28.4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